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 svg:font-family="Arial" style:font-family-generic="roman"/>
    <style:font-face style:name="Book Antiqua" svg:font-family="'Book Antiqua'"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Liberation Serif1" svg:font-family="'Liberation Serif'" style:font-family-generic="roman"/>
    <style:font-face style:name="Symbol" svg:font-family="Symbol" style:font-family-generic="roman"/>
    <style:font-face style:name="Tahoma" svg:font-family="Tahoma" style:font-family-generic="roman"/>
    <style:font-face style:name="Times New Roman" svg:font-family="'Times New Roman'" style:font-family-generic="roman"/>
    <style:font-face style:name="Trebuchet MS" svg:font-family="'Trebuchet MS'" style:font-family-generic="roman"/>
    <style:font-face style:name="FreeSans1" svg:font-family="FreeSans" style:font-family-generic="swiss"/>
    <style:font-face style:name="Times New Roman2" svg:font-family="'Times New Roman'" style:font-family-generic="swiss"/>
    <style:font-face style:name="Arial1" svg:font-family="Arial" style:font-family-generic="system"/>
    <style:font-face style:name="Calibri1" svg:font-family="Calibri" style:font-family-generic="system"/>
    <style:font-face style:name="Cambria1" svg:font-family="Cambria" style:font-family-generic="system"/>
    <style:font-face style:name="Courier New2" svg:font-family="'Courier New'" style:font-family-generic="system"/>
    <style:font-face style:name="MS Mincho" svg:font-family="'MS Mincho'" style:font-family-generic="system"/>
    <style:font-face style:name="Tahoma1" svg:font-family="Tahoma" style:font-family-generic="system"/>
    <style:font-face style:name="Times New Roman3" svg:font-family="'Times New Roman'" style:font-family-generic="system"/>
    <style:font-face style:name="Verdana" svg:font-family="Verdana" style:font-family-generic="system"/>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WWNum19">
      <style:paragraph-properties fo:text-align="justify" style:justify-single-word="false" fo:orphans="0" fo:widows="0" style:vertical-align="auto">
        <style:tab-stops/>
      </style:paragraph-properties>
      <style:text-properties officeooo:paragraph-rsid="0002c50e"/>
    </style:style>
    <style:style style:name="P2" style:family="paragraph" style:parent-style-name="Standard">
      <style:paragraph-properties fo:margin-left="0.4925in" fo:margin-right="0in" fo:text-align="start" style:justify-single-word="false" fo:orphans="0" fo:widows="0" fo:text-indent="0in" style:auto-text-indent="false" style:vertical-align="auto"/>
    </style:style>
    <style:style style:name="P3" style:family="paragraph" style:parent-style-name="Standard">
      <style:paragraph-properties fo:margin-left="0.4925in" fo:margin-right="0in" fo:text-align="start" style:justify-single-word="false" fo:orphans="0" fo:widows="0" fo:text-indent="0in" style:auto-text-indent="false" style:vertical-align="auto"/>
      <style:text-properties style:font-name="Book Antiqua" fo:font-size="10pt" fo:language="it" fo:country="IT" style:font-size-asian="10pt" style:language-asian="it" style:country-asian="IT" style:font-name-complex="Arial1" style:font-size-complex="10pt" style:language-complex="ar" style:country-complex="SA" style:font-weight-complex="bold"/>
    </style:style>
    <style:style style:name="P4" style:family="paragraph" style:parent-style-name="Standard" style:master-page-name="Standard">
      <style:paragraph-properties fo:margin-left="0.4925in" fo:margin-right="0in" fo:text-align="start" style:justify-single-word="false" fo:orphans="0" fo:widows="0" fo:text-indent="0in" style:auto-text-indent="false" style:page-number="auto" style:vertical-align="auto"/>
    </style:style>
    <style:style style:name="P5" style:family="paragraph" style:parent-style-name="Standard">
      <style:paragraph-properties fo:margin-left="0in" fo:margin-right="0in" fo:text-align="start" style:justify-single-word="false" fo:orphans="0" fo:widows="0" fo:text-indent="0in" style:auto-text-indent="false" style:vertical-align="auto"/>
      <style:text-properties style:font-name="Book Antiqua" fo:font-size="10pt" fo:language="en" fo:country="US" style:font-size-asian="10pt" style:language-asian="it" style:country-asian="IT" style:font-name-complex="Arial1" style:font-size-complex="10pt" style:language-complex="ar" style:country-complex="SA"/>
    </style:style>
    <style:style style:name="P6" style:family="paragraph" style:parent-style-name="Standard">
      <style:paragraph-properties fo:margin-left="0in" fo:margin-right="0in" fo:text-align="start" style:justify-single-word="false" fo:orphans="0" fo:widows="0" fo:text-indent="0in" style:auto-text-indent="false" style:vertical-align="auto"/>
      <style:text-properties style:font-name="Trebuchet MS" fo:font-size="10pt" fo:language="en" fo:country="US" style:font-size-asian="10pt" style:language-asian="it" style:country-asian="IT" style:font-name-complex="Arial1" style:font-size-complex="10pt" style:language-complex="ar" style:country-complex="SA"/>
    </style:style>
    <style:style style:name="P7" style:family="paragraph" style:parent-style-name="Standard">
      <style:paragraph-properties fo:margin-left="0in" fo:margin-right="0in" fo:text-align="center" style:justify-single-word="false" fo:orphans="0" fo:widows="0" fo:text-indent="0in" style:auto-text-indent="false" style:vertical-align="auto"/>
      <style:text-properties style:font-name="Trebuchet MS" fo:font-size="10pt" fo:language="en" fo:country="US" style:font-size-asian="10pt" style:language-asian="it" style:country-asian="IT" style:font-name-complex="Arial1" style:font-size-complex="10pt" style:language-complex="ar" style:country-complex="SA"/>
    </style:style>
    <style:style style:name="P8" style:family="paragraph" style:parent-style-name="Standard">
      <style:paragraph-properties fo:margin-left="0in" fo:margin-right="0in" fo:text-align="justify" style:justify-single-word="false" fo:orphans="0" fo:widows="0" fo:text-indent="0in" style:auto-text-indent="false" style:vertical-align="auto"/>
      <style:text-properties style:font-name="Trebuchet MS" fo:font-size="10pt" fo:language="en" fo:country="US" style:font-size-asian="10pt" style:language-asian="it" style:country-asian="IT" style:font-name-complex="Arial1" style:font-size-complex="10pt" style:language-complex="ar" style:country-complex="SA"/>
    </style:style>
    <style:style style:name="P9" style:family="paragraph" style:parent-style-name="Standard">
      <style:paragraph-properties fo:margin-left="0in" fo:margin-right="0in" fo:text-align="start" style:justify-single-word="false" fo:orphans="0" fo:widows="0" fo:text-indent="0in" style:auto-text-indent="false" style:vertical-align="auto"/>
      <style:text-properties style:font-name="Trebuchet MS" fo:font-size="10pt" fo:language="en" fo:country="US" fo:font-weight="bold" style:font-size-asian="10pt" style:language-asian="it" style:country-asian="IT" style:font-weight-asian="bold" style:font-name-complex="Arial1" style:font-size-complex="10pt" style:language-complex="ar" style:country-complex="SA" style:font-weight-complex="bold"/>
    </style:style>
    <style:style style:name="P10" style:family="paragraph" style:parent-style-name="Standard">
      <style:paragraph-properties fo:margin-left="0in" fo:margin-right="0in" fo:text-align="justify" style:justify-single-word="false" fo:orphans="0" fo:widows="0" fo:text-indent="0in" style:auto-text-indent="false" style:vertical-align="auto"/>
      <style:text-properties style:font-name="Trebuchet MS" fo:font-size="10pt" fo:language="en" fo:country="GB" style:font-size-asian="10pt" style:language-asian="it" style:country-asian="IT" style:font-name-complex="Arial1" style:font-size-complex="10pt" style:language-complex="ar" style:country-complex="SA"/>
    </style:style>
    <style:style style:name="P11" style:family="paragraph" style:parent-style-name="Standard">
      <style:paragraph-properties fo:margin-left="0in" fo:margin-right="0in" fo:text-align="start" style:justify-single-word="false" fo:orphans="0" fo:widows="0" fo:text-indent="0in" style:auto-text-indent="false" style:vertical-align="auto"/>
    </style:style>
    <style:style style:name="P12" style:family="paragraph" style:parent-style-name="Standard">
      <style:paragraph-properties fo:margin-left="0in" fo:margin-right="0in" fo:text-align="start" style:justify-single-word="false" fo:orphans="0" fo:widows="0" fo:text-indent="0in" style:auto-text-indent="false" style:vertical-align="auto">
        <style:tab-stops>
          <style:tab-stop style:position="2.5626in"/>
        </style:tab-stops>
      </style:paragraph-properties>
    </style:style>
    <style:style style:name="P13" style:family="paragraph" style:parent-style-name="Standard">
      <style:paragraph-properties fo:margin-left="0in" fo:margin-right="0in" fo:text-align="center" style:justify-single-word="false" fo:orphans="0" fo:widows="0" fo:text-indent="0in" style:auto-text-indent="false" style:vertical-align="auto"/>
    </style:style>
    <style:style style:name="P14" style:family="paragraph" style:parent-style-name="Standard">
      <style:paragraph-properties fo:margin-left="0in" fo:margin-right="0in" fo:text-align="justify" style:justify-single-word="false" fo:orphans="0" fo:widows="0" fo:text-indent="0in" style:auto-text-indent="false" style:vertical-align="auto"/>
    </style:style>
    <style:style style:name="P15" style:family="paragraph" style:parent-style-name="Standard">
      <style:paragraph-properties fo:margin-left="0in" fo:margin-right="0in" fo:text-align="justify" style:justify-single-word="false" fo:orphans="0" fo:widows="0" fo:text-indent="0in" style:auto-text-indent="false" style:vertical-align="auto">
        <style:tab-stops>
          <style:tab-stop style:position="4.7917in"/>
        </style:tab-stops>
      </style:paragraph-properties>
    </style:style>
    <style:style style:name="P16" style:family="paragraph" style:parent-style-name="Standard">
      <style:paragraph-properties fo:margin-left="0in" fo:margin-right="0in" fo:text-align="start" style:justify-single-word="false" fo:orphans="0" fo:widows="0" fo:text-indent="0in" style:auto-text-indent="false" style:vertical-align="auto"/>
      <style:text-properties style:font-name="Times New Roman" fo:font-size="10pt" fo:language="en" fo:country="US" style:font-size-asian="10pt" style:language-asian="it" style:country-asian="IT" style:font-name-complex="Times New Roman3" style:font-size-complex="10pt" style:language-complex="ar" style:country-complex="SA"/>
    </style:style>
    <style:style style:name="P17" style:family="paragraph" style:parent-style-name="Standard">
      <style:paragraph-properties fo:margin-left="0in" fo:margin-right="0in" fo:text-align="start" style:justify-single-word="false" fo:orphans="0" fo:widows="0" fo:text-indent="0in" style:auto-text-indent="false" style:vertical-align="auto">
        <style:tab-stops>
          <style:tab-stop style:position="3in" style:type="center"/>
          <style:tab-stop style:position="6in" style:type="right"/>
        </style:tab-stops>
      </style:paragraph-properties>
      <style:text-properties style:font-name="Times New Roman" fo:font-size="10pt" fo:language="en" fo:country="US" style:font-size-asian="10pt" style:language-asian="it" style:country-asian="IT" style:font-name-complex="Times New Roman3" style:font-size-complex="10pt" style:language-complex="ar" style:country-complex="SA"/>
    </style:style>
    <style:style style:name="P18" style:family="paragraph" style:parent-style-name="Standard">
      <style:paragraph-properties fo:margin-left="0in" fo:margin-right="0in" fo:text-align="justify" style:justify-single-word="false" fo:orphans="0" fo:widows="0" fo:text-indent="0in" style:auto-text-indent="false" style:vertical-align="auto"/>
      <style:text-properties style:font-name="Times New Roman" fo:font-size="11pt" fo:language="en" fo:country="US" style:font-size-asian="11pt" style:language-asian="it" style:country-asian="IT" style:font-name-complex="Times New Roman3" style:font-size-complex="11pt" style:language-complex="ar" style:country-complex="SA" style:font-weight-complex="bold"/>
    </style:style>
    <style:style style:name="P19" style:family="paragraph" style:parent-style-name="Standard">
      <style:paragraph-properties fo:margin-left="0in" fo:margin-right="0in" fo:text-align="justify" style:justify-single-word="false" fo:orphans="0" fo:widows="0" fo:text-indent="0in" style:auto-text-indent="false" style:vertical-align="auto"/>
      <style:text-properties fo:color="#ff0000" style:font-name="Trebuchet MS" fo:font-size="10pt" fo:language="en" fo:country="US" style:font-size-asian="10pt" style:language-asian="it" style:country-asian="IT" style:font-name-complex="Arial1" style:font-size-complex="10pt" style:language-complex="ar" style:country-complex="SA"/>
    </style:style>
    <style:style style:name="P20" style:family="paragraph" style:parent-style-name="Standard">
      <style:paragraph-properties fo:margin-left="0in" fo:margin-right="0in" fo:text-align="end" style:justify-single-word="false" fo:orphans="0" fo:widows="0" fo:text-indent="0in" style:auto-text-indent="false" style:vertical-align="auto"/>
      <style:text-properties style:font-name="Arial" fo:font-size="11pt" fo:language="en" fo:country="US" style:text-underline-style="solid" style:text-underline-width="auto" style:text-underline-color="font-color" fo:font-weight="bold" style:font-size-asian="11pt" style:language-asian="it" style:country-asian="IT" style:font-weight-asian="bold" style:font-name-complex="Arial1" style:font-size-complex="11pt" style:language-complex="ar" style:country-complex="SA" style:font-weight-complex="bold"/>
    </style:style>
    <style:style style:name="P21" style:family="paragraph" style:parent-style-name="Standard">
      <style:paragraph-properties fo:margin-left="0in" fo:margin-right="0in" fo:text-align="center" style:justify-single-word="false" fo:orphans="0" fo:widows="0" fo:text-indent="0in" style:auto-text-indent="false" style:vertical-align="auto"/>
      <style:text-properties style:font-name="Arial" fo:font-size="10pt" fo:language="en" fo:country="US" fo:font-weight="bold" style:font-size-asian="10pt" style:language-asian="it" style:country-asian="IT" style:font-weight-asian="bold" style:font-name-complex="Arial1" style:font-size-complex="10pt" style:language-complex="ar" style:country-complex="SA" style:font-weight-complex="bold"/>
    </style:style>
    <style:style style:name="P22" style:family="paragraph" style:parent-style-name="Standard">
      <style:paragraph-properties fo:margin-left="0in" fo:margin-right="0in" fo:text-align="justify" style:justify-single-word="false" fo:orphans="0" fo:widows="0" fo:text-indent="0in" style:auto-text-indent="false" style:vertical-align="auto"/>
      <style:text-properties style:font-name="Arial" fo:font-size="10pt" fo:language="en" fo:country="US" fo:font-weight="bold" style:font-size-asian="10pt" style:language-asian="it" style:country-asian="IT" style:font-weight-asian="bold" style:font-name-complex="Arial1" style:font-size-complex="10pt" style:language-complex="ar" style:country-complex="SA" style:font-weight-complex="bold"/>
    </style:style>
    <style:style style:name="P23" style:family="paragraph" style:parent-style-name="Standard">
      <style:paragraph-properties fo:margin-left="0in" fo:margin-right="0in" fo:text-align="start" style:justify-single-word="false" fo:orphans="0" fo:widows="0" fo:text-indent="0in" style:auto-text-indent="false" style:vertical-align="auto"/>
      <style:text-properties style:font-name="Arial" fo:font-size="10pt" fo:language="en" fo:country="US" fo:font-weight="bold" style:font-size-asian="10pt" style:language-asian="it" style:country-asian="IT" style:font-weight-asian="bold" style:font-name-complex="Arial1" style:font-size-complex="10pt" style:language-complex="ar" style:country-complex="SA" style:font-weight-complex="bold"/>
    </style:style>
    <style:style style:name="P24" style:family="paragraph" style:parent-style-name="Standard">
      <style:paragraph-properties fo:margin-left="0in" fo:margin-right="0in" fo:text-align="justify" style:justify-single-word="false" fo:orphans="0" fo:widows="0" fo:text-indent="0in" style:auto-text-indent="false" style:vertical-align="auto"/>
      <style:text-properties style:font-name="Arial" fo:font-size="10pt" fo:language="en" fo:country="US" fo:font-weight="bold" style:font-size-asian="10pt" style:language-asian="it" style:country-asian="IT" style:font-weight-asian="bold" style:font-name-complex="Arial1" style:font-size-complex="10pt" style:language-complex="ar" style:country-complex="SA"/>
    </style:style>
    <style:style style:name="P25" style:family="paragraph" style:parent-style-name="Standard">
      <style:paragraph-properties fo:margin-left="0in" fo:margin-right="0in" fo:text-align="center" style:justify-single-word="false" fo:orphans="0" fo:widows="0" fo:text-indent="0in" style:auto-text-indent="false" style:vertical-align="auto"/>
      <style:text-properties style:font-name="Arial" fo:font-size="10pt" fo:language="en" fo:country="US" fo:font-weight="bold" style:font-size-asian="10pt" style:language-asian="it" style:country-asian="IT" style:font-weight-asian="bold" style:font-name-complex="Arial1" style:font-size-complex="10pt" style:language-complex="ar" style:country-complex="SA"/>
    </style:style>
    <style:style style:name="P26" style:family="paragraph" style:parent-style-name="Standard">
      <style:paragraph-properties fo:margin-left="0in" fo:margin-right="0in" fo:text-align="justify" style:justify-single-word="false" fo:orphans="0" fo:widows="0" fo:text-indent="0in" style:auto-text-indent="false" style:vertical-align="auto"/>
      <style:text-properties style:font-name="Arial" fo:font-size="10pt" fo:language="en" fo:country="US" style:font-size-asian="10pt" style:language-asian="it" style:country-asian="IT" style:font-name-complex="Arial1" style:font-size-complex="10pt" style:language-complex="ar" style:country-complex="SA" style:font-weight-complex="bold"/>
    </style:style>
    <style:style style:name="P27" style:family="paragraph" style:parent-style-name="Standard">
      <style:paragraph-properties fo:margin-left="0in" fo:margin-right="0in" fo:text-align="center" style:justify-single-word="false" fo:orphans="0" fo:widows="0" fo:text-indent="0in" style:auto-text-indent="false" style:vertical-align="auto"/>
      <style:text-properties style:font-name="Arial" fo:font-size="10pt" fo:language="en" fo:country="US" style:font-size-asian="10pt" style:language-asian="it" style:country-asian="IT" style:font-name-complex="Arial1" style:font-size-complex="10pt" style:language-complex="ar" style:country-complex="SA" style:font-weight-complex="bold"/>
    </style:style>
    <style:style style:name="P28" style:family="paragraph" style:parent-style-name="Standard">
      <style:paragraph-properties fo:margin-left="0in" fo:margin-right="0in" fo:text-align="center" style:justify-single-word="false" fo:orphans="0" fo:widows="0" fo:text-indent="0in" style:auto-text-indent="false" style:vertical-align="auto"/>
      <style:text-properties style:font-name="Arial" fo:font-size="10pt" fo:language="en" fo:country="US" style:font-size-asian="10pt" style:language-asian="it" style:country-asian="IT" style:font-name-complex="Arial1" style:font-size-complex="10pt" style:language-complex="ar" style:country-complex="SA"/>
    </style:style>
    <style:style style:name="P29" style:family="paragraph" style:parent-style-name="Standard">
      <style:paragraph-properties fo:margin-left="0in" fo:margin-right="0in" fo:text-align="justify" style:justify-single-word="false" fo:orphans="0" fo:widows="0" fo:text-indent="0in" style:auto-text-indent="false" style:vertical-align="auto"/>
      <style:text-properties style:font-name="Arial" fo:font-size="10pt" fo:language="en" fo:country="US" style:font-size-asian="10pt" style:language-asian="it" style:country-asian="IT" style:font-name-complex="Arial1" style:font-size-complex="10pt" style:language-complex="ar" style:country-complex="SA"/>
    </style:style>
    <style:style style:name="P30" style:family="paragraph" style:parent-style-name="Standard">
      <style:paragraph-properties fo:margin-left="0in" fo:margin-right="0in" fo:text-align="start" style:justify-single-word="false" fo:orphans="0" fo:widows="0" fo:text-indent="0in" style:auto-text-indent="false" style:vertical-align="auto"/>
      <style:text-properties style:font-name="Arial" fo:font-size="10pt" fo:language="en" fo:country="US" style:font-size-asian="10pt" style:language-asian="it" style:country-asian="IT" style:font-name-complex="Arial1" style:font-size-complex="10pt" style:language-complex="ar" style:country-complex="SA"/>
    </style:style>
    <style:style style:name="P31" style:family="paragraph" style:parent-style-name="Standard">
      <style:paragraph-properties fo:margin-left="0in" fo:margin-right="0in" fo:line-height="150%" fo:text-align="justify" style:justify-single-word="false" fo:orphans="0" fo:widows="0" fo:text-indent="0in" style:auto-text-indent="false" style:vertical-align="auto"/>
      <style:text-properties style:font-name="Arial" fo:font-size="10pt" fo:language="en" fo:country="US" style:font-size-asian="10pt" style:language-asian="it" style:country-asian="IT" style:font-name-complex="Arial1" style:font-size-complex="10pt" style:language-complex="ar" style:country-complex="SA"/>
    </style:style>
    <style:style style:name="P32" style:family="paragraph" style:parent-style-name="Standard">
      <style:paragraph-properties fo:margin-left="0in" fo:margin-right="0in" fo:text-align="center" style:justify-single-word="false" fo:orphans="0" fo:widows="0" fo:text-indent="0in" style:auto-text-indent="false" style:vertical-align="auto"/>
      <style:text-properties style:font-name="Arial" fo:font-size="10pt" fo:language="en" fo:country="GB" fo:font-weight="bold" style:font-size-asian="10pt" style:language-asian="it" style:country-asian="IT" style:font-weight-asian="bold" style:font-name-complex="Arial1" style:font-size-complex="10pt" style:language-complex="ar" style:country-complex="SA" style:font-weight-complex="bold"/>
    </style:style>
    <style:style style:name="P33" style:family="paragraph" style:parent-style-name="Standard">
      <style:paragraph-properties fo:margin-left="0in" fo:margin-right="0in" fo:line-height="150%" fo:text-align="justify" style:justify-single-word="false" fo:orphans="0" fo:widows="0" fo:text-indent="0in" style:auto-text-indent="false" style:vertical-align="auto"/>
      <style:text-properties style:font-name="Arial" fo:font-size="10pt" fo:language="en" fo:country="GB" fo:font-weight="bold" style:font-size-asian="10pt" style:language-asian="it" style:country-asian="IT" style:font-weight-asian="bold" style:font-name-complex="Arial1" style:font-size-complex="10pt" style:language-complex="ar" style:country-complex="SA" style:font-weight-complex="bold"/>
    </style:style>
    <style:style style:name="P34" style:family="paragraph" style:parent-style-name="Standard">
      <style:paragraph-properties fo:margin-left="0in" fo:margin-right="0in" fo:text-align="justify" style:justify-single-word="false" fo:orphans="0" fo:widows="0" fo:text-indent="0in" style:auto-text-indent="false" style:vertical-align="auto"/>
      <style:text-properties style:font-name="Arial" fo:font-size="10pt" fo:language="en" fo:country="GB" style:font-size-asian="10pt" style:language-asian="it" style:country-asian="IT" style:font-name-complex="Arial1" style:font-size-complex="10pt" style:language-complex="ar" style:country-complex="SA" style:font-weight-complex="bold"/>
    </style:style>
    <style:style style:name="P35" style:family="paragraph" style:parent-style-name="Standard">
      <style:paragraph-properties fo:margin-left="0in" fo:margin-right="0in" fo:line-height="150%" fo:text-align="justify" style:justify-single-word="false" fo:orphans="0" fo:widows="0" fo:text-indent="0in" style:auto-text-indent="false" style:vertical-align="auto"/>
      <style:text-properties style:font-name="Arial" fo:font-size="10pt" fo:language="en" fo:country="GB" style:font-size-asian="10pt" style:language-asian="it" style:country-asian="IT" style:font-name-complex="Arial1" style:font-size-complex="10pt" style:language-complex="ar" style:country-complex="SA"/>
    </style:style>
    <style:style style:name="P36" style:family="paragraph" style:parent-style-name="Standard">
      <style:paragraph-properties fo:margin-left="0in" fo:margin-right="0in" fo:text-align="justify" style:justify-single-word="false" fo:orphans="0" fo:widows="0" fo:text-indent="0in" style:auto-text-indent="false" style:vertical-align="auto"/>
      <style:text-properties style:font-name="Arial" fo:font-size="10pt" fo:language="en" fo:country="GB" style:font-size-asian="10pt" style:language-asian="it" style:country-asian="IT" style:font-name-complex="Arial1" style:font-size-complex="10pt" style:language-complex="ar" style:country-complex="SA"/>
    </style:style>
    <style:style style:name="P37" style:family="paragraph" style:parent-style-name="Standard">
      <style:paragraph-properties fo:margin-left="0in" fo:margin-right="0in" fo:text-align="justify" style:justify-single-word="false" fo:orphans="0" fo:widows="0" fo:text-indent="0in" style:auto-text-indent="false" style:vertical-align="auto"/>
      <style:text-properties style:font-name="Arial" fo:font-size="10pt" fo:language="en" fo:country="GB" style:text-underline-style="solid" style:text-underline-width="auto" style:text-underline-color="font-color" fo:font-weight="bold" style:font-size-asian="10pt" style:language-asian="it" style:country-asian="IT" style:font-weight-asian="bold" style:font-name-complex="Arial1" style:font-size-complex="10pt" style:language-complex="ar" style:country-complex="SA" style:font-weight-complex="bold"/>
    </style:style>
    <style:style style:name="P38" style:family="paragraph" style:parent-style-name="Standard">
      <style:paragraph-properties fo:margin-left="0in" fo:margin-right="0in" fo:text-align="justify" style:justify-single-word="false" fo:orphans="0" fo:widows="0" fo:text-indent="0in" style:auto-text-indent="false" style:vertical-align="auto"/>
      <style:text-properties style:font-name="Arial" fo:font-size="10pt" fo:language="it" fo:country="IT" style:font-size-asian="10pt" style:language-asian="it" style:country-asian="IT" style:font-name-complex="Arial1" style:font-size-complex="10pt" style:language-complex="ar" style:country-complex="SA"/>
    </style:style>
    <style:style style:name="P39" style:family="paragraph" style:parent-style-name="Standard">
      <style:paragraph-properties fo:margin-left="0in" fo:margin-right="0in" fo:text-align="end" style:justify-single-word="false" fo:orphans="0" fo:widows="0" fo:text-indent="0in" style:auto-text-indent="false" style:vertical-align="auto"/>
    </style:style>
    <style:style style:name="P40" style:family="paragraph" style:parent-style-name="Standard">
      <style:paragraph-properties fo:margin-left="0in" fo:margin-right="0in" fo:line-height="150%" fo:text-align="justify" style:justify-single-word="false" fo:orphans="0" fo:widows="0" fo:text-indent="0in" style:auto-text-indent="false" style:vertical-align="auto"/>
    </style:style>
    <style:style style:name="P41" style:family="paragraph" style:parent-style-name="Standard">
      <style:paragraph-properties fo:margin-left="0in" fo:margin-right="0in" fo:line-height="150%" fo:text-align="justify" style:justify-single-word="false" fo:orphans="0" fo:widows="0" fo:text-indent="0in" style:auto-text-indent="false" style:vertical-align="auto"/>
      <style:text-properties officeooo:paragraph-rsid="0002c50e"/>
    </style:style>
    <style:style style:name="P42" style:family="paragraph" style:parent-style-name="Standard">
      <style:paragraph-properties fo:margin-left="0in" fo:margin-right="0in" fo:text-align="start" style:justify-single-word="false" fo:orphans="2" fo:widows="2" fo:text-indent="0in" style:auto-text-indent="false" fo:background-color="#f5f5f5" style:vertical-align="top">
        <style:background-image/>
      </style:paragraph-properties>
    </style:style>
    <style:style style:name="P43" style:family="paragraph" style:parent-style-name="Standard">
      <style:paragraph-properties fo:margin-left="0in" fo:margin-right="0in" fo:text-align="justify" style:justify-single-word="false" fo:orphans="2" fo:widows="2" fo:text-indent="0in" style:auto-text-indent="false" fo:background-color="#f5f5f5" style:vertical-align="top">
        <style:background-image/>
      </style:paragraph-properties>
    </style:style>
    <style:style style:name="P44" style:family="paragraph" style:parent-style-name="Standard">
      <style:paragraph-properties fo:margin-left="0in" fo:margin-right="0in" fo:margin-top="0in" fo:margin-bottom="0.0693in" style:contextual-spacing="false" fo:text-align="start" style:justify-single-word="false" fo:orphans="0" fo:widows="0" fo:text-indent="0in" style:auto-text-indent="false" style:vertical-align="auto"/>
    </style:style>
    <style:style style:name="P45" style:family="paragraph" style:parent-style-name="Standard">
      <style:paragraph-properties fo:margin-left="0in" fo:margin-right="0in" fo:margin-top="0in" fo:margin-bottom="0.0693in" style:contextual-spacing="false" fo:text-align="start" style:justify-single-word="false" fo:orphans="0" fo:widows="0" fo:text-indent="0in" style:auto-text-indent="false" style:vertical-align="auto"/>
      <style:text-properties style:font-name="Arial" fo:font-size="10pt" fo:language="en" fo:country="US" fo:font-weight="bold" style:font-size-asian="10pt" style:language-asian="it" style:country-asian="IT" style:font-weight-asian="bold" style:font-name-complex="Arial1" style:font-size-complex="10pt" style:language-complex="ar" style:country-complex="SA" style:font-weight-complex="bold"/>
    </style:style>
    <style:style style:name="P46" style:family="paragraph" style:parent-style-name="Standard">
      <style:paragraph-properties fo:margin-left="0in" fo:margin-right="0in" fo:margin-top="0in" fo:margin-bottom="0.0693in" style:contextual-spacing="false" fo:text-align="justify" style:justify-single-word="false" fo:orphans="0" fo:widows="0" fo:text-indent="0in" style:auto-text-indent="false" style:vertical-align="auto"/>
    </style:style>
    <style:style style:name="P47" style:family="paragraph" style:parent-style-name="Standard">
      <style:paragraph-properties fo:margin-left="0in" fo:margin-right="0in" fo:margin-top="0in" fo:margin-bottom="0.0835in" style:contextual-spacing="false" fo:text-align="start" style:justify-single-word="false" fo:orphans="0" fo:widows="0" fo:text-indent="0in" style:auto-text-indent="false" style:vertical-align="auto"/>
    </style:style>
    <style:style style:name="P48" style:family="paragraph" style:parent-style-name="Standard">
      <style:paragraph-properties fo:margin-left="0in" fo:margin-right="0in" fo:margin-top="0in" fo:margin-bottom="0.0835in" style:contextual-spacing="false" fo:text-align="justify" style:justify-single-word="false" fo:orphans="0" fo:widows="0" fo:text-indent="0in" style:auto-text-indent="false" style:vertical-align="auto"/>
    </style:style>
    <style:style style:name="P49" style:family="paragraph" style:parent-style-name="Standard">
      <style:paragraph-properties fo:margin-left="0in" fo:margin-right="0in" fo:margin-top="0in" fo:margin-bottom="0.0835in" style:contextual-spacing="false" fo:text-align="justify" style:justify-single-word="false" fo:orphans="0" fo:widows="0" fo:text-indent="0in" style:auto-text-indent="false" style:vertical-align="auto"/>
      <style:text-properties style:font-name="Arial" fo:font-size="10pt" fo:language="en" fo:country="US" fo:font-weight="bold" style:font-size-asian="10pt" style:language-asian="it" style:country-asian="IT" style:font-weight-asian="bold" style:font-name-complex="Arial1" style:font-size-complex="10pt" style:language-complex="ar" style:country-complex="SA"/>
    </style:style>
    <style:style style:name="P50" style:family="paragraph" style:parent-style-name="Standard">
      <style:paragraph-properties fo:margin-left="0in" fo:margin-right="0in" fo:margin-top="0in" fo:margin-bottom="0.0835in" style:contextual-spacing="false" fo:text-align="start" style:justify-single-word="false" fo:orphans="0" fo:widows="0" fo:text-indent="0in" style:auto-text-indent="false" style:vertical-align="auto"/>
      <style:text-properties style:font-name="Arial" fo:font-size="10pt" fo:language="en" fo:country="US" fo:font-weight="bold" style:font-size-asian="10pt" style:language-asian="it" style:country-asian="IT" style:font-weight-asian="bold" style:font-name-complex="Arial1" style:font-size-complex="10pt" style:language-complex="ar" style:country-complex="SA" style:font-weight-complex="bold"/>
    </style:style>
    <style:style style:name="P51" style:family="paragraph" style:parent-style-name="Standard">
      <style:paragraph-properties fo:margin-left="0in" fo:margin-right="0in" fo:margin-top="0in" fo:margin-bottom="0.0835in" style:contextual-spacing="false" fo:text-align="start" style:justify-single-word="false" fo:orphans="0" fo:widows="0" fo:text-indent="0in" style:auto-text-indent="false" style:vertical-align="auto"/>
      <style:text-properties style:font-name="Arial" fo:font-size="10pt" fo:language="en" fo:country="US" fo:font-weight="bold" style:font-size-asian="10pt" style:language-asian="it" style:country-asian="IT" style:font-weight-asian="bold" style:font-name-complex="Arial1" style:font-size-complex="10pt" style:language-complex="ar" style:country-complex="SA"/>
    </style:style>
    <style:style style:name="P52" style:family="paragraph" style:parent-style-name="Standard">
      <style:paragraph-properties fo:margin-left="0in" fo:margin-right="0in" fo:margin-top="0in" fo:margin-bottom="0.0835in" style:contextual-spacing="false" fo:text-align="start" style:justify-single-word="false" fo:orphans="0" fo:widows="0" fo:text-indent="0in" style:auto-text-indent="false" style:vertical-align="auto"/>
      <style:text-properties style:font-name="Arial" fo:font-size="10pt" fo:language="en" fo:country="US" fo:font-weight="bold" style:font-size-asian="10pt" style:language-asian="en" style:country-asian="GB" style:font-weight-asian="bold" style:font-name-complex="Arial1" style:font-size-complex="10pt" style:language-complex="ar" style:country-complex="SA"/>
    </style:style>
    <style:style style:name="P53" style:family="paragraph" style:parent-style-name="Standard">
      <style:paragraph-properties fo:margin-left="0in" fo:margin-right="0in" fo:margin-top="0in" fo:margin-bottom="0.0835in" style:contextual-spacing="false" fo:text-align="justify" style:justify-single-word="false" fo:orphans="0" fo:widows="0" fo:text-indent="0in" style:auto-text-indent="false" style:vertical-align="auto"/>
      <style:text-properties style:font-name="Arial" fo:font-size="10pt" fo:language="en" fo:country="US" fo:font-weight="bold" style:font-size-asian="10pt" style:language-asian="en" style:country-asian="GB" style:font-weight-asian="bold" style:font-name-complex="Arial1" style:font-size-complex="10pt" style:language-complex="ar" style:country-complex="SA"/>
    </style:style>
    <style:style style:name="P54" style:family="paragraph" style:parent-style-name="Standard">
      <style:paragraph-properties fo:margin-left="0in" fo:margin-right="0in" fo:margin-top="0in" fo:margin-bottom="0.0835in" style:contextual-spacing="false" fo:text-align="start" style:justify-single-word="false" fo:orphans="0" fo:widows="0" fo:text-indent="0in" style:auto-text-indent="false" style:vertical-align="auto"/>
      <style:text-properties style:font-name="Arial" fo:font-size="10pt" fo:language="en" fo:country="US" style:font-size-asian="10pt" style:language-asian="it" style:country-asian="IT" style:font-name-complex="Arial1" style:font-size-complex="10pt" style:language-complex="ar" style:country-complex="SA" style:font-weight-complex="bold"/>
    </style:style>
    <style:style style:name="P55" style:family="paragraph" style:parent-style-name="Standard">
      <style:paragraph-properties fo:margin-left="0in" fo:margin-right="0in" fo:margin-top="0in" fo:margin-bottom="0.0835in" style:contextual-spacing="false" fo:text-align="justify" style:justify-single-word="false" fo:orphans="0" fo:widows="0" fo:text-indent="0in" style:auto-text-indent="false" style:vertical-align="auto"/>
      <style:text-properties style:font-name="Arial" fo:font-size="10pt" fo:language="en" fo:country="US" style:font-size-asian="10pt" style:language-asian="it" style:country-asian="IT" style:font-name-complex="Arial1" style:font-size-complex="10pt" style:language-complex="ar" style:country-complex="SA" style:font-weight-complex="bold"/>
    </style:style>
    <style:style style:name="P56" style:family="paragraph" style:parent-style-name="Standard">
      <style:paragraph-properties fo:margin-left="0in" fo:margin-right="0in" fo:margin-top="0in" fo:margin-bottom="0.0835in" style:contextual-spacing="false" fo:text-align="start" style:justify-single-word="false" fo:orphans="0" fo:widows="0" fo:text-indent="0in" style:auto-text-indent="false" style:vertical-align="auto"/>
      <style:text-properties style:font-name="Arial" fo:font-size="10pt" fo:language="en" fo:country="US" style:font-size-asian="10pt" style:language-asian="it" style:country-asian="IT" style:font-name-complex="Arial1" style:font-size-complex="10pt" style:language-complex="ar" style:country-complex="SA"/>
    </style:style>
    <style:style style:name="P57" style:family="paragraph" style:parent-style-name="Standard">
      <style:paragraph-properties fo:margin-left="0in" fo:margin-right="0in" fo:margin-top="0in" fo:margin-bottom="0.0835in" style:contextual-spacing="false" fo:text-align="justify" style:justify-single-word="false" fo:orphans="0" fo:widows="0" fo:text-indent="0in" style:auto-text-indent="false" style:vertical-align="auto"/>
      <style:text-properties style:font-name="Arial" fo:font-size="10pt" fo:language="en" fo:country="US" style:font-size-asian="10pt" style:language-asian="it" style:country-asian="IT" style:font-name-complex="Arial1" style:font-size-complex="10pt" style:language-complex="ar" style:country-complex="SA"/>
    </style:style>
    <style:style style:name="P58" style:family="paragraph" style:parent-style-name="Standard">
      <style:paragraph-properties fo:margin-left="0in" fo:margin-right="0in" fo:margin-top="0in" fo:margin-bottom="0.0835in" style:contextual-spacing="false" fo:text-align="start" style:justify-single-word="false" fo:orphans="0" fo:widows="0" fo:text-indent="0in" style:auto-text-indent="false" style:vertical-align="auto"/>
      <style:text-properties style:font-name="Arial" fo:font-size="10pt" fo:language="en" fo:country="US" style:font-size-asian="10pt" style:language-asian="it" style:country-asian="IT" style:font-name-complex="Arial1" style:font-size-complex="10pt" style:language-complex="ar" style:country-complex="SA" style:font-style-complex="italic"/>
    </style:style>
    <style:style style:name="P59" style:family="paragraph" style:parent-style-name="Standard">
      <style:paragraph-properties fo:margin-left="0in" fo:margin-right="0in" fo:margin-top="0in" fo:margin-bottom="0.0835in" style:contextual-spacing="false" fo:text-align="justify" style:justify-single-word="false" fo:orphans="0" fo:widows="0" fo:text-indent="0in" style:auto-text-indent="false" style:vertical-align="auto"/>
      <style:text-properties style:font-name="Arial" fo:font-size="10pt" fo:language="en" fo:country="US" style:font-size-asian="10pt" style:language-asian="en" style:country-asian="GB" style:font-name-complex="Arial1" style:font-size-complex="10pt" style:language-complex="ar" style:country-complex="SA"/>
    </style:style>
    <style:style style:name="P60" style:family="paragraph" style:parent-style-name="Standard">
      <style:paragraph-properties fo:margin-left="0in" fo:margin-right="0in" fo:margin-top="0in" fo:margin-bottom="0.0835in" style:contextual-spacing="false" fo:text-align="start" style:justify-single-word="false" fo:orphans="0" fo:widows="0" fo:text-indent="0in" style:auto-text-indent="false" style:vertical-align="auto"/>
      <style:text-properties style:font-name="Arial" fo:font-size="10pt" fo:language="en" fo:country="US" style:font-size-asian="10pt" style:language-asian="en" style:country-asian="GB" style:font-name-complex="Arial1" style:font-size-complex="10pt" style:language-complex="ar" style:country-complex="SA"/>
    </style:style>
    <style:style style:name="P61" style:family="paragraph" style:parent-style-name="Standard">
      <style:paragraph-properties fo:margin-left="0in" fo:margin-right="0in" fo:margin-top="0in" fo:margin-bottom="0.0835in" style:contextual-spacing="false" fo:text-align="start" style:justify-single-word="false" fo:orphans="0" fo:widows="0" fo:text-indent="0in" style:auto-text-indent="false" style:vertical-align="auto"/>
      <style:text-properties style:font-name="Arial" fo:font-size="10pt" fo:language="en" fo:country="GB" fo:font-weight="bold" style:font-size-asian="10pt" style:language-asian="it" style:country-asian="IT" style:font-weight-asian="bold" style:font-name-complex="Arial1" style:font-size-complex="10pt" style:language-complex="ar" style:country-complex="SA" style:font-weight-complex="bold"/>
    </style:style>
    <style:style style:name="P62" style:family="paragraph" style:parent-style-name="Standard">
      <style:paragraph-properties fo:margin-left="0in" fo:margin-right="0in" fo:margin-top="0in" fo:margin-bottom="0.0835in" style:contextual-spacing="false" fo:text-align="start" style:justify-single-word="false" fo:orphans="0" fo:widows="0" fo:text-indent="0in" style:auto-text-indent="false" style:vertical-align="auto"/>
      <style:text-properties style:font-name="Arial" fo:font-size="10pt" fo:language="en" fo:country="GB" fo:font-weight="bold" style:font-size-asian="10pt" style:language-asian="it" style:country-asian="IT" style:font-weight-asian="bold" style:font-name-complex="Arial1" style:font-size-complex="10pt" style:language-complex="ar" style:country-complex="SA"/>
    </style:style>
    <style:style style:name="P63" style:family="paragraph" style:parent-style-name="Standard">
      <style:paragraph-properties fo:margin-left="0in" fo:margin-right="0in" fo:margin-top="0in" fo:margin-bottom="0.0835in" style:contextual-spacing="false" fo:text-align="justify" style:justify-single-word="false" fo:orphans="0" fo:widows="0" fo:text-indent="0in" style:auto-text-indent="false" style:vertical-align="auto"/>
      <style:text-properties style:font-name="Arial" fo:font-size="10pt" fo:language="en" fo:country="GB" fo:font-weight="bold" style:font-size-asian="10pt" style:language-asian="it" style:country-asian="IT" style:font-weight-asian="bold" style:font-name-complex="Arial1" style:font-size-complex="10pt" style:language-complex="ar" style:country-complex="SA"/>
    </style:style>
    <style:style style:name="P64" style:family="paragraph" style:parent-style-name="Standard">
      <style:paragraph-properties fo:margin-left="0in" fo:margin-right="0in" fo:margin-top="0in" fo:margin-bottom="0.0835in" style:contextual-spacing="false" fo:text-align="start" style:justify-single-word="false" fo:orphans="0" fo:widows="0" fo:text-indent="0in" style:auto-text-indent="false" style:vertical-align="auto"/>
      <style:text-properties style:font-name="Arial" fo:font-size="10pt" fo:language="en" fo:country="GB" style:font-size-asian="10pt" style:language-asian="it" style:country-asian="IT" style:font-name-complex="Arial1" style:font-size-complex="10pt" style:language-complex="ar" style:country-complex="SA"/>
    </style:style>
    <style:style style:name="P65" style:family="paragraph" style:parent-style-name="Standard">
      <style:paragraph-properties fo:margin-left="0in" fo:margin-right="0in" fo:margin-top="0in" fo:margin-bottom="0.0835in" style:contextual-spacing="false" fo:text-align="justify" style:justify-single-word="false" fo:orphans="0" fo:widows="0" fo:text-indent="0in" style:auto-text-indent="false" style:vertical-align="auto"/>
      <style:text-properties style:font-name="Arial" fo:font-size="10pt" fo:language="en" fo:country="GB" style:font-size-asian="10pt" style:language-asian="it" style:country-asian="IT" style:font-name-complex="Arial1" style:font-size-complex="10pt" style:language-complex="ar" style:country-complex="SA"/>
    </style:style>
    <style:style style:name="P66" style:family="paragraph" style:parent-style-name="Standard">
      <style:paragraph-properties fo:margin-left="0in" fo:margin-right="0in" fo:margin-top="0in" fo:margin-bottom="0.0835in" style:contextual-spacing="false" fo:text-align="start" style:justify-single-word="false" fo:orphans="0" fo:widows="0" fo:text-indent="0in" style:auto-text-indent="false" style:vertical-align="auto"/>
      <style:text-properties style:font-name="Arial" fo:font-size="10pt" fo:language="en" fo:country="GB" style:font-size-asian="10pt" style:language-asian="it" style:country-asian="IT" style:font-name-complex="Arial1" style:font-size-complex="10pt" style:language-complex="ar" style:country-complex="SA" style:font-style-complex="italic" style:font-weight-complex="bold"/>
    </style:style>
    <style:style style:name="P67" style:family="paragraph" style:parent-style-name="Standard">
      <style:paragraph-properties fo:margin-left="0in" fo:margin-right="0in" fo:margin-top="0in" fo:margin-bottom="0.0835in" style:contextual-spacing="false" fo:text-align="start" style:justify-single-word="false" fo:orphans="0" fo:widows="0" fo:text-indent="0in" style:auto-text-indent="false" style:vertical-align="auto"/>
      <style:text-properties style:font-name="Trebuchet MS" fo:font-size="10pt" fo:language="en" fo:country="GB" style:font-size-asian="10pt" style:language-asian="it" style:country-asian="IT" style:font-name-complex="Arial1" style:font-size-complex="10pt" style:language-complex="ar" style:country-complex="SA"/>
    </style:style>
    <style:style style:name="P68" style:family="paragraph" style:parent-style-name="Standard">
      <style:paragraph-properties fo:margin-left="0in" fo:margin-right="0in" fo:margin-top="0in" fo:margin-bottom="0.0835in" style:contextual-spacing="false" fo:text-align="start" style:justify-single-word="false" fo:orphans="0" fo:widows="0" fo:text-indent="0in" style:auto-text-indent="false" style:vertical-align="auto"/>
      <style:text-properties style:font-name="Times New Roman" fo:font-size="10pt" fo:language="en" fo:country="GB" style:font-size-asian="10pt" style:language-asian="it" style:country-asian="IT" style:font-name-complex="Times New Roman3" style:font-size-complex="10pt" style:language-complex="ar" style:country-complex="SA"/>
    </style:style>
    <style:style style:name="P69" style:family="paragraph" style:parent-style-name="Standard">
      <style:paragraph-properties fo:margin-left="0in" fo:margin-right="0in" fo:line-height="150%" fo:text-align="justify" style:justify-single-word="false" fo:orphans="0" fo:widows="0" fo:text-indent="0in" style:auto-text-indent="false" fo:keep-with-next="always" style:vertical-align="auto"/>
      <style:text-properties style:font-name="Arial" fo:font-size="10pt" fo:language="en" fo:country="US" style:font-size-asian="10pt" style:language-asian="it" style:country-asian="IT" style:font-name-complex="Arial1" style:font-size-complex="10pt" style:language-complex="ar" style:country-complex="SA"/>
    </style:style>
    <style:style style:name="P70" style:family="paragraph" style:parent-style-name="Standard">
      <style:paragraph-properties fo:margin-left="0in" fo:margin-right="0in" fo:line-height="150%" fo:text-align="justify" style:justify-single-word="false" fo:orphans="0" fo:widows="0" fo:text-indent="0in" style:auto-text-indent="false" fo:keep-with-next="always" style:vertical-align="auto"/>
      <style:text-properties style:font-name="Arial" fo:font-size="10pt" fo:language="it" fo:country="IT" style:font-size-asian="10pt" style:language-asian="it" style:country-asian="IT" style:font-name-complex="Arial1" style:font-size-complex="10pt" style:language-complex="ar" style:country-complex="SA"/>
    </style:style>
    <style:style style:name="P71" style:family="paragraph" style:parent-style-name="Standard">
      <style:paragraph-properties fo:margin-left="0in" fo:margin-right="0in" fo:line-height="150%" fo:text-align="justify" style:justify-single-word="false" fo:orphans="0" fo:widows="0" fo:text-indent="0in" style:auto-text-indent="false" fo:keep-with-next="always" style:vertical-align="auto"/>
    </style:style>
    <style:style style:name="P72" style:family="paragraph" style:parent-style-name="Standard">
      <style:paragraph-properties fo:margin-left="0in" fo:margin-right="0in" fo:line-height="150%" fo:text-align="justify" style:justify-single-word="false" fo:orphans="0" fo:widows="0" fo:text-indent="0in" style:auto-text-indent="false" fo:keep-with-next="always" style:vertical-align="auto"/>
      <style:text-properties officeooo:paragraph-rsid="000426ad"/>
    </style:style>
    <style:style style:name="P73" style:family="paragraph" style:parent-style-name="Standard">
      <style:paragraph-properties fo:margin-left="0in" fo:margin-right="0in" fo:line-height="150%" fo:text-align="justify" style:justify-single-word="false" fo:orphans="0" fo:widows="0" fo:text-indent="0in" style:auto-text-indent="false" fo:keep-with-next="always" style:vertical-align="auto"/>
      <style:text-properties officeooo:paragraph-rsid="00045c5d"/>
    </style:style>
    <style:style style:name="P74" style:family="paragraph" style:parent-style-name="Standard">
      <style:paragraph-properties fo:margin-left="0in" fo:margin-right="0in" fo:line-height="150%" fo:text-align="center" style:justify-single-word="false" fo:orphans="0" fo:widows="0" fo:text-indent="0in" style:auto-text-indent="false" fo:keep-with-next="always" style:vertical-align="auto"/>
    </style:style>
    <style:style style:name="P75" style:family="paragraph" style:parent-style-name="Standard">
      <style:paragraph-properties fo:margin-left="0in" fo:margin-right="0in" fo:text-align="start" style:justify-single-word="false" fo:orphans="0" fo:widows="0" fo:text-indent="0in" style:auto-text-indent="false" fo:background-color="#ffffff"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style>
    <style:style style:name="P76" style:family="paragraph" style:parent-style-name="Standard" style:master-page-name="Converted1">
      <style:paragraph-properties fo:margin-left="0in" fo:margin-right="0in" fo:line-height="150%" fo:text-align="justify" style:justify-single-word="false" fo:orphans="0" fo:widows="0" fo:text-indent="0in" style:auto-text-indent="false" style:page-number="auto" fo:keep-with-next="always" style:vertical-align="auto"/>
      <style:text-properties style:font-name="Arial" fo:font-size="10pt" fo:language="en" fo:country="US" style:font-size-asian="10pt" style:language-asian="it" style:country-asian="IT" style:font-name-complex="Arial1" style:font-size-complex="10pt" style:language-complex="ar" style:country-complex="SA"/>
    </style:style>
    <style:style style:name="P77" style:family="paragraph" style:parent-style-name="Standard" style:list-style-name="WWNum18">
      <style:paragraph-properties fo:margin-left="0.6437in" fo:margin-right="0in" fo:text-align="justify" style:justify-single-word="false" fo:orphans="0" fo:widows="0" fo:text-indent="-0.25in" style:auto-text-indent="false" style:vertical-align="auto">
        <style:tab-stops>
          <style:tab-stop style:position="0.6437in"/>
        </style:tab-stops>
      </style:paragraph-properties>
    </style:style>
    <style:style style:name="P78" style:family="paragraph" style:parent-style-name="Standard">
      <style:paragraph-properties fo:margin-left="0.6437in" fo:margin-right="0in" fo:text-align="justify" style:justify-single-word="false" fo:orphans="0" fo:widows="0" fo:text-indent="0in" style:auto-text-indent="false" style:vertical-align="auto"/>
    </style:style>
    <style:style style:name="P79" style:family="paragraph" style:parent-style-name="Standard">
      <style:paragraph-properties fo:margin-left="0.1965in" fo:margin-right="0in" fo:margin-top="0in" fo:margin-bottom="0.0835in" style:contextual-spacing="false" fo:text-align="start" style:justify-single-word="false" fo:orphans="0" fo:widows="0" fo:text-indent="0in" style:auto-text-indent="false" style:vertical-align="auto"/>
      <style:text-properties style:font-name="Arial" fo:font-size="10pt" fo:language="en" fo:country="US" fo:font-weight="bold" style:font-size-asian="10pt" style:language-asian="it" style:country-asian="IT" style:font-weight-asian="bold" style:font-name-complex="Arial1" style:font-size-complex="10pt" style:language-complex="ar" style:country-complex="SA" style:font-weight-complex="bold"/>
    </style:style>
    <style:style style:name="P80" style:family="paragraph" style:parent-style-name="Standard">
      <style:paragraph-properties fo:margin-left="0.1965in" fo:margin-right="0in" fo:margin-top="0in" fo:margin-bottom="0.0835in" style:contextual-spacing="false" fo:text-align="start" style:justify-single-word="false" fo:orphans="0" fo:widows="0" fo:text-indent="0in" style:auto-text-indent="false" style:vertical-align="auto"/>
      <style:text-properties style:font-name="Arial" fo:font-size="10pt" fo:language="en" fo:country="US" style:font-size-asian="10pt" style:language-asian="it" style:country-asian="IT" style:font-name-complex="Arial1" style:font-size-complex="10pt" style:language-complex="ar" style:country-complex="SA" style:font-weight-complex="bold"/>
    </style:style>
    <style:style style:name="P81" style:family="paragraph" style:parent-style-name="Standard">
      <style:paragraph-properties fo:margin-left="0in" fo:margin-right="0in" fo:margin-top="0in" fo:margin-bottom="0.0835in" style:contextual-spacing="false" fo:text-align="start" style:justify-single-word="false" fo:orphans="0" fo:widows="0" fo:text-indent="-0.0984in" style:auto-text-indent="false" style:vertical-align="auto"/>
    </style:style>
    <style:style style:name="P82" style:family="paragraph" style:parent-style-name="Standard">
      <style:paragraph-properties fo:margin-left="-0.0984in" fo:margin-right="0in" fo:text-align="justify" style:justify-single-word="false" fo:orphans="0" fo:widows="0" fo:text-indent="0in" style:auto-text-indent="false" style:vertical-align="auto"/>
      <style:text-properties style:font-name="Arial" fo:font-size="10pt" fo:language="en" fo:country="US" fo:font-weight="bold" style:font-size-asian="10pt" style:language-asian="it" style:country-asian="IT" style:font-weight-asian="bold" style:font-name-complex="Arial1" style:font-size-complex="10pt" style:language-complex="ar" style:country-complex="SA" style:font-weight-complex="bold"/>
    </style:style>
    <style:style style:name="P83" style:family="paragraph" style:parent-style-name="Standard" style:list-style-name="WWNum19">
      <style:paragraph-properties fo:margin-left="0.5in" fo:margin-right="0in" fo:text-align="justify" style:justify-single-word="false" fo:orphans="0" fo:widows="0" fo:text-indent="-0.25in" style:auto-text-indent="false" style:vertical-align="auto">
        <style:tab-stops/>
      </style:paragraph-properties>
    </style:style>
    <style:style style:name="P84" style:family="paragraph" style:parent-style-name="Standard" style:list-style-name="WWNum19">
      <style:paragraph-properties fo:margin-left="0.5in" fo:margin-right="0in" fo:text-align="justify" style:justify-single-word="false" fo:orphans="0" fo:widows="0" fo:text-indent="-0.25in" style:auto-text-indent="false" style:vertical-align="auto">
        <style:tab-stops/>
      </style:paragraph-properties>
      <style:text-properties officeooo:paragraph-rsid="000426ad"/>
    </style:style>
    <style:style style:name="P85" style:family="paragraph" style:parent-style-name="Standard" style:list-style-name="WWNum19">
      <style:paragraph-properties fo:margin-left="0.5in" fo:margin-right="0in" fo:line-height="150%" fo:text-align="justify" style:justify-single-word="false" fo:orphans="0" fo:widows="0" fo:text-indent="-0.25in" style:auto-text-indent="false" style:vertical-align="auto">
        <style:tab-stops/>
      </style:paragraph-properties>
    </style:style>
    <style:style style:name="P86" style:family="paragraph" style:parent-style-name="Standard" style:list-style-name="WWNum6">
      <style:paragraph-properties fo:margin-left="0.25in" fo:margin-right="0in" fo:line-height="150%" fo:text-align="justify" style:justify-single-word="false" fo:orphans="0" fo:widows="0" fo:text-indent="-0.25in" style:auto-text-indent="false" style:vertical-align="auto">
        <style:tab-stops/>
      </style:paragraph-properties>
    </style:style>
    <style:style style:name="P87" style:family="paragraph" style:parent-style-name="Heading_20_1">
      <style:paragraph-properties fo:text-align="justify" style:justify-single-word="false"/>
    </style:style>
    <style:style style:name="P88" style:family="paragraph" style:parent-style-name="Heading_20_1">
      <style:paragraph-properties fo:text-align="center" style:justify-single-word="false"/>
    </style:style>
    <style:style style:name="P89" style:family="paragraph" style:parent-style-name="Heading_20_2">
      <style:paragraph-properties fo:text-align="justify" style:justify-single-word="false"/>
    </style:style>
    <style:style style:name="P90" style:family="paragraph" style:parent-style-name="Body_20_Text_20_2">
      <style:text-properties style:font-name="Trebuchet MS" fo:font-size="10pt" style:font-size-asian="10pt" style:font-name-complex="Arial1" style:font-size-complex="10pt"/>
    </style:style>
    <style:style style:name="P91" style:family="paragraph" style:parent-style-name="Body_20_Text_20_2">
      <style:paragraph-properties fo:text-align="center" style:justify-single-word="false"/>
      <style:text-properties style:font-name="Trebuchet MS" fo:font-size="10pt" style:font-size-asian="10pt" style:font-name-complex="Arial1" style:font-size-complex="10pt"/>
    </style:style>
    <style:style style:name="P92" style:family="paragraph" style:parent-style-name="Body_20_Text_20_2">
      <style:paragraph-properties>
        <style:tab-stops>
          <style:tab-stop style:position="4.1457in"/>
        </style:tab-stops>
      </style:paragraph-properties>
      <style:text-properties style:font-name="Trebuchet MS" fo:font-size="10pt" style:font-size-asian="10pt" style:font-name-complex="Arial1" style:font-size-complex="10pt"/>
    </style:style>
    <style:style style:name="P93" style:family="paragraph" style:parent-style-name="Body_20_Text_20_2">
      <style:paragraph-properties fo:text-align="start" style:justify-single-word="false">
        <style:tab-stops>
          <style:tab-stop style:position="4.2083in"/>
        </style:tab-stops>
      </style:paragraph-properties>
      <style:text-properties style:font-name="Trebuchet MS" fo:font-size="10pt" style:font-size-asian="10pt" style:font-name-complex="Arial1" style:font-size-complex="10pt"/>
    </style:style>
    <style:style style:name="P94" style:family="paragraph" style:parent-style-name="Body_20_Text_20_2">
      <style:paragraph-properties fo:text-align="center" style:justify-single-word="false"/>
    </style:style>
    <style:style style:name="P95" style:family="paragraph" style:parent-style-name="Body_20_Text_20_2">
      <style:paragraph-properties fo:margin-left="0in" fo:margin-right="0in" fo:text-indent="0.4925in" style:auto-text-indent="false">
        <style:tab-stops>
          <style:tab-stop style:position="4.1457in"/>
        </style:tab-stops>
      </style:paragraph-properties>
    </style:style>
    <style:style style:name="P96" style:family="paragraph" style:parent-style-name="Body_20_Text_20_2" style:list-style-name="WWNum7">
      <style:paragraph-properties fo:margin-left="0.3752in" fo:margin-right="0in" fo:text-indent="-0.3752in" style:auto-text-indent="false">
        <style:tab-stops>
          <style:tab-stop style:position="0.3752in"/>
        </style:tab-stops>
      </style:paragraph-properties>
    </style:style>
    <style:style style:name="P97" style:family="paragraph" style:parent-style-name="Body_20_Text_20_2" style:list-style-name="WWNum8">
      <style:paragraph-properties fo:margin-left="0.3335in" fo:margin-right="0in" fo:text-indent="-0.3335in" style:auto-text-indent="false">
        <style:tab-stops>
          <style:tab-stop style:position="0.3335in"/>
        </style:tab-stops>
      </style:paragraph-properties>
    </style:style>
    <style:style style:name="P98" style:family="paragraph" style:parent-style-name="Body_20_Text_20_2" style:list-style-name="WWNum9">
      <style:paragraph-properties fo:margin-left="0.25in" fo:margin-right="0in" fo:text-indent="-0.25in" style:auto-text-indent="false">
        <style:tab-stops>
          <style:tab-stop style:position="0.25in"/>
        </style:tab-stops>
      </style:paragraph-properties>
    </style:style>
    <style:style style:name="P99" style:family="paragraph" style:parent-style-name="Body_20_Text_20_2">
      <style:paragraph-properties style:writing-mode="lr-tb"/>
      <style:text-properties fo:color="#0000ff" style:font-name="Trebuchet MS" fo:font-size="10pt" style:text-underline-style="solid" style:text-underline-width="auto" style:text-underline-color="font-color" style:font-size-asian="10pt" style:font-name-complex="Arial1" style:font-size-complex="10pt"/>
    </style:style>
    <style:style style:name="P100" style:family="paragraph" style:parent-style-name="Body_20_Text_20_2">
      <style:paragraph-properties style:writing-mode="lr-tb"/>
      <style:text-properties style:font-name="Trebuchet MS" fo:font-size="10pt" style:font-size-asian="10pt" style:font-name-complex="Arial1" style:font-size-complex="10pt"/>
    </style:style>
    <style:style style:name="P101" style:family="paragraph" style:parent-style-name="Text_20_body_20_indent">
      <style:paragraph-properties fo:margin-left="0in" fo:margin-right="0in" fo:margin-top="0in" fo:margin-bottom="0.0835in" style:contextual-spacing="false" fo:text-indent="0in" style:auto-text-indent="false"/>
    </style:style>
    <style:style style:name="P102" style:family="paragraph" style:parent-style-name="Text_20_body_20_indent">
      <style:paragraph-properties fo:margin-left="0in" fo:margin-right="0in" fo:margin-top="0in" fo:margin-bottom="0.0835in" style:contextual-spacing="false" fo:text-align="justify" style:justify-single-word="false" fo:text-indent="0in" style:auto-text-indent="false"/>
    </style:style>
    <style:style style:name="P103" style:family="paragraph" style:parent-style-name="Text_20_body_20_indent">
      <style:paragraph-properties fo:margin-left="0in" fo:margin-right="0in" fo:margin-top="0in" fo:margin-bottom="0.0835in" style:contextual-spacing="false" fo:text-indent="0in" style:auto-text-indent="false"/>
      <style:text-properties style:font-name="Trebuchet MS" fo:language="en" fo:country="GB" style:font-name-complex="Arial1"/>
    </style:style>
    <style:style style:name="P104" style:family="paragraph" style:parent-style-name="Text_20_body_20_indent">
      <style:paragraph-properties fo:margin-left="0in" fo:margin-right="0in" fo:margin-top="0in" fo:margin-bottom="0.0835in" style:contextual-spacing="false" fo:text-align="justify" style:justify-single-word="false" fo:text-indent="0in" style:auto-text-indent="false"/>
      <style:text-properties fo:color="#000000" style:font-name="Calibri" fo:language="en" fo:country="GB"/>
    </style:style>
    <style:style style:name="P105" style:family="paragraph" style:parent-style-name="Default">
      <style:paragraph-properties fo:text-align="justify" style:justify-single-word="false"/>
    </style:style>
    <style:style style:name="T1" style:family="text">
      <style:text-properties style:font-name="Book Antiqua" fo:font-size="10pt" fo:language="it" fo:country="IT" fo:font-weight="bold" style:font-size-asian="10pt" style:language-asian="it" style:country-asian="IT" style:font-weight-asian="bold" style:font-name-complex="Times New Roman3" style:font-size-complex="10pt" style:language-complex="ar" style:country-complex="SA" style:font-weight-complex="bold"/>
    </style:style>
    <style:style style:name="T2" style:family="text">
      <style:text-properties style:font-name="Book Antiqua" fo:font-size="10pt" fo:language="it" fo:country="IT" fo:font-weight="bold" style:font-size-asian="10pt" style:language-asian="it" style:country-asian="IT" style:font-weight-asian="bold" style:font-name-complex="Arial1" style:font-size-complex="10pt" style:language-complex="ar" style:country-complex="SA" style:font-weight-complex="bold"/>
    </style:style>
    <style:style style:name="T3" style:family="text">
      <style:text-properties style:font-name="Book Antiqua" fo:font-size="10pt" fo:language="it" fo:country="IT" style:font-size-asian="10pt" style:language-asian="it" style:country-asian="IT" style:font-name-complex="Arial1" style:font-size-complex="10pt" style:language-complex="ar" style:country-complex="SA" style:font-weight-complex="bold"/>
    </style:style>
    <style:style style:name="T4" style:family="text">
      <style:text-properties style:font-name="Book Antiqua" fo:font-size="10pt" fo:language="en" fo:country="US" style:font-size-asian="10pt" style:language-asian="it" style:country-asian="IT" style:font-name-complex="Arial1" style:font-size-complex="10pt" style:language-complex="ar" style:country-complex="SA" style:font-weight-complex="bold"/>
    </style:style>
    <style:style style:name="T5" style:family="text">
      <style:text-properties fo:language="it" fo:country="IT"/>
    </style:style>
    <style:style style:name="T6" style:family="text">
      <style:text-properties fo:language="en" fo:country="US"/>
    </style:style>
    <style:style style:name="T7" style:family="text">
      <style:text-properties style:font-name="Trebuchet MS" fo:font-size="10pt" fo:language="en" fo:country="US" fo:font-weight="bold" style:font-size-asian="10pt" style:language-asian="it" style:country-asian="IT" style:font-weight-asian="bold" style:font-name-complex="Arial1" style:font-size-complex="10pt" style:language-complex="ar" style:country-complex="SA"/>
    </style:style>
    <style:style style:name="T8" style:family="text">
      <style:text-properties style:font-name="Trebuchet MS" fo:font-size="10pt" fo:language="en" fo:country="US" fo:font-weight="bold" style:font-size-asian="10pt" style:language-asian="it" style:country-asian="IT" style:font-weight-asian="bold" style:font-name-complex="Arial1" style:font-size-complex="10pt" style:language-complex="ar" style:country-complex="SA" style:font-weight-complex="bold"/>
    </style:style>
    <style:style style:name="T9" style:family="text">
      <style:text-properties style:font-name="Trebuchet MS" fo:font-size="10pt" fo:language="en" fo:country="US" style:text-underline-style="solid" style:text-underline-width="auto" style:text-underline-color="font-color" fo:font-weight="bold" style:font-size-asian="10pt" style:language-asian="it" style:country-asian="IT" style:font-weight-asian="bold" style:font-name-complex="Arial1" style:font-size-complex="10pt" style:language-complex="ar" style:country-complex="SA" style:font-weight-complex="bold"/>
    </style:style>
    <style:style style:name="T10" style:family="text">
      <style:text-properties style:font-name="Trebuchet MS" fo:font-size="10pt" fo:language="en" fo:country="US" style:font-size-asian="10pt" style:language-asian="it" style:country-asian="IT" style:font-name-complex="Arial1" style:font-size-complex="10pt" style:language-complex="ar" style:country-complex="SA"/>
    </style:style>
    <style:style style:name="T11" style:family="text">
      <style:text-properties style:font-name="Trebuchet MS" fo:font-size="10pt" fo:language="en" fo:country="US" style:font-size-asian="10pt" style:language-asian="it" style:country-asian="IT" style:font-name-complex="Arial1" style:font-size-complex="10pt" style:language-complex="ar" style:country-complex="SA" style:font-weight-complex="bold"/>
    </style:style>
    <style:style style:name="T12" style:family="text">
      <style:text-properties style:font-name="Trebuchet MS" fo:font-size="10pt" fo:language="en" fo:country="US" style:font-size-asian="10pt" style:language-asian="it" style:country-asian="IT" style:font-name-complex="Times New Roman3" style:font-size-complex="10pt" style:language-complex="ar" style:country-complex="SA"/>
    </style:style>
    <style:style style:name="T13" style:family="text">
      <style:text-properties style:font-name="Trebuchet MS" fo:font-size="10pt" fo:language="en" fo:country="US" style:font-size-asian="10pt" style:font-name-complex="Arial1" style:font-size-complex="10pt"/>
    </style:style>
    <style:style style:name="T14" style:family="text">
      <style:text-properties style:font-name="Trebuchet MS" fo:font-size="10pt" fo:language="en" fo:country="US" fo:font-style="italic" style:font-size-asian="10pt" style:language-asian="it" style:country-asian="IT" style:font-style-asian="italic" style:font-name-complex="Arial1" style:font-size-complex="10pt" style:language-complex="ar" style:country-complex="SA"/>
    </style:style>
    <style:style style:name="T15" style:family="text">
      <style:text-properties style:font-name="Trebuchet MS" fo:font-size="10pt" fo:language="it" fo:country="IT" style:font-size-asian="10pt" style:language-asian="it" style:country-asian="IT" style:font-name-complex="Arial1" style:font-size-complex="10pt" style:language-complex="ar" style:country-complex="SA"/>
    </style:style>
    <style:style style:name="T16" style:family="text">
      <style:text-properties style:font-name="Trebuchet MS" fo:font-size="10pt" fo:language="it" fo:country="IT" style:font-size-asian="10pt" style:language-asian="it" style:country-asian="IT" style:font-name-complex="Arial1" style:font-size-complex="10pt" style:language-complex="ar" style:country-complex="SA" style:font-weight-complex="bold"/>
    </style:style>
    <style:style style:name="T17" style:family="text">
      <style:text-properties style:font-name="Trebuchet MS" fo:font-size="10pt" style:font-size-asian="10pt" style:font-name-complex="Arial1" style:font-size-complex="10pt"/>
    </style:style>
    <style:style style:name="T18" style:family="text">
      <style:text-properties style:font-name="Trebuchet MS" fo:font-size="10pt" fo:language="en" fo:country="GB" style:font-size-asian="10pt" style:language-asian="it" style:country-asian="IT" style:font-name-complex="Arial1" style:font-size-complex="10pt" style:language-complex="ar" style:country-complex="SA"/>
    </style:style>
    <style:style style:name="T19" style:family="text">
      <style:text-properties style:font-name="Trebuchet MS" fo:font-size="10pt" fo:language="en" fo:country="GB" style:font-size-asian="10pt" style:language-asian="it" style:country-asian="IT" style:font-name-complex="Arial1" style:font-size-complex="10pt" style:language-complex="ar" style:country-complex="SA" style:font-style-complex="italic"/>
    </style:style>
    <style:style style:name="T20" style:family="text">
      <style:text-properties style:font-name="Trebuchet MS" fo:font-size="10pt" fo:language="en" fo:country="GB" style:font-size-asian="10pt" style:language-asian="it" style:country-asian="IT" style:font-name-complex="Arial1" style:font-size-complex="10pt" style:language-complex="ar" style:country-complex="SA" style:font-style-complex="italic" style:font-weight-complex="bold"/>
    </style:style>
    <style:style style:name="T21" style:family="text">
      <style:text-properties style:font-name="Trebuchet MS" fo:font-size="10pt" fo:language="en" fo:country="GB" style:font-size-asian="10pt" style:language-asian="it" style:country-asian="IT" style:font-name-complex="Arial1" style:font-size-complex="10pt" style:language-complex="ar" style:country-complex="SA" style:font-weight-complex="bold"/>
    </style:style>
    <style:style style:name="T22" style:family="text">
      <style:text-properties style:font-name="Trebuchet MS" fo:font-size="10pt" fo:language="en" fo:country="none" style:font-size-asian="10pt" style:language-asian="it" style:country-asian="IT" style:font-name-complex="Arial1" style:font-size-complex="10pt" style:language-complex="ar" style:country-complex="SA"/>
    </style:style>
    <style:style style:name="T23" style:family="text">
      <style:text-properties style:font-name="Trebuchet MS" fo:language="en" fo:country="none"/>
    </style:style>
    <style:style style:name="T24" style:family="text">
      <style:text-properties style:font-name="Trebuchet MS" fo:language="en" fo:country="GB" style:font-name-complex="Arial1"/>
    </style:style>
    <style:style style:name="T25" style:family="text">
      <style:text-properties style:font-name="Trebuchet MS" fo:language="en" fo:country="GB" style:font-name-complex="Arial1" style:font-weight-complex="bold"/>
    </style:style>
    <style:style style:name="T26" style:family="text">
      <style:text-properties style:font-name="Trebuchet MS" fo:language="en" fo:country="GB" style:font-name-complex="Arial1" style:font-style-complex="italic" style:font-weight-complex="bold"/>
    </style:style>
    <style:style style:name="T27" style:family="text">
      <style:text-properties style:font-name="Trebuchet MS" style:font-name-complex="Arial1"/>
    </style:style>
    <style:style style:name="T28" style:family="text">
      <style:text-properties style:font-name="Trebuchet MS" style:font-name-complex="Arial1" style:font-weight-complex="bold"/>
    </style:style>
    <style:style style:name="T29" style:family="text">
      <style:text-properties style:font-name="Times New Roman"/>
    </style:style>
    <style:style style:name="T30" style:family="text">
      <style:text-properties style:font-name="Times New Roman" fo:font-size="10pt" fo:language="en" fo:country="US" style:font-size-asian="10pt" style:language-asian="it" style:country-asian="IT" style:font-name-complex="Times New Roman3" style:font-size-complex="10pt" style:language-complex="ar" style:country-complex="SA"/>
    </style:style>
    <style:style style:name="T31" style:family="text">
      <style:text-properties style:font-name="Times New Roman" fo:font-size="10pt" fo:language="en" fo:country="US" fo:font-weight="bold" style:font-size-asian="10pt" style:language-asian="it" style:country-asian="IT" style:font-weight-asian="bold" style:font-name-complex="Times New Roman3" style:font-size-complex="10pt" style:language-complex="ar" style:country-complex="SA"/>
    </style:style>
    <style:style style:name="T32" style:family="text">
      <style:text-properties style:text-position="40% 100%" style:font-name="Trebuchet MS" fo:font-size="10pt" fo:language="en" fo:country="US" style:font-size-asian="10pt" style:language-asian="it" style:country-asian="IT" style:font-name-complex="Arial1" style:font-size-complex="10pt" style:language-complex="ar" style:country-complex="SA"/>
    </style:style>
    <style:style style:name="T33" style:family="text">
      <style:text-properties fo:color="#222222" style:font-name="Trebuchet MS" fo:font-size="10pt" fo:language="en" fo:country="US" style:font-size-asian="10pt" style:language-asian="it" style:country-asian="IT" style:font-name-complex="Arial1" style:font-size-complex="10pt" style:language-complex="ar" style:country-complex="SA"/>
    </style:style>
    <style:style style:name="T34" style:family="text">
      <style:text-properties fo:color="#222222" style:font-name="Trebuchet MS" fo:font-size="10pt" fo:language="en" fo:country="none" style:font-size-asian="10pt" style:language-asian="it" style:country-asian="IT" style:font-name-complex="Arial1" style:font-size-complex="10pt" style:language-complex="ar" style:country-complex="SA"/>
    </style:style>
    <style:style style:name="T35" style:family="text">
      <style:text-properties style:font-name="Arial" fo:font-size="10pt" fo:language="en" fo:country="US" style:font-size-asian="10pt" style:language-asian="it" style:country-asian="IT" style:font-name-complex="Arial1" style:font-size-complex="10pt" style:language-complex="ar" style:country-complex="SA"/>
    </style:style>
    <style:style style:name="T36" style:family="text">
      <style:text-properties style:font-name="Arial" fo:font-size="10pt" fo:language="en" fo:country="US" style:font-size-asian="10pt" style:language-asian="it" style:country-asian="IT" style:font-name-complex="Arial1" style:font-size-complex="10pt" style:language-complex="ar" style:country-complex="SA" style:font-weight-complex="bold"/>
    </style:style>
    <style:style style:name="T37" style:family="text">
      <style:text-properties style:font-name="Arial" fo:font-size="10pt" fo:language="en" fo:country="US" officeooo:rsid="000426ad" style:font-size-asian="10pt" style:language-asian="it" style:country-asian="IT" style:font-name-complex="Arial1" style:font-size-complex="10pt" style:language-complex="ar" style:country-complex="SA"/>
    </style:style>
    <style:style style:name="T38" style:family="text">
      <style:text-properties style:font-name="Arial" fo:font-size="10pt" fo:language="en" fo:country="US" style:font-size-asian="10pt" style:language-asian="en" style:country-asian="GB" style:font-name-complex="Arial1" style:font-size-complex="10pt" style:language-complex="ar" style:country-complex="SA"/>
    </style:style>
    <style:style style:name="T39" style:family="text">
      <style:text-properties style:font-name="Arial" fo:font-size="10pt" fo:language="en" fo:country="US" style:font-size-asian="10pt" style:language-asian="ar" style:country-asian="SA" style:font-name-complex="Arial1" style:font-size-complex="10pt" style:language-complex="ar" style:country-complex="SA"/>
    </style:style>
    <style:style style:name="T40" style:family="text">
      <style:text-properties style:font-name="Arial" fo:font-size="10pt" fo:language="en" fo:country="US" fo:font-weight="bold" style:font-size-asian="10pt" style:language-asian="it" style:country-asian="IT" style:font-weight-asian="bold" style:font-name-complex="Arial1" style:font-size-complex="10pt" style:language-complex="ar" style:country-complex="SA"/>
    </style:style>
    <style:style style:name="T41" style:family="text">
      <style:text-properties style:font-name="Arial" fo:font-size="10pt" fo:language="en" fo:country="US" fo:font-weight="bold" style:font-size-asian="10pt" style:language-asian="it" style:country-asian="IT" style:font-weight-asian="bold" style:font-name-complex="Arial1" style:font-size-complex="10pt" style:language-complex="ar" style:country-complex="SA" style:font-weight-complex="bold"/>
    </style:style>
    <style:style style:name="T42" style:family="text">
      <style:text-properties style:font-name="Arial" fo:font-size="10pt" fo:language="en" fo:country="US" fo:font-weight="bold" style:font-size-asian="10pt" style:language-asian="en" style:country-asian="GB" style:font-weight-asian="bold" style:font-name-complex="Arial1" style:font-size-complex="10pt" style:language-complex="ar" style:country-complex="SA"/>
    </style:style>
    <style:style style:name="T43" style:family="text">
      <style:text-properties style:font-name="Arial" fo:font-size="10pt" fo:language="en" fo:country="GB" style:font-size-asian="10pt" style:language-asian="it" style:country-asian="IT" style:font-name-complex="Arial1" style:font-size-complex="10pt" style:language-complex="ar" style:country-complex="SA"/>
    </style:style>
    <style:style style:name="T44" style:family="text">
      <style:text-properties style:font-name="Arial" fo:font-size="10pt" fo:language="en" fo:country="GB" style:font-size-asian="10pt" style:language-asian="it" style:country-asian="IT" style:font-name-complex="Arial1" style:font-size-complex="10pt" style:language-complex="ar" style:country-complex="SA" style:font-style-complex="italic"/>
    </style:style>
    <style:style style:name="T45" style:family="text">
      <style:text-properties style:font-name="Arial" fo:font-size="10pt" fo:language="en" fo:country="GB" style:font-size-asian="10pt" style:language-asian="it" style:country-asian="IT" style:font-name-complex="Arial1" style:font-size-complex="10pt" style:language-complex="ar" style:country-complex="SA" style:font-weight-complex="bold"/>
    </style:style>
    <style:style style:name="T46" style:family="text">
      <style:text-properties style:font-name="Arial" fo:font-size="10pt" fo:language="en" fo:country="GB" officeooo:rsid="0002c50e" style:font-size-asian="10pt" style:language-asian="it" style:country-asian="IT" style:font-name-complex="Arial1" style:font-size-complex="10pt" style:language-complex="ar" style:country-complex="SA"/>
    </style:style>
    <style:style style:name="T47" style:family="text">
      <style:text-properties style:font-name="Arial" fo:font-size="10pt" fo:language="en" fo:country="GB" officeooo:rsid="000426ad" style:font-size-asian="10pt" style:language-asian="it" style:country-asian="IT" style:font-name-complex="Arial1" style:font-size-complex="10pt" style:language-complex="ar" style:country-complex="SA"/>
    </style:style>
    <style:style style:name="T48" style:family="text">
      <style:text-properties style:font-name="Arial" fo:font-size="10pt" fo:language="en" fo:country="GB" officeooo:rsid="00045c5d" style:font-size-asian="10pt" style:language-asian="it" style:country-asian="IT" style:font-name-complex="Arial1" style:font-size-complex="10pt" style:language-complex="ar" style:country-complex="SA"/>
    </style:style>
    <style:style style:name="T49" style:family="text">
      <style:text-properties style:font-name="Arial" fo:font-size="10pt" fo:language="en" fo:country="GB" officeooo:rsid="0005b24e" style:font-size-asian="10pt" style:language-asian="it" style:country-asian="IT" style:font-name-complex="Arial1" style:font-size-complex="10pt" style:language-complex="ar" style:country-complex="SA"/>
    </style:style>
    <style:style style:name="T50" style:family="text">
      <style:text-properties style:font-name="Arial" fo:font-size="10pt" fo:language="en" fo:country="GB" fo:font-weight="bold" style:font-size-asian="10pt" style:language-asian="it" style:country-asian="IT" style:font-weight-asian="bold" style:font-name-complex="Arial1" style:font-size-complex="10pt" style:language-complex="ar" style:country-complex="SA"/>
    </style:style>
    <style:style style:name="T51" style:family="text">
      <style:text-properties style:font-name="Arial" fo:font-size="10pt" fo:language="en" fo:country="GB" fo:font-weight="bold" style:font-size-asian="10pt" style:language-asian="it" style:country-asian="IT" style:font-weight-asian="bold" style:font-name-complex="Arial1" style:font-size-complex="10pt" style:language-complex="ar" style:country-complex="SA" style:font-weight-complex="bold"/>
    </style:style>
    <style:style style:name="T52" style:family="text">
      <style:text-properties style:font-name="Arial" fo:font-size="10pt" fo:language="en" fo:country="GB" fo:font-weight="bold" officeooo:rsid="0002c50e" style:font-size-asian="10pt" style:language-asian="it" style:country-asian="IT" style:font-weight-asian="bold" style:font-name-complex="Arial1" style:font-size-complex="10pt" style:language-complex="ar" style:country-complex="SA" style:font-weight-complex="bold"/>
    </style:style>
    <style:style style:name="T53" style:family="text">
      <style:text-properties style:font-name="Arial" fo:font-size="10pt" fo:language="en" fo:country="GB" fo:font-weight="bold" officeooo:rsid="000426ad" style:font-size-asian="10pt" style:language-asian="it" style:country-asian="IT" style:font-weight-asian="bold" style:font-name-complex="Arial1" style:font-size-complex="10pt" style:language-complex="ar" style:country-complex="SA" style:font-weight-complex="bold"/>
    </style:style>
    <style:style style:name="T54" style:family="text">
      <style:text-properties style:font-name="Arial" fo:font-size="10pt" fo:language="en" fo:country="GB" fo:font-weight="bold" officeooo:rsid="0002b654" style:font-size-asian="10pt" style:language-asian="it" style:country-asian="IT" style:font-weight-asian="bold" style:font-name-complex="Arial1" style:font-size-complex="10pt" style:language-complex="ar" style:country-complex="SA"/>
    </style:style>
    <style:style style:name="T55" style:family="text">
      <style:text-properties style:font-name="Arial" fo:font-size="10pt" fo:language="en" fo:country="GB" fo:background-color="#ffffff" loext:char-shading-value="0" style:font-name-asian="MS Mincho" style:font-size-asian="10pt" style:language-asian="en" style:country-asian="US" style:font-name-complex="Arial1" style:font-size-complex="10pt" style:language-complex="ar" style:country-complex="SA"/>
    </style:style>
    <style:style style:name="T56" style:family="text">
      <style:text-properties style:font-name="Arial" fo:font-size="10pt" fo:language="en" fo:country="GB" style:text-underline-style="solid" style:text-underline-width="auto" style:text-underline-color="font-color" fo:font-weight="bold" style:font-size-asian="10pt" style:language-asian="it" style:country-asian="IT" style:font-weight-asian="bold" style:font-name-complex="Arial1" style:font-size-complex="10pt" style:language-complex="ar" style:country-complex="SA" style:font-weight-complex="bold"/>
    </style:style>
    <style:style style:name="T57" style:family="text">
      <style:text-properties style:font-name="Arial" fo:font-size="10pt" fo:language="it" fo:country="IT" style:text-underline-style="solid" style:text-underline-width="auto" style:text-underline-color="font-color" style:font-size-asian="10pt" style:language-asian="it" style:country-asian="IT" style:font-name-complex="Arial1" style:font-size-complex="10pt" style:language-complex="ar" style:country-complex="SA"/>
    </style:style>
    <style:style style:name="T58" style:family="text">
      <style:text-properties style:font-name="Arial" fo:font-size="10pt" fo:language="it" fo:country="IT" style:text-underline-style="solid" style:text-underline-width="auto" style:text-underline-color="font-color" fo:font-weight="bold" style:font-size-asian="10pt" style:language-asian="it" style:country-asian="IT" style:font-weight-asian="bold" style:font-name-complex="Arial1" style:font-size-complex="10pt" style:language-complex="ar" style:country-complex="SA" style:font-weight-complex="bold"/>
    </style:style>
    <style:style style:name="T59" style:family="text">
      <style:text-properties style:font-name="Arial" fo:font-size="10pt" fo:language="it" fo:country="IT" style:font-size-asian="10pt" style:language-asian="it" style:country-asian="IT" style:font-name-complex="Arial1" style:font-size-complex="10pt" style:language-complex="ar" style:country-complex="SA"/>
    </style:style>
    <style:style style:name="T60" style:family="text">
      <style:text-properties style:font-name="Arial" fo:font-size="10pt" fo:language="it" fo:country="IT" fo:font-weight="bold" style:font-size-asian="10pt" style:language-asian="it" style:country-asian="IT" style:font-weight-asian="bold" style:font-name-complex="Arial1" style:font-size-complex="10pt" style:language-complex="ar" style:country-complex="SA"/>
    </style:style>
    <style:style style:name="T61" style:family="text">
      <style:text-properties style:font-name="Arial" fo:font-size="10pt" fo:language="en" fo:country="none" style:font-size-asian="10pt" style:language-asian="it" style:country-asian="IT" style:font-name-complex="Arial1" style:font-size-complex="10pt" style:language-complex="ar" style:country-complex="SA"/>
    </style:style>
    <style:style style:name="T62" style:family="text">
      <style:text-properties style:font-name="Arial" fo:font-size="10pt" fo:language="en" fo:country="none" officeooo:rsid="000426ad" style:font-size-asian="10pt" style:language-asian="it" style:country-asian="IT" style:font-name-complex="Arial1" style:font-size-complex="10pt" style:language-complex="ar" style:country-complex="SA"/>
    </style:style>
    <style:style style:name="T63" style:family="text">
      <style:text-properties style:font-name="Arial" fo:font-size="10pt" fo:font-weight="bold" style:font-size-asian="10pt" style:font-weight-asian="bold" style:font-name-complex="Arial1" style:font-size-complex="10pt"/>
    </style:style>
    <style:style style:name="T64" style:family="text">
      <style:text-properties style:font-name="Arial" fo:font-size="10pt" style:font-size-asian="10pt" style:font-name-complex="Arial1" style:font-size-complex="10pt"/>
    </style:style>
    <style:style style:name="T65" style:family="text">
      <style:text-properties style:font-name="Arial" fo:font-size="11pt" fo:language="en" fo:country="US" style:text-underline-style="solid" style:text-underline-width="auto" style:text-underline-color="font-color" fo:font-weight="bold" style:font-size-asian="11pt" style:language-asian="it" style:country-asian="IT" style:font-weight-asian="bold" style:font-name-complex="Arial1" style:font-size-complex="11pt" style:language-complex="ar" style:country-complex="SA" style:font-weight-complex="bold"/>
    </style:style>
    <style:style style:name="T66" style:family="text">
      <style:text-properties style:font-name="Arial" fo:font-weight="bold" style:font-weight-asian="bold" style:font-name-complex="Arial1"/>
    </style:style>
    <style:style style:name="T67" style:family="text">
      <style:text-properties style:font-name="Arial" style:font-name-complex="Arial1"/>
    </style:style>
    <style:style style:name="T68" style:family="text">
      <style:text-properties fo:language="en" fo:country="none"/>
    </style:style>
    <style:style style:name="T69" style:family="text">
      <style:text-properties fo:color="#0000ff" style:font-name="Trebuchet MS" fo:font-size="10pt" style:text-underline-style="solid" style:text-underline-width="auto" style:text-underline-color="font-color" style:font-size-asian="10pt" style:font-name-complex="Arial1" style:font-size-complex="10pt"/>
    </style:style>
    <style:style style:name="T70" style:family="text">
      <style:text-properties fo:language="en" fo:country="GB"/>
    </style:style>
    <style:style style:name="T71" style:family="text">
      <style:text-properties fo:color="#000000" style:font-name="Arial" fo:font-size="10pt" fo:language="en" fo:country="US" style:font-size-asian="10pt" style:font-name-complex="Arial1" style:font-size-complex="10pt"/>
    </style:style>
    <style:style style:name="T72" style:family="text">
      <style:text-properties fo:color="#000000" style:font-name="Arial" fo:font-size="10pt" fo:language="en" fo:country="US" style:font-size-asian="10pt" style:font-name-complex="Arial1" style:font-size-complex="10pt" style:font-weight-complex="bold"/>
    </style:style>
    <style:style style:name="T73" style:family="text">
      <style:text-properties fo:color="#000000" style:font-name="Arial" fo:font-size="10pt" fo:language="en" fo:country="US" fo:font-weight="bold" style:font-size-asian="10pt" style:font-weight-asian="bold" style:font-name-complex="Arial1" style:font-size-complex="10pt"/>
    </style:style>
    <style:style style:name="T74" style:family="text">
      <style:text-properties fo:color="#000000" style:font-name="Arial" fo:font-size="10pt" fo:language="en" fo:country="US" fo:font-weight="bold" style:font-size-asian="10pt" style:font-weight-asian="bold" style:font-name-complex="Arial1" style:font-size-complex="10pt" style:font-weight-complex="bold"/>
    </style:style>
    <style:style style:name="T75" style:family="text">
      <style:text-properties fo:color="#000000" style:font-name="Arial" fo:language="en" fo:country="GB" style:font-name-complex="Arial1"/>
    </style:style>
    <style:style style:name="T76" style:family="text">
      <style:text-properties fo:color="#333333" style:font-name="Arial" fo:font-size="10pt" fo:language="en" fo:country="none" fo:font-weight="bold" style:font-size-asian="10pt" style:language-asian="it" style:country-asian="IT" style:font-weight-asian="bold" style:font-name-complex="Arial1" style:font-size-complex="10pt" style:language-complex="ar" style:country-complex="SA"/>
    </style:style>
    <style:style style:name="T77" style:family="text">
      <style:text-properties fo:color="#333333" style:font-name="Arial" fo:font-size="10pt" fo:language="en" fo:country="none" style:font-size-asian="10pt" style:language-asian="it" style:country-asian="IT" style:font-name-complex="Arial1" style:font-size-complex="10pt" style:language-complex="ar" style:country-complex="SA"/>
    </style:style>
    <style:style style:name="T78" style:family="text">
      <style:text-properties fo:color="#212121" style:font-name="Arial" fo:font-size="10pt" fo:language="en" fo:country="none" style:font-size-asian="10pt" style:language-asian="en" style:country-asian="GB" style:font-name-complex="Arial1" style:font-size-complex="10pt" style:language-complex="ar" style:country-complex="SA"/>
    </style:style>
    <style:style style:name="T79" style:family="text">
      <style:text-properties fo:color="#212121" style:font-name="Arial" fo:font-size="10pt" fo:language="en" fo:country="none" style:font-size-asian="10pt" style:language-asian="it" style:country-asian="IT" style:font-name-complex="Arial1" style:font-size-complex="10pt" style:language-complex="ar" style:country-complex="SA"/>
    </style:style>
    <style:style style:name="T80" style:family="text">
      <style:text-properties style:text-position="30% 100%" style:font-name="Arial" fo:font-size="10pt" fo:language="en" fo:country="GB" style:font-size-asian="10pt" style:language-asian="it" style:country-asian="IT" style:font-name-complex="Arial1" style:font-size-complex="10pt" style:language-complex="ar" style:country-complex="SA"/>
    </style:style>
    <style:style style:name="T81" style:family="text">
      <style:text-properties style:font-name="Trebuchet MS" fo:font-size="10pt" fo:language="it" fo:country="IT" fo:font-style="normal" fo:font-weight="bold" officeooo:rsid="00020e6e" style:font-size-asian="10pt" style:language-asian="it" style:country-asian="IT" style:font-style-asian="normal" style:font-weight-asian="bold" style:font-name-complex="Verdana" style:font-size-complex="10pt" style:language-complex="ar" style:country-complex="SA" style:font-style-complex="normal" style:font-weight-complex="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4"><text:span text:style-name="T1">DIREZIONE <text:s/>DEL PERSONALE</text:span></text:p>
        <text:p text:style-name="P2"><text:span text:style-name="T3">Dirigente:Dott. Ascenzo Farenti</text:span></text:p>
        <text:p text:style-name="P3"/>
        <text:p text:style-name="P2"><text:span text:style-name="T2">UNITA’ PROGRAMMAZIONE E RECLUTAMENTO DEL PERSONALE</text:span></text:p>
        <text:p text:style-name="P2"><text:span text:style-name="T4">Responsabile: Dott.ssa Laura Tangheroni</text:span></text:p>
        <text:p text:style-name="P5"/>
        <text:p text:style-name="P6"/>
        <text:p text:style-name="P11"><text:span text:style-name="T8"><text:tab/>Selection procedure for the position of no. 17 researchers with a fixed term contact under <text:tab/>article <text:tab/>24, comma 3, lett. a) of the Law 240/2010.</text:span></text:p>
        <text:p text:style-name="P9"/>
        <text:p text:style-name="P11"><text:span text:style-name="T8"><text:tab/></text:span><text:span text:style-name="T9">Code RIC2017a1</text:span></text:p>
        <text:p text:style-name="P7"/>
        <text:p text:style-name="P12"><text:span text:style-name="T10"><text:tab/></text:span></text:p>
        <text:p text:style-name="P7"/>
        <text:p text:style-name="P13"><text:span text:style-name="T8">THE CHANCELLOR</text:span></text:p>
        <text:p text:style-name="P8"/>
        <text:p text:style-name="P14"><text:span text:style-name="T10">On the basis of the following:</text:span><text:span text:style-name="T30"> </text:span></text:p>
        <text:p text:style-name="P14"><text:span text:style-name="T10">–The Statute of the University of Pisa, issued by a decree from the chancellor on 30 September 1994, no. 196 and subsequent modifications;</text:span></text:p>
        <text:p text:style-name="P14"><text:span text:style-name="T10">-The</text:span><text:span text:style-name="T30"> </text:span><text:span text:style-name="T10">D.P.R 28 December 2000, No.445;</text:span></text:p>
        <text:p text:style-name="P14"><text:span text:style-name="T10">–The Ministerial Decree on Education, University and Research of 25 May 2011, no. 243, criteria and parameters for preliminary assessment of public procedure selection candidates for contracts under article 24, comma 2, letter c) of the Law December 30 2010, no. 240;</text:span></text:p>
        <text:p text:style-name="P14"><text:span text:style-name="T10">-–The Law of 30 December 2010, no. 240, in particular art. 24;<text:tab/></text:span></text:p>
        <text:p text:style-name="P14"><text:span text:style-name="T10">–The University regulations regarding research grants with a fixed term contract under art. 24 of the Law 240/2010, issued with Regional Decree no. 8444 on 29 June 2011 as amended; </text:span></text:p>
        <text:p text:style-name="P14"><text:span text:style-name="T10">– Ministerial Decree 30 October 2015, no. 885, bearing: <text:s/>Determination of Admissions Examination Sectors, re-grouped into macro-sectors;</text:span></text:p>
        <text:p text:style-name="P14"><text:span text:style-name="T12">-The resolution no. 127 of 28 April 2017, by which the Amministration Committee has approved, among other things, the allocation between the Departments and the assignment to the competition areas of positions for full time researchers on a fixed term contract, according to art. 24, paragraph 3, letter. a) of the law no. 240/2010;</text:span></text:p>
        <text:p text:style-name="P14"><text:span text:style-name="T12">- the resolution no. 165 of 26 May 2017, by which the Amministration Committee approved amendments and additions to the aforementioned resolution of 28 April 2017;</text:span></text:p>
        <text:p text:style-name="P14"><text:span text:style-name="T12">- the notes with which the Rector invited the Directors of the departments concerned to complete the schedules with the indication of all the elements useful for the preparation of the tenders;</text:span></text:p>
        <text:p text:style-name="P14"><text:span text:style-name="T12">- the forms sent by the Director of the departments;</text:span></text:p>
        <text:p text:style-name="P8"/>
        <text:p text:style-name="P8"/>
        <text:p text:style-name="P7"/>
        <text:p text:style-name="Heading_20_1"><text:span text:style-name="T13">DECLARES</text:span></text:p>
        <text:p text:style-name="P7"/>
        <text:p text:style-name="P13"><text:span text:style-name="T10">Art. 1</text:span></text:p>
        <text:p text:style-name="P13"><text:span text:style-name="T10">Admissions Examination Procedures</text:span></text:p>
        <text:p text:style-name="P7"/>
        <text:p text:style-name="P14"><text:span text:style-name="T10">Under art. 24, comma 3, lett. a) of the Law 240/2010 and University Regulations for the position of researchers on a fixed-term contract under art. 24 of the Law 240/2010, the selection procedure for the position of no. 17 full time researchers on a fixed-term contract (denominated as 'Junior' contract) listed in Annex A.</text:span></text:p>
        <text:p text:style-name="P14"><text:span text:style-name="T10">In the forms, for each selection, are indicated the competition sector, the disciplinary field, the scope and objectives of the research, the place of activity of the activity, the specific didactic activity planned, the foreign language of which will be determined the knowledge, and the maximum number of scientific publications to be evaluated, including the PhD thesis, if presented.</text:span></text:p>
        <text:p text:style-name="P8"/>
        <text:p text:style-name="P8"/>
        <text:p text:style-name="P8"/>
        <text:p text:style-name="P7"/>
        <text:p text:style-name="P7"><text:soft-page-break/></text:p>
        <text:p text:style-name="P7"/>
        <text:p text:style-name="P7"/>
        <text:p text:style-name="P13"><text:span text:style-name="T10">Art. 2</text:span></text:p>
        <text:p text:style-name="Heading_20_1"><text:span text:style-name="T13">Admission requirements for selection</text:span></text:p>
        <text:p text:style-name="P14"><text:span text:style-name="T10">For selection, candidates, including citizens of non-EU countries, are admitted to participate if they are in possession of the following:</text:span></text:p>
        <text:p text:style-name="P15"><text:span text:style-name="T10">- <text:s/>Ph.D. degree or equivalent title obtained in Italy or abroad;<text:tab/></text:span></text:p>
        <text:p text:style-name="P14"><text:span text:style-name="T10">- <text:s/>Qualification certificate in medical specialization for the sectors concerned. </text:span></text:p>
        <text:p text:style-name="P14"><text:span text:style-name="T10">Those who have obtained a degree abroad must declare the recognition of the equivalence of the Italian qualification in accordance with the regulations in force.</text:span></text:p>
        <text:p text:style-name="P14"><text:span text:style-name="T10">In the absence of a measure of equivalence, they must submit a copy of the request for the initiation of the procedure referred to in art. 38 of Legislative Decree No.165/2001. Candidates will be admitted to the selection under condition.</text:span></text:p>
        <text:p text:style-name="P8"/>
        <text:p text:style-name="P14"><text:span text:style-name="T10">Candidates not admitted for selection are Full or Associated University professors and presently employed research fellows on a permanent contract (even though the latter has lapsed due to retirement)..</text:span></text:p>
        <text:p text:style-name="P14"><text:span text:style-name="T10">Furthermore candidates will not be admitted who have had contracts as salaried researchers and fixed-term research contracts under articles 22 and 24 or the Law 240/2010 at the University of Pisa or other Italian Universities, be they state, non-state or computerized as well as bodies under comma 1 of art. 22 of the Law 240/2010 for a period which, in summation of the duration provided by the contract, placed for public announcement, exceeds comprehensively the 12 years (even though non continuative). <text:s/>With the aims of the duration of the aforesaid contract periods of maternity leave or health problems are not observed under the present norms.</text:span></text:p>
        <text:p text:style-name="P14"><text:span text:style-name="T10">The requirements for admission must be held at the expiry date of the deadline for submitting applications.</text:span></text:p>
        <text:p text:style-name="P8"/>
        <text:p text:style-name="P13"><text:span text:style-name="T10">Art. 3</text:span></text:p>
        <text:p text:style-name="Heading_20_1"><text:span text:style-name="T13">Applications for admission</text:span></text:p>
        <text:p text:style-name="P16"/>
        <text:p text:style-name="P14"><text:span text:style-name="T10">Applications for comparative selection, will be produced, on pain of exclusion, within the final date of 30 days starting on the day following the publication of the extract of this notice in the Gazzetta Ufficiale.</text:span></text:p>
        <text:p text:style-name="P8"/>
        <text:p text:style-name="P14"><text:span text:style-name="T10">The application should be addressed to:</text:span></text:p>
        <text:p text:style-name="P8"/>
        <text:p text:style-name="P14"><text:bookmark-start text:name="__DdeLink__4202_1296931512"/><text:span text:style-name="T15">MAGNIFICO RETTORE</text:span></text:p>
        <text:p text:style-name="P14"><text:span text:style-name="T16">UNIVERSITA' DI PISA</text:span></text:p>
        <text:p text:style-name="P14"><text:span text:style-name="T15">LUNGARNO PACINOTTI, 43</text:span></text:p>
        <text:p text:style-name="P14"><text:span text:style-name="T10">56126 PISA</text:span></text:p>
        <text:p text:style-name="P14"><text:span text:style-name="T7">Selection code RIC2017a1</text:span></text:p>
        <text:p text:style-name="P8"><text:bookmark-end text:name="__DdeLink__4202_1296931512"/></text:p>
        <text:p text:style-name="P14"><text:span text:style-name="T10">Applications will be accepted if they are sent by registered post with return receipt before the deadline indicated. The stamp of the accepting post office shall be considered proof.</text:span></text:p>
        <text:p text:style-name="P14"><text:span text:style-name="T10"><text:s/></text:span></text:p>
        <text:p text:style-name="P14"><text:span text:style-name="T10">Applications may be presented directly to the “Università Unità Protocollo”, Lungarno Pacinotti, 43, Pisa during the following <text:s/>times:</text:span></text:p>
        <text:p text:style-name="P14"><text:span text:style-name="T10">from Monday to Friday: <text:s/>9:00 am – 1:00 pm</text:span></text:p>
        <text:p text:style-name="P14"><text:span text:style-name="T10">Tuesday and Thursday: <text:s/>3:00 pm – 5:00 pm</text:span></text:p>
        <text:p text:style-name="P8"/>
        <text:p text:style-name="P14"><text:span text:style-name="T10">In the application (see attachment B to be filled out) the candidate must declare, under his/her own responsibility, the following:</text:span></text:p>
        <text:p text:style-name="P8"/>
        <text:list xml:id="list2658747911322985914" text:style-name="WWNum18">
          <text:list-item>
            <text:p text:style-name="P77"><text:span text:style-name="T10">Selection code (Annex A);</text:span></text:p>
          </text:list-item>
          <text:list-item>
            <text:p text:style-name="P77"><text:span text:style-name="T10">Personal details, date and place of birth, residency; </text:span></text:p>
          </text:list-item>
          <text:list-item>
            <text:p text:style-name="P77"><text:span text:style-name="T10">Admission Examination Sector and the Disciplinary Scientific Sector;</text:span></text:p>
          </text:list-item>
          <text:list-item>
            <text:p text:style-name="P77"><text:span text:style-name="T10">The department;</text:span></text:p>
          </text:list-item>
          <text:list-item>
            <text:p text:style-name="P77"><text:soft-page-break/><text:span text:style-name="T10">An address for receiving communication relating to the present document: address with postal code, telephone number, e-mail address;</text:span></text:p>
          </text:list-item>
          <text:list-item>
            <text:p text:style-name="P77"><text:span text:style-name="T10">Insurance number or Italian fiscal code number;</text:span></text:p>
          </text:list-item>
          <text:list-item>
            <text:p text:style-name="P77"><text:span text:style-name="T10">Citizenship;</text:span></text:p>
          </text:list-item>
          <text:list-item>
            <text:p text:style-name="P77"><text:span text:style-name="T10">The educational qualifications for admission (If the title has been obtained abroad</text:span><text:span text:style-name="T30"> </text:span><text:span text:style-name="T10">must be enclosed the equivalence measure or copy of the start of the procedure must be enclosed)</text:span></text:p>
          </text:list-item>
          <text:list-item>
            <text:p text:style-name="P77"><text:span text:style-name="T10">The enjoyment of civil and political rights in Italy or in the country of origin;</text:span></text:p>
          </text:list-item>
          <text:list-item>
            <text:p text:style-name="P77"><text:span text:style-name="T10">To not be in possession of a criminal record or convictions, indicating details of the sentences and criminal procedures pending;</text:span></text:p>
          </text:list-item>
          <text:list-item>
            <text:p text:style-name="P77"><text:span text:style-name="T10">Medical fitness necessary for the position;</text:span></text:p>
          </text:list-item>
          <text:list-item>
            <text:p text:style-name="P77"><text:span text:style-name="T10">Only for male Italian citizens: position regarding military obligations;</text:span></text:p>
          </text:list-item>
          <text:list-item>
            <text:p text:style-name="P77"><text:span text:style-name="T10">To not have been dismissed or retired from a Public Administration Body for persistent insufficient production of work; <text:s/>or to not have been declared decreased by a state employee under art. 127 of the “Testo Unico” of dispositions concerning the statute of civilian employees of the state;</text:span></text:p>
          </text:list-item>
          <text:list-item>
            <text:p text:style-name="P77"><text:span text:style-name="T10">To not presently hold the status or not have previously held the status of full professor or associate professor or of a permanent university research fellow;</text:span></text:p>
          </text:list-item>
          <text:list-item>
            <text:p text:style-name="P77"><text:span text:style-name="T10">To not have exceeded comprehensively twelve years, (even non-continuously) including the set period of the present contract as a salaried research fellow or fixed-term contract researcher under articles 22 and 24 of the Law 240/2010 at the University of Pisa or at other Italian state or non-state or computational Universities respectively; <text:s/>as well as at bodies referred to under comma 1, of article 22 of the Law 240/2010;</text:span></text:p>
          </text:list-item>
          <text:list-item>
            <text:p text:style-name="P77"><text:span text:style-name="T10">To be aware that he/she cannot proceed to the stipulation of the contract if he/she is related by birth or has affinity (up to 4</text:span><text:span text:style-name="T32">th</text:span><text:span text:style-name="T10"> grade) or marriage with a professor <text:s/>belonging to the department or to the structure that proposes the activation of the contract; <text:s/>or with the Chancellor, the General Director or any component member of the University Administration Governing Board.</text:span></text:p>
          </text:list-item>
          <text:list-item>
            <text:p text:style-name="P77"><text:span text:style-name="T10">to authorize the University of Pisa to the processing of their personal data as provided by art.</text:span></text:p>
          </text:list-item>
        </text:list>
        <text:p text:style-name="P78"><text:span text:style-name="T10">14 of the announcement.</text:span></text:p>
        <text:p text:style-name="P10"/>
        <text:p text:style-name="P14"><text:span text:style-name="T10">Any lack in the application forms of declarations of which in the preceding points would result in exclusion of the selective process, an exclusion is made, only for foreign citizens, for the missing inclusion of Italian fiscal code.</text:span></text:p>
        <text:p text:style-name="P8"/>
        <text:p text:style-name="P14"><text:span text:style-name="T10">The candidate's signature below the application form is not subject to authentication.</text:span></text:p>
        <text:p text:style-name="P8"/>
        <text:p text:style-name="P14"><text:span text:style-name="T10">Any eventual variation of what is declared in the application form must be hastily communicated to the University. <text:s/>The University assumes no responsibility for loss of mail due to any incorrect addressing by candidates including lost or tardy communication of variation; or for any problems relating to the post office or telegram service; or problems due to third parties or any unforeseeable circumstances.</text:span></text:p>
        <text:p text:style-name="P8"/>
        <text:p text:style-name="P8"/>
        <text:p text:style-name="P13"><text:span text:style-name="T10">Art. 4</text:span></text:p>
        <text:p text:style-name="P13"><text:span text:style-name="T10">Documents to be attached</text:span></text:p>
        <text:p text:style-name="P8"/>
        <text:p text:style-name="P14"><text:span text:style-name="T10">The following need be attached to the application forms:</text:span></text:p>
        <text:p text:style-name="P8"/>
        <text:p text:style-name="P14"><text:span text:style-name="T10">a.) C.V. of scientific and teaching activity of the candidate duly self-certified using attachment C of the present document.</text:span></text:p>
        <text:p text:style-name="P14"><text:span text:style-name="T10">b.) <text:s/>Qualifications the candidate holds to be valid for the selection process and which will be presented according to art. 5 with the relative list.</text:span></text:p>
        <text:p text:style-name="P42"><text:span text:style-name="T33">c</text:span><text:span text:style-name="T34">)publications that the candidate plans to submit by the panel, including the doctoral thesis, with its list;</text:span><text:line-break/><text:span text:style-name="T34">d) a list of all publications.</text:span></text:p>
        <text:p text:style-name="P8"/>
        <text:p text:style-name="P14"><text:span text:style-name="T10">Furthermore a photocopy of Italian fiscal code and a document of identity are required.</text:span></text:p>
        <text:p text:style-name="P8"/>
        <text:p text:style-name="P14"><text:span text:style-name="T10">Both the C.V.(duly translated in Italian), qualification list and publication list should be dated and signed by the candidate.</text:span></text:p>
        <text:p text:style-name="P8"><text:soft-page-break/></text:p>
        <text:p text:style-name="P14"><text:span text:style-name="T35">In the envelope containing the application and the relative qualifications as well as the publications) the following should be written: <text:s/>“Domanda titoli e pubblicazioni : <text:s/>procedura di selezione per contratto a tempo determinato,” <text:s/>and the following must be clearly indicated: <text:s/>selection code, indication of disciplinary scientific sector, the department for which the candidate intends to apply; <text:s/>as well as surname, name and address of the candidate.</text:span></text:p>
        <text:p text:style-name="P8"/>
        <text:p text:style-name="P7"/>
        <text:p text:style-name="P13"><text:span text:style-name="T10">Art. 5</text:span></text:p>
        <text:p text:style-name="P13"><text:span text:style-name="T10">Presentation of qualifications and publications</text:span></text:p>
        <text:p text:style-name="P19"/>
        <text:p text:style-name="P14"><text:span text:style-name="T10">Qualifications should be issued on plain paper. <text:s/></text:span></text:p>
        <text:p text:style-name="P14"><text:span text:style-name="T10">The titles can be produced in original, or in a copy declared as conforming to the original by means of a declaration of substitution of the notariety act, pursuant to art. 47 of D.P.R. 28/12/2000, No.445, filling in Annex C.</text:span></text:p>
        <text:p text:style-name="P14"><text:span text:style-name="T10">Candidates can also demonstrate the possession of the above-mentioned titles by means of the form of a substitute declaration of certification referred to in art. 46 of D.P.R. 445/2000, filling in Annex D.</text:span></text:p>
        <text:p text:style-name="P14"><text:span text:style-name="T10">Non E.U. Citizen candidates resident in Italy can use sworn declarations with limit in cases of proving conditions, facts and personal qualities certifiable or attestable from public or private Italian subjects under article 3, comma 2, of the Italian President of the Republic Decree of 28 December 2000, no. 445.</text:span></text:p>
        <text:p text:style-name="P14"><text:span text:style-name="T10">Certificates released by the competent foreign state authorities must be in accordance with the provisions in force in the same state and must also be legalized by the competent Italian consular authorities.</text:span></text:p>
        <text:p text:style-name="P14"><text:span text:style-name="T10">Publications candidates intend to rely on for selection procedure, allowing for the maximum number indicated in the present document, must be presented together with their application and documents according to art. 4.</text:span></text:p>
        <text:p text:style-name="P14"><text:span text:style-name="T10">Candidates may produce the original publications or may make the declaration of substitution of the notarial act aware of the fact that the copies of the publications conform to the original (Annex C).</text:span></text:p>
        <text:p text:style-name="P14"><text:span text:style-name="T10">Works printed abroad must bear the date and place of publications or, alternatively, ISBN or equivalent should be the date.</text:span></text:p>
        <text:p text:style-name="P14"><text:span text:style-name="T10">Except for publications or texts accepted for publication in accordance with current rules, as well as essays included in collective works and articles published in magazines in paper or digital format, excluding internal notes or departmental reports, as well as the dissertation of doctoral or Equivalent titles.</text:span></text:p>
        <text:p text:style-name="P14"><text:span text:style-name="T10">If the maximum number of publications listed in Annex A is exceeded, the Commission will evaluate them according to the order indicated in the list, up to the limit of the established limit.</text:span></text:p>
        <text:p text:style-name="P14"><text:span text:style-name="T10">The Administration reserves the right to carry out appropriate checks on the content of the substitution declarations.</text:span></text:p>
        <text:p text:style-name="P19"/>
        <text:p text:style-name="P8"/>
        <text:p text:style-name="P8"/>
        <text:p text:style-name="Heading_20_1"><text:span text:style-name="T13">Art. 6</text:span></text:p>
        <text:p text:style-name="Heading_20_1"><text:span text:style-name="T13">Exclusion from selection</text:span></text:p>
        <text:p text:style-name="P7"/>
        <text:p text:style-name="Body_20_Text_20_2"><text:span text:style-name="T17">Exclusion of participation in the procedure due to lack of requirements according to articles 2 and 3 is set out with executive provision and notified to the candidate.</text:span></text:p>
        <text:p text:style-name="P90"/>
        <text:p text:style-name="P90"/>
        <text:p text:style-name="P90"/>
        <text:p text:style-name="P94"><text:span text:style-name="T17">Art. 7</text:span></text:p>
        <text:p text:style-name="P94"><text:span text:style-name="T17">The Panel and selection procedure</text:span></text:p>
        <text:p text:style-name="P91"/>
        <text:p text:style-name="Body_20_Text_20_2"><text:span text:style-name="T17">The panel, nominated via a decree by the Chancellor consists of at least three members from the structure prospering the contract.</text:span></text:p>
        <text:p text:style-name="P90"/>
        <text:p text:style-name="Body_20_Text_20_2"><text:span text:style-name="T17">The panel must conclude its work before four months of the nominal decree. <text:s/>The Chancellor, for proven and exceptional reasons noted by the president of the panel, may postpone the conclusion of the panel’s work only one time and for no longer than two months.</text:span></text:p>
        <text:p text:style-name="P90"/>
        <text:p text:style-name="Body_20_Text_20_2"><text:soft-page-break/><text:span text:style-name="T17">In the first sitting the panel establishes the criteria and modality of candidate’s assessment according to the parameters set out by the ministerial decree of 25 May 2011, no. 243, as well as marks to be attributed to qualifications and publications.</text:span></text:p>
        <text:p text:style-name="P90"/>
        <text:p text:style-name="Body_20_Text_20_2"><text:span text:style-name="T17">Selection is carried out by a preliminary evaluation of the candidates with motivated analytic judgment on their qualifications, CV and on their scientific production, including their doctoral theses.</text:span></text:p>
        <text:p text:style-name="P90"/>
        <text:p text:style-name="Body_20_Text_20_2"><text:span text:style-name="T17">Following preliminary evaluation the comparatively more meritorious candidates, between 10 and 20 percent of the original number (and no less than 6 in number) are admitted for an interview on the basis of their qualifications and scientific position. <text:s/>All candidates will be admitted for the interview if their total number is equal to or less than 6.</text:span></text:p>
        <text:p text:style-name="P90"/>
        <text:p text:style-name="Body_20_Text_20_2"><text:span text:style-name="T17">Candidates will be notified via registered post with return receipt 20 days before the interview if they are to attend based on their qualifications and publications. The lack of presence at the interview will be considered an explicit and definitive manifestation of the candidate’s voluntary wish to renounce taking part in the selection procedure.</text:span></text:p>
        <text:p text:style-name="P90"/>
        <text:p text:style-name="Body_20_Text_20_2"><text:span text:style-name="T17">During the interview on the candidates’ qualifications and publication there will be an oral examination to assess the candidates’ language levels as indicated in this document.</text:span></text:p>
        <text:p text:style-name="P90"/>
        <text:p text:style-name="P95"><text:span text:style-name="T17">Candidates who are engaged abroad can be electronically interviewed after their identification at foreign universities or internationally recognized research centers. The Commission declares that the interview is correct and obtains a copy of the candidate's identity document. </text:span></text:p>
        <text:p text:style-name="P92"/>
        <text:p text:style-name="P92"/>
        <text:p text:style-name="Body_20_Text_20_2"><text:span text:style-name="T17">Following the interview a marking system will be attributed to the qualifications and to each publication presented by the successful candidates. <text:s/>For assessment of qualifications and publications the panel can ask for the aid of referees as established in the first meeting.</text:span></text:p>
        <text:p text:style-name="P90"/>
        <text:p text:style-name="Body_20_Text_20_2"><text:span text:style-name="T17">When the results of the selection procedure have been concluded, based on a comprehensive point system, the panel will set out a list of scores designating the winner or declaring the absence of any winners.</text:span></text:p>
        <text:p text:style-name="P90"/>
        <text:p text:style-name="Body_20_Text_20_2"><text:span text:style-name="T17">The panel will carry out a motivated assessment followed by a comparative evaluation, referring to the specific Admission Examination sector and to the profile defined via indication of one or more disciplinary-scientific sectors, C.V. and the following properly documented qualifications <text:s/>of the candidates:</text:span></text:p>
        <text:list xml:id="list5827056555110813120" text:style-name="WWNum7">
          <text:list-item>
            <text:p text:style-name="P96"><text:span text:style-name="T17">PhD or equivalent, or , for the interested sectors, a certificate of medical specialization or equivalent awarded in Italy or abroad;</text:span></text:p>
          </text:list-item>
          <text:list-item>
            <text:p text:style-name="P96"><text:span text:style-name="T17">Any university teaching activity in Italy or abroad;</text:span></text:p>
          </text:list-item>
          <text:list-item>
            <text:p text:style-name="P96"><text:span text:style-name="T17">Documented training or internship activity or research at established Italian or foreign institutes;</text:span></text:p>
          </text:list-item>
          <text:list-item>
            <text:p text:style-name="P96"><text:span text:style-name="T17">Documented clinical activity relating to the Admission Examination Sector requesting such competences;</text:span></text:p>
          </text:list-item>
          <text:list-item>
            <text:p text:style-name="P96"><text:span text:style-name="T17">Experience of project activity as stated in the Admission Examination Sector’s requirements.</text:span></text:p>
          </text:list-item>
          <text:list-item>
            <text:p text:style-name="P96"><text:span text:style-name="T17">Organization, management and coordination of national or international research groups or participation in the above;</text:span></text:p>
          </text:list-item>
          <text:list-item>
            <text:p text:style-name="P96"><text:span text:style-name="T17">Patent titles as stated in the Admission Examination Sector’s requirements.</text:span></text:p>
          </text:list-item>
          <text:list-item>
            <text:p text:style-name="P96"><text:span text:style-name="T17">Speaker at national or international congresses or conventions;</text:span></text:p>
          </text:list-item>
          <text:list-item>
            <text:p text:style-name="P96"><text:span text:style-name="T17">National or international prizes or recognition for research;</text:span></text:p>
          </text:list-item>
          <text:list-item>
            <text:p text:style-name="P96"><text:span text:style-name="T17">European certificate of specialization recognized by international boards as stated in the Admission Examination Sector’s requirements;</text:span></text:p>
          </text:list-item>
        </text:list>
        <text:p text:style-name="P90"/>
        <text:p text:style-name="P90"/>
        <text:p text:style-name="Body_20_Text_20_2"><text:span text:style-name="T17">Assessment of each qualification indicated by comma 1 is effected by considering specifically the significance the latter has in order of quality and quantity of the research activity carried out by the single candidate.</text:span></text:p>
        <text:p text:style-name="P90"/>
        <text:p text:style-name="Body_20_Text_20_2"><text:span text:style-name="T17">The panel will effect comparative assessment of the publications on the basis of the following criteria:</text:span></text:p>
        <text:p text:style-name="P90"/>
        <text:list xml:id="list8629086040695658010" text:style-name="WWNum8">
          <text:list-item>
            <text:p text:style-name="P97"><text:span text:style-name="T17">Originality, innovation, rigorous methodology and relevance <text:s/>of each scientific publication;</text:span></text:p>
          </text:list-item>
          <text:list-item>
            <text:p text:style-name="P97"><text:span text:style-name="T17">Congruence of each publication with the Admission Examination Sector for which the selection procedure </text:span><text:soft-page-break/><text:span text:style-name="T17">is effected and with any profile, defined exclusively via indication of one or more disciplinary-scientific sectors, or with interdisciplinary themes correlated to the latter;</text:span></text:p>
          </text:list-item>
          <text:list-item>
            <text:p text:style-name="P97"><text:span text:style-name="T17">Scientific relevance of editorial collocation of each publication and its circulation within the scientific community;</text:span></text:p>
          </text:list-item>
          <text:list-item>
            <text:p text:style-name="P97"><text:span text:style-name="T17">Analytic determination, also on the basis of recognized criteria in the referred international scientific community, of individual bearing of the candidate in case of participation in collaboration work;</text:span></text:p>
          </text:list-item>
        </text:list>
        <text:p text:style-name="P90"/>
        <text:p text:style-name="Body_20_Text_20_2"><text:span text:style-name="T17">The panel must also evaluate the consistent complexity of the candidate’s scientific production, the intensity and temporal continuity of the same (subject to periods adequately documented of non-voluntary distancing from the research activity) with particular attention to parenting functions.</text:span></text:p>
        <text:p text:style-name="P90"/>
        <text:p text:style-name="Body_20_Text_20_2"><text:span text:style-name="T17">In the arena of the Admission Examination Sector wherein international standards are used for assessing publications, the following indicators are used (referring to the candidate deadline dates):</text:span></text:p>
        <text:list xml:id="list3599832795477932806" text:style-name="WWNum9">
          <text:list-item>
            <text:p text:style-name="P98"><text:span text:style-name="T17">Total number of citations;</text:span></text:p>
          </text:list-item>
          <text:list-item>
            <text:p text:style-name="P98"><text:span text:style-name="T17">Average number of citations per publication;</text:span></text:p>
          </text:list-item>
          <text:list-item>
            <text:p text:style-name="P98"><text:span text:style-name="T17">Total impact factor</text:span></text:p>
          </text:list-item>
          <text:list-item>
            <text:p text:style-name="P98"><text:span text:style-name="T17">Average impact factor per publication;</text:span></text:p>
          </text:list-item>
          <text:list-item>
            <text:p text:style-name="P98"><text:span text:style-name="T17">Combination of previous parameters for assessing the impact of the candidate’s scientific production (Hirsch index or similar).</text:span></text:p>
          </text:list-item>
        </text:list>
        <text:p text:style-name="P90"/>
        <text:p text:style-name="P90"/>
        <text:p text:style-name="P94"><text:span text:style-name="T17">Art. 8</text:span></text:p>
        <text:p text:style-name="P94"><text:span text:style-name="T17">Validation of the acts</text:span></text:p>
        <text:p text:style-name="P90"/>
        <text:p text:style-name="Body_20_Text_20_2"><text:span text:style-name="T17">The Chancellor, within thirty days of notification, shall attest with his own decree the formal validity of the acts and the result of the procedure, which will be rendered public via publication on the official University register and on the University web site.</text:span></text:p>
        <text:p text:style-name="P90"/>
        <text:p text:style-name="P90"/>
        <text:p text:style-name="P94"><text:span text:style-name="T17">Art. 9</text:span></text:p>
        <text:p text:style-name="P94"><text:span text:style-name="T17">Call proposal </text:span></text:p>
        <text:p text:style-name="P91"/>
        <text:p text:style-name="Body_20_Text_20_2"><text:span text:style-name="T17">The department will communicate the winner within 60 days of validation of the acts.</text:span></text:p>
        <text:p text:style-name="P90"/>
        <text:p text:style-name="Body_20_Text_20_2"><text:span text:style-name="T17">The deliberation is valid if approved by an absolute majority favourable vote of the full and associate professors afferent to the structure.</text:span></text:p>
        <text:p text:style-name="P90"/>
        <text:p text:style-name="Body_20_Text_20_2"><text:span text:style-name="T17">Non adoption of the deliberation call, within the deadline under comma 1, will result in the impossibility of the structure invoking this document, to request a new selection procedure for the same sector for a period of one year.</text:span></text:p>
        <text:p text:style-name="P90"/>
        <text:p text:style-name="Body_20_Text_20_2"><text:span text:style-name="T17">The deliberation containing the call proposal is subject to approval of the Administration Governing Board.</text:span></text:p>
        <text:p text:style-name="P90"/>
        <text:p text:style-name="Body_20_Text_20_2"><text:span text:style-name="T17">In the case whereby the winner renounces the position before the signing of the contract the department can proceed to a new call taken from the score list of candidates.</text:span></text:p>
        <text:p text:style-name="P90"/>
        <text:p text:style-name="P90"/>
        <text:p text:style-name="P90"/>
        <text:p text:style-name="P94"><text:span text:style-name="T17">Art. 10</text:span></text:p>
        <text:p text:style-name="P94"><text:span text:style-name="T17">Work relation</text:span></text:p>
        <text:p text:style-name="P91"/>
        <text:p text:style-name="P91"/>
        <text:p text:style-name="Body_20_Text_20_2"><text:span text:style-name="T17">The successful candidate will engage in a working relation with the University of Pisa for a fixed-term contract via the stipulation of a private subordinate contract undersigned by the Chancellor and regulated by the University Regulations for the employment of research post graduates on a fixed-term contract under art. 24 of the Law 240/2010 cited in the introduction of this document and published on the University of Pisa website.</text:span></text:p>
        <text:p text:style-name="P90"/>
        <text:p text:style-name="Body_20_Text_20_2"><text:soft-page-break/><text:span text:style-name="T17">The purpose of the contract is to carry out research activities and teaching activities, integrative teaching and student service.</text:span></text:p>
        <text:p text:style-name="Body_20_Text_20_2"><text:span text:style-name="T17"> </text:span></text:p>
        <text:p text:style-name="Body_20_Text_20_2"><text:span text:style-name="T17">Disciplinary competence is regulated by art. 10 of the Law 240/2010.</text:span></text:p>
        <text:p text:style-name="Body_20_Text_20_2"><text:span text:style-name="T17">The successful candidate must present, according to the stipulation of the individual contract of work, all the documentation requested under the norms in force for the engagement of a working relation on a fixed-term contract, for research.</text:span></text:p>
        <text:p text:style-name="P90"/>
        <text:p text:style-name="Body_20_Text_20_2"><text:span text:style-name="T17">The contract is subject to all obligations set out for the remaining work relations stipulated with the University of Pisa.</text:span></text:p>
        <text:p text:style-name="P90"/>
        <text:p text:style-name="Body_20_Text_20_2"><text:span text:style-name="T17">The regime of incompatability and the effectation of other positions is regulated by art. 14 of the above cited University Regulations for the employment of research post graduates on a fixed-term contract under art. 24 of the Law 240/2010.</text:span></text:p>
        <text:p text:style-name="P14"><text:span text:style-name="T10">The contracts are conferred in accordance with the Ethical Code of the University. <text:s/>They cannot, in any way, be given to those who are related by birth or have affinity (up to the 4</text:span><text:span text:style-name="T32">th</text:span><text:span text:style-name="T10"> grade) or marriage with a professor belonging to the structure from which the sum is assigned.</text:span></text:p>
        <text:p text:style-name="P8"/>
        <text:p text:style-name="P14"><text:span text:style-name="T10">The applicant must be in possession of the requirements for gaining admission to the selection process at the termination date of the present application.</text:span></text:p>
        <text:p text:style-name="P90"/>
        <text:p text:style-name="P90"/>
        <text:p text:style-name="P90"/>
        <text:p text:style-name="P94"><text:span text:style-name="T17">Art. 11</text:span></text:p>
        <text:p text:style-name="P94"><text:span text:style-name="T17">Postponement of contract</text:span></text:p>
        <text:p text:style-name="P91"/>
        <text:p text:style-name="P43"><text:span text:style-name="T34">The contract may be postponed for only two years and only once, after a positive evaluation of the teaching and research activities, on the basis of methods, criteria and parameters defined by the Minister.</text:span></text:p>
        <text:p text:style-name="P90"/>
        <text:p text:style-name="P90"/>
        <text:p text:style-name="P90"/>
        <text:p text:style-name="P94"><text:span text:style-name="T17">Art. 12</text:span></text:p>
        <text:p text:style-name="P94"><text:span text:style-name="T17">Salary</text:span></text:p>
        <text:p text:style-name="P91"/>
        <text:p text:style-name="Body_20_Text_20_2"><text:span text:style-name="T17">The salary stipulated in the wording of the contract is equal to 34.898,06 <text:s/>Euro l.d.. including a “thirteenth month” end-of-year bonus, for the entire duration of the contract, corresponding to the expected salary of the post graduate researcher (confirmed as class 0) on a full time contract.</text:span></text:p>
        <text:p text:style-name="P90"/>
        <text:p text:style-name="Body_20_Text_20_2"><text:span text:style-name="T17">Inflation and career index-linked pay adjustments are not applied to fixed-term post graduate researchers.</text:span></text:p>
        <text:p text:style-name="P90"/>
        <text:p text:style-name="P90"/>
        <text:p text:style-name="P90"/>
        <text:p text:style-name="P94"><text:span text:style-name="T17">Art. 13</text:span></text:p>
        <text:p text:style-name="P94"><text:span text:style-name="T17">Return of documentation</text:span></text:p>
        <text:p text:style-name="P91"/>
        <text:p text:style-name="Body_20_Text_20_2"><text:span text:style-name="T17">At the end of the selection procedure, elapsing 60 days after the publication of the Chancellor’s decree (validating the acts) in the official University Register, the University shall return to those applicants, who specifically so requested, their original documents attached to their application forms unless there be any legal acts binding. <text:s/>The documents must be collected by the applicant within 30 days of the expiry of the stipulated termination date. <text:s/>Beyond this date the University is no longer responsible for the keeping and returning of the above documentation.</text:span></text:p>
        <text:p text:style-name="P90"/>
        <text:p text:style-name="P94"><text:span text:style-name="T17">Art. 14</text:span></text:p>
        <text:p text:style-name="P94"><text:span text:style-name="T17">Protection of personal data</text:span></text:p>
        <text:p text:style-name="P91"/>
        <text:p text:style-name="Body_20_Text_20_2"><text:span text:style-name="T17">The protection of personal data is subject to the “Protection of personal data” legislative decree of 30 June 2003, no. 196 published in the Gazzetta Ufficiale of 29 July 2003, general series no. 174, ordinary supplement no. 123 L.</text:span></text:p>
        <text:p text:style-name="P90"><text:soft-page-break/></text:p>
        <text:p text:style-name="Body_20_Text_20_2"><text:span text:style-name="T17">Any data provided by applicants will only be used for the purposes of the present announcement.</text:span></text:p>
        <text:p text:style-name="P90"/>
        <text:p text:style-name="Body_20_Text_20_2"><text:span text:style-name="T17">Such data must be provided for the requisites for participation. <text:s/>If they are not so provided the applicant shall be disqualified.</text:span></text:p>
        <text:p text:style-name="P90"/>
        <text:p text:style-name="Body_20_Text_20_2"><text:span text:style-name="T17">Applicants enjoy the right of the above cited law, including the right to access any data that regards them, and also have the right to rectify, update, complete or delete any erroneous and incomplete data; <text:s/>or any data collected under terms not conforming with the law.</text:span></text:p>
        <text:p text:style-name="P90"/>
        <text:p text:style-name="P94"><text:span text:style-name="T17">Art. 15</text:span></text:p>
        <text:p text:style-name="Body_20_Text_20_2"><text:span text:style-name="T17"><text:s text:c="32"/><text:tab/><text:tab/>Person in charge of the proceedings.</text:span></text:p>
        <text:p text:style-name="P91"/>
        <text:p text:style-name="Body_20_Text_20_2"><text:span text:style-name="T17">In accordance with the article 5 of Law no. 241 of 7 August 1990, the person in charge of the present announcement is Dott.ssa Laura Tangheroni, Teaching and Technical Staff Recruitment Office – University of Pisa – Lungarno Pacinotti 43/44 – Pisa –– fax: <text:s/>050/2210661 – e-mail: <text:s/></text:span><text:a xlink:type="simple" xlink:href="mailto:concorsi@adm.unipi.it"><text:span text:style-name="T69">concorsi@adm.unipi.it</text:span></text:a></text:p>
        <text:p text:style-name="P99"/>
        <text:p text:style-name="P100"/>
        <text:p text:style-name="P94"><text:span text:style-name="T17">Art. 16</text:span></text:p>
        <text:p text:style-name="P94"><text:span text:style-name="T17">Publication</text:span></text:p>
        <text:p text:style-name="P91"/>
        <text:p text:style-name="Body_20_Text_20_2"><text:span text:style-name="T17">This announcement is published in the Official Gazette of this University and at the University site.</text:span></text:p>
        <text:p text:style-name="Body_20_Text_20_2"><text:span text:style-name="T17">The same notice is published in the Gazzetta Ufficiale,</text:span><text:span text:style-name="T29"> </text:span><text:span text:style-name="T17">special IV series “Admission examinations” and on the site of the Ministry of Education, University and Research and the European Union.</text:span></text:p>
        <text:p text:style-name="P93"/>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39"><text:span text:style-name="T65">Annex (A)</text:span></text:p>
        <text:p text:style-name="P21"/>
        <text:p text:style-name="P21"/>
        <text:p text:style-name="P13"><text:span text:style-name="T41">Selection code A_1</text:span></text:p>
        <text:p text:style-name="P26"/>
        <text:p text:style-name="P26"/>
        <text:p text:style-name="P14"><text:span text:style-name="T40">Department of Civilisations and Forms of Knowledge</text:span></text:p>
        <text:p text:style-name="P22"/>
        <text:p text:style-name="P14"><text:span text:style-name="T36">Admission Examination Sector: </text:span><text:span text:style-name="T41">10/A1 Archaeology</text:span></text:p>
        <text:p text:style-name="P26"/>
        <text:p text:style-name="P14"><text:span text:style-name="T36">Disciplinary Scientific Sector: </text:span><text:span text:style-name="T41">L-ANT/01 Prehistory and Early History</text:span></text:p>
        <text:p text:style-name="P22"/>
        <text:p text:style-name="P22"/>
        <text:p text:style-name="P44"><text:span text:style-name="T36">Nr. of position available: </text:span><text:span text:style-name="T41">1</text:span></text:p>
        <text:p text:style-name="P26"/>
        <text:p text:style-name="P47"><text:span text:style-name="T40">Focus of research</text:span><text:span text:style-name="T35">:</text:span></text:p>
        <text:p text:style-name="P48"><text:span text:style-name="T44">The Prehistoric and Protohistoric community: archaeological investigation, analyses of material remains (pottery and lithic industry..) and the framework interpretation, use of methodologies aimed at reconstructing the production processes</text:span></text:p>
        <text:p text:style-name="P49"/>
        <text:p text:style-name="P47"><text:span text:style-name="T40">Scientific productivity</text:span><text:span text:style-name="T35">:</text:span></text:p>
        <text:p text:style-name="P47"><text:span text:style-name="T19">Publication of scientific papers on national and foreign journals, presentation of research results at national and international conferences, contribution in research projects</text:span></text:p>
        <text:p text:style-name="P54"/>
        <text:p text:style-name="P47"><text:span text:style-name="T42">Head office:</text:span></text:p>
        <text:p text:style-name="P47"><text:span text:style-name="T35">Department of Civilisations and Forms of Knowledge</text:span></text:p>
        <text:p text:style-name="P61"/>
        <text:p text:style-name="P47"><text:span text:style-name="T41">Specific didactic activity of the contract:</text:span></text:p>
        <text:p text:style-name="P47"><text:span text:style-name="T20">Classes of Prehistoric Archaeology: frontal lessons and laboratories</text:span></text:p>
        <text:p text:style-name="P54"/>
        <text:p text:style-name="P47"><text:span text:style-name="T36">Candidates will be required to demonstrate an adequate knowledge of</text:span><text:span text:style-name="T41"> French language</text:span></text:p>
        <text:p text:style-name="P50"/>
        <text:p text:style-name="P47"><text:span text:style-name="T36">Candidates may present a maximum number of </text:span><text:span text:style-name="T41">12 scientific publications</text:span></text:p>
        <text:p text:style-name="P28"/>
        <text:p text:style-name="P28"/>
        <text:p text:style-name="P28"/>
        <text:p text:style-name="P28"/>
        <text:p text:style-name="P28"/>
        <text:p text:style-name="P32"/>
        <text:p text:style-name="P32"/>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13"><text:span text:style-name="T51">Selection code A_2</text:span></text:p>
        <text:p text:style-name="P32"/>
        <text:p text:style-name="P18"/>
        <text:p text:style-name="P14"><text:span text:style-name="T40">Department of Civilisations and Forms of Knowledge</text:span></text:p>
        <text:p text:style-name="P22"/>
        <text:p text:style-name="P14"><text:span text:style-name="T36">Admission Examination Sector: </text:span><text:span text:style-name="T41">11/C2 Logic, History and Philosophy of Science</text:span></text:p>
        <text:p text:style-name="P26"/>
        <text:p text:style-name="P105"><text:span text:style-name="T72">Disciplinary Scientific Sector: </text:span><text:span text:style-name="T74">M-FIL/02 Logic and Philosophy of Science </text:span></text:p>
        <text:p text:style-name="P22"/>
        <text:p text:style-name="P22"/>
        <text:p text:style-name="P44"><text:span text:style-name="T36">Nr. of position available: </text:span><text:span text:style-name="T41">1</text:span></text:p>
        <text:p text:style-name="P26"/>
        <text:p text:style-name="P48"><text:span text:style-name="T40">Focus of research</text:span><text:span text:style-name="T35">:</text:span></text:p>
        <text:p text:style-name="P48"><text:span text:style-name="T10">Methodology of the human and social sciences, with particular reference to a pragmatist approach to scientific knowledge of society and its connections with social and cultural contexts</text:span></text:p>
        <text:p text:style-name="P51"/>
        <text:p text:style-name="P47"><text:span text:style-name="T40">Scientific productivity</text:span><text:span text:style-name="T35">:</text:span></text:p>
        <text:p text:style-name="P48"><text:span text:style-name="T30">P</text:span><text:span text:style-name="T10">articipation in national and international conferences. Publications of scientific papers in natio</text:span><text:span text:style-name="T18">nal and international</text:span><text:span text:style-name="T10"> journals</text:span></text:p>
        <text:p text:style-name="P47"><text:span text:style-name="T42">Head office:</text:span></text:p>
        <text:p text:style-name="P47"><text:span text:style-name="T35">Department of Civilisations and Forms of Knowledge</text:span></text:p>
        <text:p text:style-name="P61"/>
        <text:p text:style-name="P47"><text:span text:style-name="T41">Specific didactic activity of the contract:</text:span></text:p>
        <text:p text:style-name="P47"><text:span text:style-name="T11">Courses in Philosophy of Science, Epistemology</text:span></text:p>
        <text:p text:style-name="P54"/>
        <text:p text:style-name="P47"><text:span text:style-name="T36">Candidates will be required to demonstrate an adequate knowledge of</text:span><text:span text:style-name="T41"> English language</text:span></text:p>
        <text:p text:style-name="P50"/>
        <text:p text:style-name="P47"><text:span text:style-name="T36">Candidates may present a maximum number of </text:span><text:span text:style-name="T41">12 scientific publications</text:span></text:p>
        <text:p text:style-name="P28"/>
        <text:p text:style-name="P28"/>
        <text:p text:style-name="P28"/>
        <text:p text:style-name="P28"/>
        <text:p text:style-name="P2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32"/>
        <text:p text:style-name="P13"><text:span text:style-name="T51">Selection code A_3</text:span></text:p>
        <text:p text:style-name="P18"/>
        <text:p text:style-name="P18"/>
        <text:p text:style-name="P18"/>
        <text:p text:style-name="P14"><text:span text:style-name="T50">Department of Economics and Management</text:span></text:p>
        <text:p text:style-name="P34"/>
        <text:p text:style-name="P14"><text:span text:style-name="T36">Admission Examination Sector: <text:s/></text:span><text:span text:style-name="T41">13/A2 Economic Policy</text:span></text:p>
        <text:p text:style-name="P26"/>
        <text:p text:style-name="P14"><text:span text:style-name="T36">Disciplinary Scientific Sector: </text:span><text:span text:style-name="T41">SECS-P/02 Economic Policy</text:span></text:p>
        <text:p text:style-name="P22"/>
        <text:p text:style-name="P22"/>
        <text:p text:style-name="P44"><text:span text:style-name="T36">Nr. of position available: </text:span><text:span text:style-name="T41">1</text:span></text:p>
        <text:p text:style-name="P64"/>
        <text:p text:style-name="P47"><text:span text:style-name="T40">Focus of research:</text:span></text:p>
        <text:p text:style-name="P48"><text:span text:style-name="T36">The subjects contained in the Declaration of the SSD SECS-P02, with particular reference to the study of international policies and their coordination, the functions and the role of economic institutions</text:span></text:p>
        <text:p text:style-name="P51"/>
        <text:p text:style-name="P47"><text:span text:style-name="T40">Scientific productivity:</text:span></text:p>
        <text:p text:style-name="P48"><text:span text:style-name="T35">Publications in national and international journals, participation and presentations in congresses and workshops</text:span></text:p>
        <text:p text:style-name="P59"/>
        <text:p text:style-name="P47"><text:span text:style-name="T42">Head office:</text:span></text:p>
        <text:p text:style-name="P47"><text:span text:style-name="T35">Department of Economics and Management</text:span></text:p>
        <text:p text:style-name="P61"/>
        <text:p text:style-name="P47"><text:span text:style-name="T41">Specific didactic activity of the contract</text:span><text:span text:style-name="T36">:</text:span></text:p>
        <text:p text:style-name="P48"><text:span text:style-name="T36">Teaching courses in the field of Economic policy (SECS P/02) which are offered by the Department of Economics and management</text:span></text:p>
        <text:p text:style-name="P54"/>
        <text:p text:style-name="P47"><text:span text:style-name="T36">Candidates will be required to demonstrate an adequate knowledge of</text:span><text:span text:style-name="T41"> English language</text:span></text:p>
        <text:p text:style-name="P50"/>
        <text:p text:style-name="P47"><text:span text:style-name="T36">Candidates may present a maximum number of </text:span><text:span text:style-name="T41">12 scientific publications</text:span></text:p>
        <text:p text:style-name="P28"/>
        <text:p text:style-name="P28"/>
        <text:p text:style-name="P28"/>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13"><text:span text:style-name="T51">Selection code A_4</text:span></text:p>
        <text:p text:style-name="P34"/>
        <text:p text:style-name="P34"/>
        <text:p text:style-name="P14"><text:span text:style-name="T50">Department of</text:span><text:span text:style-name="T43"> </text:span><text:span text:style-name="T50">Economics and Management</text:span></text:p>
        <text:p text:style-name="P34"/>
        <text:p text:style-name="P14"><text:span text:style-name="T36">Admission Examination Sector: <text:s/></text:span><text:span text:style-name="T41">13/A3 Public Economics</text:span></text:p>
        <text:p text:style-name="P26"/>
        <text:p text:style-name="P14"><text:span text:style-name="T36">Disciplinary Scientific Sector: </text:span><text:span text:style-name="T41">SECS-P/03 Public Economics</text:span></text:p>
        <text:p text:style-name="P22"/>
        <text:p text:style-name="P62"/>
        <text:p text:style-name="P47"><text:span text:style-name="T40">Focus of research</text:span><text:span text:style-name="T35">:</text:span></text:p>
        <text:p text:style-name="P48"><text:span text:style-name="T35">The subjects contained in the Declaration of the SSD SECS-P03, with particular reference to the macro and micro-economic aspects of public intervention in the economy, through budget policies (fiscal and social security policies); taxation and the study of its incidence</text:span></text:p>
        <text:p text:style-name="P49"/>
        <text:p text:style-name="P47"><text:span text:style-name="T40">Scientific productivity:</text:span></text:p>
        <text:p text:style-name="P47"><text:span text:style-name="T11">Publications in national and international journals, participation and presentations in congresses and workshops</text:span></text:p>
        <text:p text:style-name="P60"/>
        <text:p text:style-name="P47"><text:span text:style-name="T42">Head office:</text:span></text:p>
        <text:p text:style-name="P47"><text:span text:style-name="T35">Department of Economics and Management</text:span></text:p>
        <text:p text:style-name="P61"/>
        <text:p text:style-name="P47"><text:span text:style-name="T41">Specific didactic activity of the contract:</text:span></text:p>
        <text:p text:style-name="P48"><text:span text:style-name="T11">Teaching courses in the field of Public economics (SECS P/03) which are offered by the Department of Economics and management</text:span></text:p>
        <text:p text:style-name="P79"/>
        <text:p text:style-name="P47"><text:span text:style-name="T36">Candidates will be required to demonstrate an adequate knowledge of</text:span><text:span text:style-name="T41"> English language</text:span></text:p>
        <text:p text:style-name="P50"/>
        <text:p text:style-name="P47"><text:span text:style-name="T36">Candidates may present a maximum number of </text:span><text:span text:style-name="T41">12 scientific publications</text:span></text:p>
        <text:p text:style-name="P28"/>
        <text:p text:style-name="P28"/>
        <text:p text:style-name="P28"/>
        <text:p text:style-name="P28"/>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13"><text:span text:style-name="T51">Selection code A_5</text:span></text:p>
        <text:p text:style-name="P34"/>
        <text:p text:style-name="P34"/>
        <text:p text:style-name="P14"><text:span text:style-name="T50">Department of</text:span><text:span text:style-name="T43"> </text:span><text:span text:style-name="T50">Economics and Management</text:span></text:p>
        <text:p text:style-name="P34"/>
        <text:p text:style-name="P14"><text:span text:style-name="T36">Admission Examination Sector: <text:s/></text:span><text:span text:style-name="T41">13/B1 Business Administration and Accounting Studies</text:span></text:p>
        <text:p text:style-name="P22"/>
        <text:p text:style-name="P14"><text:span text:style-name="T36">Disciplinary Scientific Sector: </text:span><text:span text:style-name="T41">SECS-P/07 Business Administration and Accounting Studies</text:span><text:span text:style-name="T40"> </text:span></text:p>
        <text:p text:style-name="P24"/>
        <text:p text:style-name="P24"/>
        <text:p text:style-name="P14"><text:span text:style-name="T40">Focus of research</text:span><text:span text:style-name="T35">:</text:span></text:p>
        <text:p text:style-name="P29"/>
        <text:p text:style-name="P48"><text:span text:style-name="T11">Study of the main organization constituents and of the factors contributing to the long-term economic development of companies considering profit and no-profit organizations including public administrations</text:span></text:p>
        <text:p text:style-name="P51"/>
        <text:p text:style-name="P47"><text:span text:style-name="T40">Scientific productivity:</text:span></text:p>
        <text:p text:style-name="P47"><text:span text:style-name="T11">Publications in national and international journals, participation and presentations in congresses and workshops</text:span></text:p>
        <text:p text:style-name="P60"/>
        <text:p text:style-name="P47"><text:span text:style-name="T42">Head office:</text:span></text:p>
        <text:p text:style-name="P47"><text:span text:style-name="T35">Department of Economics and Management</text:span></text:p>
        <text:p text:style-name="P61"/>
        <text:p text:style-name="P47"><text:span text:style-name="T41">Specific didactic activity of the contract:</text:span></text:p>
        <text:p text:style-name="P47"><text:span text:style-name="T11">Teaching courses in the field of business administration (SECS P/07) which are offered by the Department of Economics and management</text:span></text:p>
        <text:p text:style-name="P50"/>
        <text:p text:style-name="P47"><text:span text:style-name="T36">Candidates will be required to demonstrate an adequate knowledge of</text:span><text:span text:style-name="T41"> English language</text:span></text:p>
        <text:p text:style-name="P50"/>
        <text:p text:style-name="P47"><text:span text:style-name="T36">Candidates may present a maximum number of </text:span><text:span text:style-name="T41">12 scientific publications</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13"><text:span text:style-name="T51">Selection code A_6</text:span></text:p>
        <text:p text:style-name="P34"/>
        <text:p text:style-name="P34"/>
        <text:p text:style-name="P14"><text:span text:style-name="T50">Department of Pharmacy</text:span></text:p>
        <text:p text:style-name="P34"/>
        <text:p text:style-name="P14"><text:span text:style-name="T36">Admission Examination Sector: <text:s/></text:span><text:span text:style-name="T41">03/D1 Medicinal, Toxicological and Nutritional Chemistry and Applied Technologies</text:span></text:p>
        <text:p text:style-name="P26"/>
        <text:p text:style-name="P14"><text:span text:style-name="T36">Disciplinary Scientific Sector: </text:span><text:span text:style-name="T41">CHIM/08 Pharmaceutical Chemistry</text:span></text:p>
        <text:p text:style-name="P22"/>
        <text:p text:style-name="P22"/>
        <text:p text:style-name="P44"><text:span text:style-name="T36">Nr. of position available: </text:span><text:span text:style-name="T41">1</text:span></text:p>
        <text:p text:style-name="P62"/>
        <text:p text:style-name="P47"><text:span text:style-name="T40">Focus of research</text:span><text:span text:style-name="T35">:</text:span></text:p>
        <text:p text:style-name="P101"><text:span text:style-name="T23">The study of synthetic products with biological activity, developing the design, the synthesis, the study of the properties, of the action mechanisms at the molecular level, and the relationships between chemical structure and biological activity</text:span></text:p>
        <text:p text:style-name="P49"/>
        <text:p text:style-name="P47"><text:span text:style-name="T40">Scientific productivity</text:span><text:span text:style-name="T35">:</text:span></text:p>
        <text:p text:style-name="P48"><text:span text:style-name="T10">Gain full scientific independence, possibly through the supervision of BSc, and MSc theses. Acceptance during the three years period of an appropriate number of papers on international journals coherent with the examination sector. Dissemination of the obtained results in national and international meetings, and on the web</text:span></text:p>
        <text:p text:style-name="P54"/>
        <text:p text:style-name="P47"><text:span text:style-name="T42">Head office:</text:span></text:p>
        <text:p text:style-name="P47"><text:span text:style-name="T35">Department of Pharmacy</text:span></text:p>
        <text:p text:style-name="P61"/>
        <text:p text:style-name="P47"><text:span text:style-name="T41">Specific didactic activity of the contract</text:span><text:span text:style-name="T36">:</text:span></text:p>
        <text:p text:style-name="P101"><text:span text:style-name="T25">Teaching courses of </text:span><text:span text:style-name="T27">BSc, and MSc</text:span><text:span text:style-name="T25"> of the Department Pharmacy and other Departments of the University of Pisa in which the SSD (disciplinary scientific sector CHIM/08) skills are requested.</text:span></text:p>
        <text:p text:style-name="P30"/>
        <text:p text:style-name="P47"><text:span text:style-name="T36">Candidates will be required to demonstrate an adequate knowledge of</text:span><text:span text:style-name="T41"> English language</text:span></text:p>
        <text:p text:style-name="P47"><text:span text:style-name="T36">Candidates may present a maximum number of </text:span><text:span text:style-name="T41">12 scientific publications</text:span></text:p>
        <text:p text:style-name="P28"/>
        <text:p text:style-name="P28"/>
        <text:p text:style-name="P21"/>
        <text:p text:style-name="P21"/>
        <text:p text:style-name="P21"/>
        <text:p text:style-name="P21"/>
        <text:p text:style-name="P21"/>
        <text:p text:style-name="P21"><text:soft-page-break/></text:p>
        <text:p text:style-name="P21"/>
        <text:p text:style-name="P32"/>
        <text:p text:style-name="P32"/>
        <text:p text:style-name="P32"/>
        <text:p text:style-name="P32"/>
        <text:p text:style-name="P32"/>
        <text:p text:style-name="P32"/>
        <text:p text:style-name="P32"/>
        <text:p text:style-name="P32"/>
        <text:p text:style-name="P32"/>
        <text:p text:style-name="P32"/>
        <text:p text:style-name="P13"><text:span text:style-name="T51">Selection code A_7</text:span></text:p>
        <text:p text:style-name="P26"/>
        <text:p text:style-name="P26"/>
        <text:p text:style-name="P14"><text:span text:style-name="T40">Department of</text:span><text:span text:style-name="T35"> </text:span><text:span text:style-name="T40">Philology, Literature and Linguistics</text:span></text:p>
        <text:p text:style-name="P22"/>
        <text:p text:style-name="P26"/>
        <text:p text:style-name="P14"><text:span text:style-name="T36">Admission Examination Sector: <text:s/></text:span><text:span text:style-name="T41">10/L1 English and Anglo-American Languages, Literatures And Cultures</text:span></text:p>
        <text:p text:style-name="P22"/>
        <text:p text:style-name="P14"><text:span text:style-name="T36">Disciplinary Scientific Sector:</text:span><text:span text:style-name="T30"> </text:span><text:span text:style-name="T41">L-LIN/12 Language and Translation – English</text:span></text:p>
        <text:p text:style-name="P22"/>
        <text:p text:style-name="P44"><text:span text:style-name="T36">Nr. of position available: </text:span><text:span text:style-name="T41">1</text:span></text:p>
        <text:p text:style-name="P47"><text:span text:style-name="T40">Focus of research</text:span><text:span text:style-name="T35">:</text:span></text:p>
        <text:p text:style-name="P47"><text:span text:style-name="T43">English linguistics, with special reference to English for specific purposes and multimedia translation</text:span></text:p>
        <text:p text:style-name="P56"/>
        <text:p text:style-name="P47"><text:span text:style-name="T40">Scientific productivity:</text:span></text:p>
        <text:p text:style-name="P47"><text:span text:style-name="T36">Scholarly publications in the above mentioned fields, Conference presentations, participation in national and international research projects</text:span></text:p>
        <text:p text:style-name="P54"/>
        <text:p text:style-name="P47"><text:span text:style-name="T42">Head office:</text:span></text:p>
        <text:p text:style-name="P47"><text:span text:style-name="T35">Department of Philology, Literature and Linguistics</text:span></text:p>
        <text:p text:style-name="P61"/>
        <text:p text:style-name="P47"><text:span text:style-name="T41">Specific didactic activity of the contract:</text:span></text:p>
        <text:p text:style-name="P14"><text:span text:style-name="T43">Courses of English for Special Purposes at BA and MA level</text:span></text:p>
        <text:p text:style-name="P65"/>
        <text:p text:style-name="P11"><text:span text:style-name="T36">Candidates will be required to demonstrate an adequate knowledge of </text:span><text:span text:style-name="T41">English language</text:span></text:p>
        <text:p text:style-name="P50"/>
        <text:p text:style-name="P47"><text:span text:style-name="T36">Candidates may present a maximum number of </text:span><text:span text:style-name="T41">15 scientific publications</text:span></text:p>
        <text:p text:style-name="P28"/>
        <text:p text:style-name="P28"/>
        <text:p text:style-name="P28"/>
        <text:p text:style-name="P28"/>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13"><text:span text:style-name="T41">Selection code A_8</text:span></text:p>
        <text:p text:style-name="P26"/>
        <text:p text:style-name="P26"/>
        <text:p text:style-name="P14"><text:span text:style-name="T40">Department of Law </text:span></text:p>
        <text:p text:style-name="P24"/>
        <text:p text:style-name="P22"/>
        <text:p text:style-name="P14"><text:span text:style-name="T36">Admission Examination Sector</text:span><text:span text:style-name="T41">: <text:s/>12/H2 History of Medieval and Modern Law</text:span></text:p>
        <text:p text:style-name="P22"/>
        <text:p text:style-name="P14"><text:span text:style-name="T36">Disciplinary Scientific Sector</text:span><text:span text:style-name="T41">: IUS/19 History of Medieval and Modern Law</text:span></text:p>
        <text:p text:style-name="P22"/>
        <text:p text:style-name="P22"/>
        <text:p text:style-name="P44"><text:span text:style-name="T36">Nr. of position available: </text:span><text:span text:style-name="T41">1</text:span></text:p>
        <text:p text:style-name="P26"/>
        <text:p text:style-name="P14"><text:span text:style-name="T41">Focus of research:</text:span></text:p>
        <text:p text:style-name="P14"><text:span text:style-name="T10">The origins of the Administrative Law and the influence of legal cathegories of Roman-Canon </text:span><text:span text:style-name="T14">Ius commune</text:span><text:span text:style-name="T45"> </text:span></text:p>
        <text:p text:style-name="P34"/>
        <text:p text:style-name="P14"><text:span text:style-name="T41">Scientific productivity:</text:span></text:p>
        <text:p text:style-name="P14"><text:span text:style-name="T45">Publication of a monographic study, or papers and essays in peer-reviewed journals on the topic of research</text:span></text:p>
        <text:p text:style-name="P26"/>
        <text:p text:style-name="P14"><text:span text:style-name="T41">Head office: </text:span></text:p>
        <text:p text:style-name="P14"><text:span text:style-name="T36">Department of Law</text:span></text:p>
        <text:p text:style-name="P26"/>
        <text:p text:style-name="P14"><text:span text:style-name="T41">Specific didactic activity of the contract:</text:span></text:p>
        <text:p text:style-name="P102"><text:span text:style-name="T28">Classroom teaching each academic year, integrative teaching and service to students scheduled by the periodic teaching program related to SSD IUS/19</text:span></text:p>
        <text:p text:style-name="P22"/>
        <text:p text:style-name="P14"><text:span text:style-name="T36">Candidates will be required to demonstrate an adequate knowledge</text:span><text:span text:style-name="T41"> of English language</text:span></text:p>
        <text:p text:style-name="P22"/>
        <text:p text:style-name="P14"><text:span text:style-name="T36">Candidates may present a maximum number</text:span><text:span text:style-name="T41"> </text:span><text:span text:style-name="T36">of</text:span><text:span text:style-name="T41"> 12 scientific publications</text:span></text:p>
        <text:p text:style-name="P22"/>
        <text:p text:style-name="P26"/>
        <text:p text:style-name="P26"/>
        <text:p text:style-name="P26"/>
        <text:p text:style-name="P26"/>
        <text:p text:style-name="P26"/>
        <text:p text:style-name="P26"/>
        <text:p text:style-name="P26"/>
        <text:p text:style-name="P26"/>
        <text:p text:style-name="P26"/>
        <text:p text:style-name="P26"/>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6"/>
        <text:p text:style-name="P26"/>
        <text:p text:style-name="P21"/>
        <text:p text:style-name="P13"><text:span text:style-name="T41">Selection code A_9</text:span></text:p>
        <text:p text:style-name="P26"/>
        <text:p text:style-name="P26"/>
        <text:p text:style-name="P14"><text:span text:style-name="T76">Department of Civil and Industrial Engineering (DICI)</text:span></text:p>
        <text:p text:style-name="P26"/>
        <text:p text:style-name="P14"><text:span text:style-name="T36">Admission Examination Sector: <text:s/></text:span><text:span text:style-name="T41">08/B1 Geotechnics</text:span></text:p>
        <text:p text:style-name="P26"/>
        <text:p text:style-name="P14"><text:span text:style-name="T36">Disciplinary Scientific Sector: </text:span><text:span text:style-name="T41">ICAR/07 Geotechnics</text:span></text:p>
        <text:p text:style-name="P26"/>
        <text:p text:style-name="P22"/>
        <text:p text:style-name="P44"><text:span text:style-name="T36">Nr. of position available: </text:span><text:span text:style-name="T41">1</text:span></text:p>
        <text:p text:style-name="P22"/>
        <text:p text:style-name="P47"><text:span text:style-name="T40">Focus of research:</text:span></text:p>
        <text:p text:style-name="P14"><text:span text:style-name="T55">Numerical - experimental analysis for the physical-mechanical modeling of soils and the evaluation of the static and dynamic behavior of geotechnical works, such as foundations, excavations and supporting works, surveys and constructions in bulk material, with Particular reference to the embankments</text:span></text:p>
        <text:p text:style-name="P48"><text:span text:style-name="T10"><text:s/></text:span></text:p>
        <text:p text:style-name="P81"><text:span text:style-name="T10"><text:s text:c="2"/></text:span><text:span text:style-name="T40">Scientific productivity</text:span><text:span text:style-name="T35">:</text:span></text:p>
        <text:p text:style-name="P47"><text:span text:style-name="T45">Scientific activity involves participation in national and international research projects funded by public or private bodies, the drafting of articles for qualified scientific journals and participation in international conferences</text:span></text:p>
        <text:p text:style-name="P67"/>
        <text:p text:style-name="P47"><text:span text:style-name="T42">Head office:</text:span></text:p>
        <text:p text:style-name="P14"><text:span text:style-name="T77">Department of Civil and Industrial Engineering (DICI)</text:span></text:p>
        <text:p text:style-name="P61"/>
        <text:p text:style-name="P47"><text:span text:style-name="T41">Specific didactic activity of the contract:</text:span></text:p>
        <text:p text:style-name="P48"><text:span text:style-name="T36">G</text:span><text:span text:style-name="T45">eotechnical course of the three year degree in Civil, Environmental and Construction Engineering, integrative teaching and student support for other ICAR / 07 teaching</text:span></text:p>
        <text:p text:style-name="P63"/>
        <text:p text:style-name="P47"><text:span text:style-name="T36">Candidates will be required to demonstrate an adequate knowledge of</text:span><text:span text:style-name="T41"> English language</text:span></text:p>
        <text:p text:style-name="P47"><text:span text:style-name="T36">Candidates may present a maximum number of </text:span><text:span text:style-name="T41">12 scientific publications</text:span></text:p>
        <text:p text:style-name="P28"/>
        <text:p text:style-name="P28"/>
        <text:p text:style-name="P28"/>
        <text:p text:style-name="P28"/>
        <text:p text:style-name="P21"/>
        <text:p text:style-name="P21"/>
        <text:p text:style-name="P21"/>
        <text:p text:style-name="P21"/>
        <text:p text:style-name="P21"/>
        <text:p text:style-name="P21"/>
        <text:p text:style-name="P21"/>
        <text:p text:style-name="P21"><text:soft-page-break/></text:p>
        <text:p text:style-name="P21"/>
        <text:p text:style-name="P21"/>
        <text:p text:style-name="P27"/>
        <text:p text:style-name="P21"/>
        <text:p text:style-name="P21"/>
        <text:p text:style-name="P21"/>
        <text:p text:style-name="P21"/>
        <text:p text:style-name="P21"/>
        <text:p text:style-name="P21"/>
        <text:p text:style-name="P21"/>
        <text:p text:style-name="P21"/>
        <text:p text:style-name="P13"><text:span text:style-name="T41">Selection code A_10</text:span></text:p>
        <text:p text:style-name="P21"/>
        <text:p text:style-name="P21"/>
        <text:p text:style-name="P26"/>
        <text:p text:style-name="P14"><text:span text:style-name="T41">Department of Energy, Systems, Territory, and Construction Engineering</text:span></text:p>
        <text:p text:style-name="P22"/>
        <text:p text:style-name="P14"><text:span text:style-name="T36">Admission Examination Sector: <text:s/></text:span><text:span text:style-name="T41">09/C1 Fluid Machinery, Energy Systems and Power Generation</text:span></text:p>
        <text:p text:style-name="P26"/>
        <text:p text:style-name="P14"><text:span text:style-name="T36">Disciplinary Scientific Sector: </text:span><text:span text:style-name="T41">ING-IND/09 <text:s/>Energy Systems and Power Generation</text:span></text:p>
        <text:p text:style-name="P22"/>
        <text:p text:style-name="P44"><text:span text:style-name="T36">Nr. of position available: </text:span><text:span text:style-name="T41">1</text:span></text:p>
        <text:p text:style-name="P57"/>
        <text:p text:style-name="P101"><text:span text:style-name="T66">Focus of research:</text:span></text:p>
        <text:p text:style-name="P102"><text:span text:style-name="T24">Energy conversion systems of different energy forms, with particular reference to the technologies for renewable energy conversion, for cogeneration, and energy storage. The study of systems and machines will be done by using methods based on thermodynamic, fluiddynamic, diagnostic and control, and environmental impact analysis</text:span></text:p>
        <text:p text:style-name="P103"/>
        <text:p text:style-name="P47"><text:span text:style-name="T40">Scientific productivity</text:span><text:span text:style-name="T35">:</text:span></text:p>
        <text:p text:style-name="P47"><text:span text:style-name="T10">The aim of scientific production is writing scientific papers in international scientific journals, participation at national and international congresses and conferences. Improvement of knowledge about energy systems with the aim of contributing to the technical and engineering development</text:span></text:p>
        <text:p text:style-name="P52"/>
        <text:p text:style-name="P47"><text:span text:style-name="T42">Head office</text:span><text:span text:style-name="T38">:</text:span></text:p>
        <text:p text:style-name="P47"><text:span text:style-name="T36">Department of Energy, Systems, Territory, and Construction Engineering</text:span></text:p>
        <text:p text:style-name="P54"/>
        <text:p text:style-name="P47"><text:span text:style-name="T41">Specific didactic activity of the contract:</text:span></text:p>
        <text:p text:style-name="P102"><text:span text:style-name="T26">Didactic activities, in the courses and modules classified in the disciplinary sector of Systems for Energy and Environment for the programs of study for the achievement of first and second level degrees and PhD studies. Tutoring activities and to support students in the preparation of their Master and Phd thesis</text:span></text:p>
        <text:p text:style-name="P66"/>
        <text:p text:style-name="P47"><text:span text:style-name="T36">Candidates will be required to demonstrate an adequate knowledge of</text:span><text:span text:style-name="T41"> English language</text:span></text:p>
        <text:p text:style-name="P50"/>
        <text:p text:style-name="P47"><text:span text:style-name="T36">Candidates may present a maximum number of </text:span><text:span text:style-name="T41">12 scientific publications</text:span></text:p>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3"><text:span text:style-name="T41">Selection code A_11</text:span></text:p>
        <text:p text:style-name="P26"/>
        <text:p text:style-name="P26"/>
        <text:p text:style-name="P14"><text:span text:style-name="T41">Department of Information Engineering</text:span></text:p>
        <text:p text:style-name="P26"/>
        <text:p text:style-name="P14"><text:span text:style-name="T36">Admission Examination Sector: <text:s/></text:span><text:span text:style-name="T41">09/H1 Information processing systems</text:span></text:p>
        <text:p text:style-name="P26"/>
        <text:p text:style-name="P14"><text:span text:style-name="T36">Disciplinary Scientific Sector: </text:span><text:span text:style-name="T41">ING-INF/05 Information processing systems</text:span></text:p>
        <text:p text:style-name="P22"/>
        <text:p text:style-name="P22"/>
        <text:p text:style-name="P44"><text:span text:style-name="T36">Nr. of position available: </text:span><text:span text:style-name="T41">1</text:span></text:p>
        <text:p text:style-name="P62"/>
        <text:p text:style-name="P47"><text:span text:style-name="T40">Focus of research</text:span><text:span text:style-name="T35">:</text:span></text:p>
        <text:p text:style-name="P48"><text:span text:style-name="T35">Research activities related to the scientific sector “ING-INF/05 – Information processing systems”, such as design and analysis of systems and networks, software engineering, knowledge engineering, artificial intelligence and signal processing</text:span></text:p>
        <text:p text:style-name="P51"/>
        <text:p text:style-name="P47"><text:span text:style-name="T40">Scientific productivity:</text:span></text:p>
        <text:p text:style-name="P47"><text:span text:style-name="T10">Publication of papers on qualified international scientific journals; participation to international conferences; involvement in national and international research projects</text:span></text:p>
        <text:p text:style-name="P58"/>
        <text:p text:style-name="P47"><text:span text:style-name="T42">Head office</text:span><text:span text:style-name="T38">:</text:span></text:p>
        <text:p text:style-name="P47"><text:span text:style-name="T36">Department of Energy, Systems, Territory, and Construction Engineering</text:span></text:p>
        <text:p text:style-name="P61"/>
        <text:p text:style-name="P47"><text:span text:style-name="T41">Specific didactic activity of the contract</text:span><text:span text:style-name="T36">:</text:span></text:p>
        <text:p text:style-name="P47"><text:span text:style-name="T10">Teaching activity in courses of the scientific sector. Management of teaching activities and projects</text:span></text:p>
        <text:p text:style-name="P54"/>
        <text:p text:style-name="P47"><text:span text:style-name="T36">Candidates will be required to demonstrate an adequate knowledge of</text:span><text:span text:style-name="T41"> English language</text:span></text:p>
        <text:p text:style-name="P50"/>
        <text:p text:style-name="P47"><text:span text:style-name="T36">Candidates may present a maximum number of </text:span><text:span text:style-name="T41">12 scientific publications</text:span></text:p>
        <text:p text:style-name="P28"/>
        <text:p text:style-name="P28"/>
        <text:p text:style-name="P28"/>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8"/>
        <text:p text:style-name="P28"/>
        <text:p text:style-name="P21"/>
        <text:p text:style-name="P21"/>
        <text:p text:style-name="P21"/>
        <text:p text:style-name="P21"/>
        <text:p text:style-name="P13"><text:span text:style-name="T41">Selection code A_12</text:span></text:p>
        <text:p text:style-name="P26"/>
        <text:p text:style-name="P26"/>
        <text:p text:style-name="P26"/>
        <text:p text:style-name="P14"><text:span text:style-name="T41">Department of Mathematics</text:span></text:p>
        <text:p text:style-name="P26"/>
        <text:p text:style-name="P14"><text:span text:style-name="T36">Admission Examination Sector: </text:span><text:span text:style-name="T41">01/A2 Geometry and algebra</text:span></text:p>
        <text:p text:style-name="P26"/>
        <text:p text:style-name="P14"><text:span text:style-name="T36">Disciplinary Scientific Sector: </text:span><text:span text:style-name="T41">MAT/03 Geometry</text:span></text:p>
        <text:p text:style-name="P80"/>
        <text:p text:style-name="P44"><text:span text:style-name="T36">Nr. of position available: </text:span><text:span text:style-name="T41">1</text:span></text:p>
        <text:p text:style-name="P62"/>
        <text:p text:style-name="P47"><text:span text:style-name="T40">Focus of research:</text:span></text:p>
        <text:p text:style-name="P14"><text:span text:style-name="T35">Research activity of international interest and relevance on the following topic: properties and classification of geometric structures (topological, differentiable, algebraic, real and complex analytic manifolds), and study of (general, algebraic and differential) topology</text:span></text:p>
        <text:p text:style-name="P29"/>
        <text:p text:style-name="P47"><text:span text:style-name="T40">Scientific productivity:</text:span></text:p>
        <text:p text:style-name="P47"><text:span text:style-name="T36">Writing of papers having a geometric interest and suitable for publication in generalist or specialized journals at a national or international level</text:span></text:p>
        <text:p text:style-name="P54"/>
        <text:p text:style-name="P47"><text:span text:style-name="T42">Head office:</text:span></text:p>
        <text:p text:style-name="P11"><text:span text:style-name="T36">Department of Mathematics</text:span></text:p>
        <text:p text:style-name="P61"/>
        <text:p text:style-name="P47"><text:span text:style-name="T41">Specific didactic activity of the contract:</text:span></text:p>
        <text:p text:style-name="P48"><text:span text:style-name="T35">Teaching of courses (including exercises) having as a topic the basics of mathematics, in any degree program of the university, and in advanced courses of geometric topic in the first degree and master programs in mathematics</text:span></text:p>
        <text:p text:style-name="P54"/>
        <text:p text:style-name="P47"><text:span text:style-name="T36">Candidates will be required to demonstrate an adequate knowledge</text:span><text:span text:style-name="T41"> of English language</text:span></text:p>
        <text:p text:style-name="P50"/>
        <text:p text:style-name="P47"><text:span text:style-name="T36">Candidates may present a maximum number of 12</text:span><text:span text:style-name="T41"> scientific publications</text:span></text:p>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3"><text:span text:style-name="T41">Selection code A_13</text:span></text:p>
        <text:p text:style-name="P21"/>
        <text:p text:style-name="P26"/>
        <text:p text:style-name="P14"><text:span text:style-name="T41">Department of Translational Research and of New Surgical and Medical Technologies</text:span></text:p>
        <text:p text:style-name="P26"/>
        <text:p text:style-name="P14"><text:span text:style-name="T36">Admission Examination Sector: <text:s/></text:span><text:span text:style-name="T41">05/H1 Human Anatomy</text:span></text:p>
        <text:p text:style-name="P26"/>
        <text:p text:style-name="P14"><text:span text:style-name="T36">Disciplinary Scientific Sector: </text:span><text:span text:style-name="T41">BIO/16 Human Anatomy</text:span></text:p>
        <text:p text:style-name="P22"/>
        <text:p text:style-name="P22"/>
        <text:p text:style-name="P44"><text:span text:style-name="T36">Nr. of position available: </text:span><text:span text:style-name="T41">1</text:span></text:p>
        <text:p text:style-name="P45"/>
        <text:p text:style-name="P47"><text:span text:style-name="T40">Focus of research:</text:span></text:p>
        <text:p text:style-name="P46"><text:span text:style-name="T78">The research activity will becarried out in the contest of the scientific-disciplinary sector BIO/16, Human Anatomy. The subject of the research will be carried out by using those methods which typically belong to the Subject Specific Area BIO/16. The research will be focused on the gross and microscopy anatomy including transmission electron microscopy with an emphasis on specific regions of the central nervous system. Variations in gross anatomy of specific brain regions as well as fine microscopic events applying to clinical neuroanatomy will be detailed in relation with physiological conditions and specific brain disorders</text:span></text:p>
        <text:p text:style-name="P51"/>
        <text:p text:style-name="P47"><text:span text:style-name="T40">Scientific productivity:</text:span></text:p>
        <text:p text:style-name="P48"><text:span text:style-name="T36">Publishing papers on national and international peer-reviewed journals, data presentation at national and international meetings</text:span></text:p>
        <text:p text:style-name="P54"/>
        <text:p text:style-name="P47"><text:span text:style-name="T42">Head office:</text:span></text:p>
        <text:p text:style-name="P14"><text:span text:style-name="T36">Department of Translational Research and of New Surgical and Medical Technologies</text:span></text:p>
        <text:p text:style-name="P50"/>
        <text:p text:style-name="P47"><text:span text:style-name="T41">Specific didactic activity of the contract:</text:span></text:p>
        <text:p text:style-name="P48"><text:span text:style-name="T35">Teaching activity for the Subject Specific Area Human Anatomy (BIO/16) will include <text:s/>lecturing human anatomy courses as well as gross anatomy and microscopy labs both at Master and Bachelor level including the teaching course in Medicine. The teaching activity will include tutoring gross anatomy through cadaver dissection and anatomy in vivo through imaging techniques including echography. Supervising activities of undergraduates, graduates and PhD students</text:span></text:p>
        <text:p text:style-name="P56"/>
        <text:p text:style-name="P47"><text:span text:style-name="T36">Candidates will be required to demonstrate an adequate knowledge of</text:span><text:span text:style-name="T41"> English language</text:span></text:p>
        <text:p text:style-name="P50"/>
        <text:p text:style-name="P47"><text:span text:style-name="T36">Candidates may present a maximum number of </text:span><text:span text:style-name="T41">12 scientific publications</text:span></text:p>
        <text:p text:style-name="P25"><text:soft-page-break/></text:p>
        <text:p text:style-name="P28"/>
        <text:p text:style-name="P28"/>
        <text:p text:style-name="P28"/>
        <text:p text:style-name="P28"/>
        <text:p text:style-name="P28"/>
        <text:p text:style-name="P28"/>
        <text:p text:style-name="P28"/>
        <text:p text:style-name="P28"/>
        <text:p text:style-name="P28"/>
        <text:p text:style-name="P21"/>
        <text:p text:style-name="P21"/>
        <text:p text:style-name="P21"/>
        <text:p text:style-name="P13"><text:span text:style-name="T41">Selection code A_14</text:span></text:p>
        <text:p text:style-name="P21"/>
        <text:p text:style-name="P26"/>
        <text:p text:style-name="P14"><text:span text:style-name="T41">Department of Agricultural, Food and Agro-Environmental Sciences</text:span></text:p>
        <text:p text:style-name="P26"/>
        <text:p text:style-name="P14"><text:span text:style-name="T36">Admission Examination Sector: </text:span><text:span text:style-name="T41">05/A2 Plant Physiology</text:span></text:p>
        <text:p text:style-name="P22"/>
        <text:p text:style-name="P14"><text:span text:style-name="T36">Disciplinary Scientific Sector</text:span><text:span text:style-name="T30"> </text:span><text:span text:style-name="T41">BIO/04 Plant Physiology</text:span></text:p>
        <text:p text:style-name="P26"/>
        <text:p text:style-name="P14"><text:span text:style-name="T36">Nr. of position available: </text:span><text:span text:style-name="T41">1</text:span></text:p>
        <text:p text:style-name="P62"/>
        <text:p text:style-name="P47"><text:span text:style-name="T40">Focus of research:</text:span></text:p>
        <text:p text:style-name="P102"><text:span text:style-name="T75">The research will focus on the functions and mechanisms of plants with particular attention paid to growth regulators</text:span></text:p>
        <text:p text:style-name="P104"/>
        <text:p text:style-name="P47"><text:span text:style-name="T40">Scientific productivity:</text:span></text:p>
        <text:p text:style-name="P11"><text:span text:style-name="T36">Scientific articles in international journals; participation to national and international congresses; participation to national and international projects</text:span></text:p>
        <text:p text:style-name="P23"/>
        <text:p text:style-name="P47"><text:span text:style-name="T42">Head office:</text:span><text:span text:style-name="T31"> </text:span></text:p>
        <text:p text:style-name="P47"><text:span text:style-name="T38">Department of Agricultural, Food and Agro-Environmental Sciences</text:span></text:p>
        <text:p text:style-name="P50"/>
        <text:p text:style-name="P47"><text:span text:style-name="T41">Specific didactic activity of the contract:</text:span></text:p>
        <text:p text:style-name="P47"><text:span text:style-name="T43">Teaching activities concerning the disciplines related to the SSD BIO/04</text:span></text:p>
        <text:p text:style-name="P68"/>
        <text:p text:style-name="P47"><text:span text:style-name="T36">Candidates will be required to demonstrate an adequate knowledge of</text:span><text:span text:style-name="T41"> English language</text:span></text:p>
        <text:p text:style-name="P50"/>
        <text:p text:style-name="P47"><text:span text:style-name="T36">Candidates may present a maximum number of</text:span><text:span text:style-name="T41"> 12 scientific publications</text:span></text:p>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3"><text:span text:style-name="T41">Selection code A_15</text:span></text:p>
        <text:p text:style-name="P21"/>
        <text:p text:style-name="P21"/>
        <text:p text:style-name="P26"/>
        <text:p text:style-name="P14"><text:span text:style-name="T41">Department of Geosciences</text:span></text:p>
        <text:p text:style-name="P82"/>
        <text:p text:style-name="P14"><text:span text:style-name="T36">Admission Examination Sector: <text:s/></text:span><text:span text:style-name="T41">04/A2 Structural Geology, Stratigraphy, Sedimentology and Paleontology</text:span></text:p>
        <text:p text:style-name="P26"/>
        <text:p text:style-name="P14"><text:span text:style-name="T36">Disciplinary Scientific Sector: </text:span><text:span text:style-name="T41">GEO/02 Stratigraphy and Sedimentology</text:span></text:p>
        <text:p text:style-name="P22"/>
        <text:p text:style-name="P14"><text:span text:style-name="T36">Nr. of position available: </text:span><text:span text:style-name="T41">1</text:span></text:p>
        <text:p text:style-name="P62"/>
        <text:p text:style-name="P47"><text:span text:style-name="T40">Focus of research:</text:span></text:p>
        <text:p text:style-name="P48"><text:span text:style-name="T22">The investigation of surface dynamic processes of sediments in marine sedimentary environments and in their dynamics on the Earth's surface, as well as the description of sediments in terms of spatial and temporal organization and association and of their visual representation</text:span></text:p>
        <text:p text:style-name="P56"/>
        <text:p text:style-name="P47"><text:span text:style-name="T40">Scientific productivity:</text:span></text:p>
        <text:p text:style-name="P48"><text:span text:style-name="T10">Publication of high number of scientific papers on international magazines with high impact factors; participation to national and international meetings; seminar and dissemination activity</text:span></text:p>
        <text:p text:style-name="P53"/>
        <text:p text:style-name="P47"><text:span text:style-name="T42">Head office:</text:span></text:p>
        <text:p text:style-name="P47"><text:span text:style-name="T36">Department of Geosciences </text:span></text:p>
        <text:p text:style-name="P50"/>
        <text:p text:style-name="P47"><text:span text:style-name="T41">Specific didactic activity of the contract:</text:span></text:p>
        <text:p text:style-name="P14"><text:span text:style-name="T21">Teaching in class, laboratory and fieldwork activities, assistance to students within the SSD GEO/02 teaching program; seminarial activities within master and phD programs; assistance to students during thesis works</text:span></text:p>
        <text:p text:style-name="P29"/>
        <text:p text:style-name="P48"><text:span text:style-name="T36">Candidates will be required to demonstrate an adequate knowledge of </text:span><text:span text:style-name="T41">English language</text:span></text:p>
        <text:p text:style-name="P47"><text:span text:style-name="T36">Candidates may present a maximum number of </text:span><text:span text:style-name="T41">12 scientific publications</text:span></text:p>
        <text:p text:style-name="P69"><text:soft-page-break/></text:p>
        <text:p text:style-name="P69"/>
        <text:p text:style-name="P69"/>
        <text:p text:style-name="P69"/>
        <text:p text:style-name="P69"/>
        <text:p text:style-name="P69"/>
        <text:p text:style-name="P69"/>
        <text:p text:style-name="P69"/>
        <text:p text:style-name="P28"/>
        <text:p text:style-name="P28"/>
        <text:p text:style-name="P28"/>
        <text:p text:style-name="P28"/>
        <text:p text:style-name="P28"/>
        <text:p text:style-name="P21"/>
        <text:p text:style-name="P21"/>
        <text:p text:style-name="P21"/>
        <text:p text:style-name="P21"/>
        <text:p text:style-name="P21"/>
        <text:p text:style-name="P28"/>
        <text:p text:style-name="P21"/>
        <text:p text:style-name="P13"><text:span text:style-name="T41">Selection code A_16</text:span></text:p>
        <text:p text:style-name="P26"/>
        <text:p text:style-name="P14"><text:span text:style-name="T40">Department of</text:span><text:span text:style-name="T35"> </text:span><text:span text:style-name="T41">Political Sciences</text:span></text:p>
        <text:p text:style-name="P22"/>
        <text:p text:style-name="P105"><text:span text:style-name="T72">Admission Examination Sector: <text:s/></text:span><text:span text:style-name="T74">12/D1 </text:span><text:span text:style-name="T73">Administrative Law</text:span><text:span text:style-name="T71"> </text:span></text:p>
        <text:p text:style-name="P22"/>
        <text:p text:style-name="P14"><text:span text:style-name="T36">Disciplinary Scientific Sector: </text:span><text:span text:style-name="T41">IUS/09 Public Law</text:span></text:p>
        <text:p text:style-name="P22"/>
        <text:p text:style-name="P22"/>
        <text:p text:style-name="P14"><text:span text:style-name="T36">Nr. of position available: </text:span><text:span text:style-name="T41">1</text:span></text:p>
        <text:p text:style-name="P80"/>
        <text:p text:style-name="P47"><text:span text:style-name="T40">Focus of research:</text:span></text:p>
        <text:p text:style-name="P102"><text:span text:style-name="T67">The state's legal organization, in a diachronic as well as synchronic perspective. Studies will aim to acquire a basic knowledge of the normative sources system, the constitutional and administrative organization of the state and the public bodies, the civil </text:span><text:span text:style-name="T27">rights and the judicial organization. In particular, regional law and local autonomies</text:span></text:p>
        <text:p text:style-name="P57"/>
        <text:p text:style-name="P47"><text:span text:style-name="T40">Scientific productivity:</text:span></text:p>
        <text:p text:style-name="P48"><text:span text:style-name="T10">Publications at least at a nationally significant level within the field of research; paper presentations at national and/or international conferences</text:span></text:p>
        <text:p text:style-name="P53"/>
        <text:p text:style-name="P47"><text:span text:style-name="T42">Head office:</text:span></text:p>
        <text:p text:style-name="P47"><text:span text:style-name="T36">Department of <text:s/>Political Sciences</text:span></text:p>
        <text:p text:style-name="P49"/>
        <text:p text:style-name="P47"><text:span text:style-name="T41">Specific didactic activity of the contract:</text:span></text:p>
        <text:p text:style-name="P11"><text:span text:style-name="T11">Public law, public accounting law, local autonomies and public services</text:span></text:p>
        <text:p text:style-name="P55"/>
        <text:p text:style-name="P48"><text:span text:style-name="T36">Candidates will be required to demonstrate an adequate knowledge of </text:span><text:span text:style-name="T41">Spanish/English language</text:span></text:p>
        <text:p text:style-name="P47"><text:soft-page-break/><text:span text:style-name="T36">Candidates may present a maximum number of </text:span><text:span text:style-name="T41">12 scientific publications</text:span></text:p>
        <text:p text:style-name="P69"/>
        <text:p text:style-name="P69"/>
        <text:p text:style-name="P69"/>
        <text:p text:style-name="P69"/>
        <text:p text:style-name="P69"/>
        <text:p text:style-name="P69"/>
        <text:p text:style-name="P69"/>
        <text:p text:style-name="P69"/>
        <text:p text:style-name="P69"/>
        <text:p text:style-name="P69"/>
        <text:p text:style-name="P21"/>
        <text:p text:style-name="P21"/>
        <text:p text:style-name="P21"/>
        <text:p text:style-name="P21"/>
        <text:p text:style-name="P21"/>
        <text:p text:style-name="P21"/>
        <text:p text:style-name="P21"/>
        <text:p text:style-name="P21"/>
        <text:p text:style-name="P13"><text:span text:style-name="T41">Selection code A_17</text:span></text:p>
        <text:p text:style-name="P26"/>
        <text:p text:style-name="P26"/>
        <text:p text:style-name="P14"><text:span text:style-name="T40">Department of Veterinary Sciences</text:span></text:p>
        <text:p text:style-name="P29"/>
        <text:p text:style-name="P14"><text:span text:style-name="T36">Admission Examination Sector:</text:span><text:span text:style-name="T41"> 07/H4 Veterinary Clinical Medicine and Veterinary Pharmacology</text:span></text:p>
        <text:p text:style-name="P26"/>
        <text:p text:style-name="P14"><text:span text:style-name="T36">Disciplinary Scientific Sector: </text:span><text:span text:style-name="T41">VET/08 Veterinary Clinical Medicine</text:span></text:p>
        <text:p text:style-name="P26"/>
        <text:p text:style-name="P14"><text:span text:style-name="T36">Nr. of position available: </text:span><text:span text:style-name="T41">1</text:span></text:p>
        <text:p text:style-name="P62"/>
        <text:p text:style-name="P47"><text:span text:style-name="T40">Focus of research:</text:span></text:p>
        <text:p text:style-name="P48"><text:span text:style-name="T39">Veterinary internal medicine focussed on aetiopathogenesis, epidemiology, symptoms, diagnosis and therapy, propaedeutic and clinical methodology of diseases in ruminants and equids</text:span></text:p>
        <text:p text:style-name="P51"/>
        <text:p text:style-name="P47"><text:span text:style-name="T40">Scientific productivity:</text:span></text:p>
        <text:p text:style-name="P75"><text:span text:style-name="T43">Papers in </text:span><text:span text:style-name="T79">journals with IF and presentations at national and international congresses</text:span></text:p>
        <text:p text:style-name="P60"/>
        <text:p text:style-name="P47"><text:span text:style-name="T42">Head office:</text:span></text:p>
        <text:p text:style-name="P47"><text:span text:style-name="T36">Department of Veterinary Sciences</text:span></text:p>
        <text:p text:style-name="P50"/>
        <text:p text:style-name="P47"><text:span text:style-name="T41">Specific didactic activity of the contract:</text:span></text:p>
        <text:p text:style-name="P48"><text:span text:style-name="T36">The candidate shall carry out theoretical and practical teaching activities for students in these courses:</text:span></text:p>
        <text:p text:style-name="P48"><text:span text:style-name="T36">-Internal Medicine and therapy in large animals and horses (Veterinary Medicine Degree);</text:span></text:p>
        <text:p text:style-name="P48"><text:span text:style-name="T36">-Pathogenesis of diseases in large animals and horse (Veterinary Medicine Degree);</text:span></text:p>
        <text:p text:style-name="P48"><text:span text:style-name="T36">-Veterinary legislation in Animal Husbandry (Animal Production and Technology Degree);</text:span></text:p>
        <text:p text:style-name="P48"><text:span text:style-name="T36">-Seminars on large animal and horse internal medicine in Postgraduate School: Animal Health, Breeding and <text:s/>Livestock)</text:span></text:p>
        <text:p text:style-name="P55"><text:soft-page-break/></text:p>
        <text:p text:style-name="P47"><text:span text:style-name="T36">Candidates will be required to demonstrate an adequate knowledge of</text:span><text:span text:style-name="T41"> English language</text:span></text:p>
        <text:p text:style-name="P50"/>
        <text:p text:style-name="P47"><text:span text:style-name="T36">Candidates may present a maximum number of 12</text:span><text:span text:style-name="T41"> scientific publications</text:span></text:p>
        <text:p text:style-name="P30"/>
        <text:p text:style-name="P30"/>
        <text:p text:style-name="P30"/>
        <text:p text:style-name="P30"/>
        <text:p text:style-name="P30"/>
      </text:section>
      <text:p text:style-name="P76"/>
      <text:p text:style-name="P69"/>
      <text:p text:style-name="P71"><text:span text:style-name="T59"><text:tab/><text:tab/><text:tab/><text:tab/><text:tab/><text:tab/><text:tab/></text:span></text:p>
      <text:p text:style-name="P70"/>
      <text:p text:style-name="P70"/>
      <text:p text:style-name="P71"><text:span text:style-name="T59"><text:tab/><text:tab/><text:tab/><text:tab/><text:tab/><text:tab/><text:tab/></text:span><text:bookmark-start text:name="__DdeLink__4216_1296931512"/><text:span text:style-name="T59">Al Magnifico Rettore dell’Università di Pisa</text:span></text:p>
      <text:p text:style-name="P40"><text:span text:style-name="T59"><text:tab/><text:tab/><text:tab/><text:tab/><text:tab/><text:tab/><text:tab/>Lungarno Pacinotti, 44</text:span></text:p>
      <text:p text:style-name="P14"><text:span text:style-name="T59"><text:tab/><text:tab/><text:tab/><text:tab/><text:tab/><text:tab/><text:tab/>56126 PISA</text:span></text:p>
      <text:p text:style-name="P14"><text:span text:style-name="T59"><text:s text:c="63"/><text:tab/></text:span></text:p>
      <text:p text:style-name="P14"><text:span text:style-name="T60">Selection code RIC2017a1</text:span></text:p>
      <text:p text:style-name="P38"/>
      <text:p text:style-name="P14"><text:span text:style-name="T43">The undersigned applicant, born in </text:span><text:span text:style-name="T46">16/02/1976</text:span><text:span text:style-name="T43"> in </text:span><text:span text:style-name="T46">Johannesburg, South Africa</text:span><text:span text:style-name="T43"> and resident in </text:span><text:span text:style-name="T46">8 via Corigliano, Naples, 80136</text:span></text:p>
      <text:p text:style-name="P29"/>
      <text:p text:style-name="P29"/>
      <text:p text:style-name="P74"><text:span text:style-name="T43">REQUESTS</text:span></text:p>
      <text:p text:style-name="P35"/>
      <text:p text:style-name="P40"><text:span text:style-name="T43">To be admitted for participation in the selection procedure for the position of n.1 fixed-term -contract postgraduate researcher, under art.24, comma 3, lett. a of the Law 240/2010, </text:span></text:p>
      <text:p text:style-name="P41"><text:span text:style-name="T43">At the </text:span><text:span text:style-name="T41">Department of Information Engineering</text:span><text:span text:style-name="T52"> </text:span></text:p>
      <text:p text:style-name="P41"><text:span text:style-name="T43">Sector </text:span><text:span text:style-name="T41">09/H1 Information processing systems</text:span></text:p>
      <text:p text:style-name="P41"><text:span text:style-name="T43">Selection code </text:span><text:span text:style-name="T50">A</text:span><text:span text:style-name="T54">11</text:span><text:span text:style-name="T50"> (Annex A)</text:span></text:p>
      <text:p text:style-name="P29"/>
      <text:p text:style-name="P14"><text:span text:style-name="T43">Aware of his/her responsibility the applicant declares the following:</text:span></text:p>
      <text:p text:style-name="P29"/>
      <text:list xml:id="list2718466366235904955" text:style-name="WWNum19">
        <text:list-item>
          <text:p text:style-name="P1"><text:span text:style-name="T43">fiscal code</text:span><text:span text:style-name="T46">: </text:span><text:span text:style-name="T81">RBNSSH76B16Z347C</text:span></text:p>
        </text:list-item>
        <text:list-item>
          <text:p text:style-name="P83"><text:span text:style-name="T43">to elect domicile for the effects of this application at </text:span><text:span text:style-name="T47">Naples</text:span></text:p>
        </text:list-item>
        <text:list-item>
          <text:p text:style-name="P83"><text:span text:style-name="T43">to be in possession of the following citizenship: </text:span><text:span text:style-name="T47">New Zealand</text:span></text:p>
        </text:list-item>
        <text:list-item>
          <text:p text:style-name="P83"><text:span text:style-name="T43">to enjoy the <text:s/>political and civil rights of his/her country of origin:</text:span><text:span text:style-name="T47"> New Zealand</text:span></text:p>
        </text:list-item>
        <text:list-item>
          <text:p text:style-name="P84"><text:span text:style-name="T35">Qualifications:</text:span><text:span text:style-name="T37"> </text:span><text:span text:style-name="T35"><text:s/>PhD </text:span><text:span text:style-name="T37">in Mathematics and Computer Science </text:span><text:span text:style-name="hps"><text:span text:style-name="T61">obtained at </text:span></text:span><text:span text:style-name="hps"><text:span text:style-name="T62">The university of Auckland on May 7, 2017</text:span></text:span><text:span text:style-name="T35">;</text:span><text:span text:style-name="T37"> I declare to be aware of having to submit, if I am the winner of the selection, a statement of equivalence at the time of the stipulation of the employment contract,</text:span><text:span text:style-name="T35"><text:tab/></text:span></text:p>
        </text:list-item>
        <text:list-item>
          <text:p text:style-name="P85"><text:span text:style-name="T43">to not be in possession of a criminal record or convictions , indicating details of the sentences and criminal procedures pending.</text:span></text:p>
        </text:list-item>
        <text:list-item>
          <text:p text:style-name="P85"><text:span text:style-name="T43">to have <text:s/>the physical fitness necessary for the position</text:span></text:p>
        </text:list-item>
        <text:list-item>
          <text:p text:style-name="P85"><text:span text:style-name="T43"><text:s/>only for male Italian citizens: position regarding military obligations.</text:span></text:p>
        </text:list-item>
        <text:list-item>
          <text:p text:style-name="P85"><text:span text:style-name="T43">to not have been dismissed or retired from a Public Administration body for persistent insufficient production work; or to not have been declared deceased by a state employee under art.127of the ‘Testo Unico’ of dispositions concerning the status of civilian state employees.</text:span></text:p>
        </text:list-item>
        <text:list-item>
          <text:p text:style-name="P85"><text:span text:style-name="T43">To not presently hold <text:s/>or not have previously held the status of full or associate professor or of permanent university research fellow</text:span></text:p>
        </text:list-item>
        <text:list-item>
          <text:p text:style-name="P85"><text:span text:style-name="T43">to not have exceeded comprehensively twelve years ( even non-continuously), including the set period of the present contract in the role of a salaried researcher or fixed-term contract <text:s/>researcher under articles 22 and 24 of the Law 240/2010 at the University of Pisa or at any other Italian state or non-state </text:span><text:soft-page-break/><text:span text:style-name="T43">or computational university respectively; as well as at bodies referred to under comma 1, of article 22 of the Law 240/2010</text:span></text:p>
        </text:list-item>
        <text:list-item>
          <text:p text:style-name="P85"><text:span text:style-name="T43">To be aware that he/she cannot proceed to the stipulation of the contract if he/she as related by birth or has affinity (up to 4</text:span><text:span text:style-name="T80">th</text:span><text:span text:style-name="T43"> grade) or marriage with a professor <text:s/>belonging to the department or to the structure that proposes the activation of the contract; <text:s/>or with the Chancellor, the General Director or any component member of the University Administration Governing Board.</text:span></text:p>
        </text:list-item>
        <text:list-item>
          <text:p text:style-name="P85"><text:span text:style-name="T43"><text:s/>To authorise the University of Pisa with processing of personal data under art.13 of the assessment procedure notice.</text:span></text:p>
        </text:list-item>
      </text:list>
      <text:p text:style-name="P35"/>
      <text:p text:style-name="P14"><text:span text:style-name="T43">I, the undersigned attach the following to the application forms:</text:span></text:p>
      <text:p text:style-name="P29"/>
      <text:list xml:id="list1307602584431121687" text:style-name="WWNum6">
        <text:list-item>
          <text:p text:style-name="P86"><text:span text:style-name="T43">C.V. of scientific and teaching activity, dated and signed and duly translated in Italian </text:span></text:p>
        </text:list-item>
      </text:list>
      <text:p text:style-name="P14"><text:span text:style-name="T43">numbered list of dated and signed qualifications presented</text:span></text:p>
      <text:p text:style-name="P14"><text:span text:style-name="T43">numbered list of dated and signed publications presented</text:span></text:p>
      <text:p text:style-name="P14"><text:span text:style-name="T43">a photocopy of fiscal code and identity document</text:span></text:p>
      <text:p text:style-name="P14"><text:span text:style-name="T43">qualifications and publications</text:span></text:p>
      <text:p text:style-name="P35"/>
      <text:p text:style-name="P14"><text:span text:style-name="T43">The undersigned declares he/she understands that false declarations are punishable in accordance with the penal code and related laws.</text:span></text:p>
      <text:p text:style-name="P29"/>
      <text:p text:style-name="P14"><text:span text:style-name="T43">The undersigned agrees to inform the university administration of any subsequent variations and acknowledges that the administration is not liable for loss of any communications due to any incorrect addressing by candidates; <text:s/>or due to late changes of address <text:s/>from those indicated in the application. <text:s/>Nor is the administration liable for post office or telegraph problems, problems due to third parties or any unforeseeable circumstances. <text:s/></text:span></text:p>
      <text:p text:style-name="P29"/>
      <text:p text:style-name="P14"><text:span text:style-name="T43">Date</text:span><text:span text:style-name="T47">: 2</text:span><text:span text:style-name="T49">7</text:span><text:span text:style-name="T47"> July 2017</text:span></text:p>
      <text:p text:style-name="P29"/>
      <text:p text:style-name="P14"><text:span text:style-name="T43"><text:tab/><text:tab/><text:tab/><text:tab/><text:tab/><text:tab/><text:tab/>Signature_____________________</text:span></text:p>
      <text:p text:style-name="P14"><text:span text:style-name="T43"><text:tab/><text:tab/><text:tab/><text:tab/><text:tab/>(not to be authenticated ex art. D.P.R 445/2000)</text:span></text:p>
      <text:p text:style-name="P36"><text:bookmark-end text:name="__DdeLink__4216_1296931512"/></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9"/>
      <text:p text:style-name="P14"><text:soft-page-break/><text:span text:style-name="T43"><text:tab/><text:tab/><text:tab/><text:tab/><text:tab/><text:tab/><text:tab/><text:tab/><text:tab/><text:tab/></text:span><text:span text:style-name="T56">Annex C</text:span></text:p>
      <text:p text:style-name="P33"/>
      <text:p text:style-name="P87"><text:span text:style-name="T63">SUBSTITUTE DECLARATION OF CERTIFICATION</text:span></text:p>
      <text:p text:style-name="P89"><text:span text:style-name="T64">Art. 46 of DPR 445 of 28/12/2000</text:span></text:p>
      <text:p text:style-name="P33"/>
      <text:p text:style-name="P71"><text:span text:style-name="T43">I, the undersigned </text:span><text:span text:style-name="T53">Sasha Rubin</text:span><text:span text:style-name="T47">,</text:span><text:span text:style-name="T43"> born in </text:span><text:span text:style-name="T47">Johannesburg, South Africa </text:span><text:span text:style-name="T43">on the</text:span><text:span text:style-name="T47"> 16th of February 1976</text:span><text:span text:style-name="T43"> resident in </text:span><text:span text:style-name="T47">Naples </text:span><text:span text:style-name="T43">province of </text:span><text:span text:style-name="T47">NA </text:span><text:span text:style-name="T43">street/square </text:span><text:span text:style-name="T47">via Corigliano no. 8</text:span></text:p>
      <text:p text:style-name="P14"><text:span text:style-name="T43">Acknowledging the penal responsibility set out in Arts. 75 and 76 of the DPR 445/2000 regarding the hypothesis of falsehood in records and false declarations,</text:span></text:p>
      <text:p text:style-name="P29"/>
      <text:p text:style-name="P74"><text:span text:style-name="T51">DECLARE</text:span></text:p>
      <text:p text:style-name="P35"/>
      <text:p text:style-name="P73"><text:span text:style-name="T49">t</text:span><text:span text:style-name="T47">hat all the information contained in my presented CV is true and that the copies of the qualifications and publications presented conform to the originals.</text:span></text:p>
      <text:p text:style-name="P29"/>
      <text:p text:style-name="P29"/>
      <text:p text:style-name="P14"><text:span text:style-name="T43">Dat</text:span><text:span text:style-name="T48">e: 27 July 2017</text:span></text:p>
      <text:p text:style-name="P14"><text:span text:style-name="T43"><text:tab/><text:tab/><text:tab/><text:tab/><text:tab/><text:tab/>The Applicant________________________</text:span></text:p>
      <text:p text:style-name="P29"/>
      <text:p text:style-name="P37"/>
      <text:p text:style-name="P37"/>
      <text:p text:style-name="P14"><text:span text:style-name="T56">No validation of signature required. <text:s/>No stamp duty required.</text:span></text:p>
      <text:p text:style-name="P40"><text:span text:style-name="T43"><text:tab/><text:tab/><text:tab/><text:tab/><text:tab/><text:tab/><text:tab/><text:tab/><text:tab/><text:tab/></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4"><text:span text:style-name="T43"><text:tab/><text:tab/><text:tab/></text:span><text:span text:style-name="T51"><text:tab/><text:tab/><text:tab/><text:tab/><text:tab/><text:tab/><text:tab/><text:tab/></text:span><text:span text:style-name="T56">Annex D</text:span></text:p>
      <text:p text:style-name="P35"/>
      <text:p text:style-name="P33"/>
      <text:p text:style-name="P71"><text:soft-page-break/><text:span text:style-name="T51">SUBSTITUTE DECLARATION OF NOTARY ACT</text:span></text:p>
      <text:p text:style-name="P40"><text:span text:style-name="T45">Article 19 and 47 of the DPR dated 28/12/2000</text:span></text:p>
      <text:p text:style-name="P29"/>
      <text:p text:style-name="P72"><text:span text:style-name="T43">I, the undersigned </text:span><text:span text:style-name="T53">Sasha Rubin</text:span><text:span text:style-name="T47">,</text:span><text:span text:style-name="T43"> born in </text:span><text:span text:style-name="T47">Johannesburg, South Africa </text:span><text:span text:style-name="T43">on the</text:span><text:span text:style-name="T47"> 16th of February 1976</text:span><text:span text:style-name="T43"> resident in </text:span><text:span text:style-name="T47">Naples </text:span><text:span text:style-name="T43">province of </text:span><text:span text:style-name="T47">NA </text:span><text:span text:style-name="T43">street/square </text:span><text:span text:style-name="T47">via Corigliano no. 8</text:span></text:p>
      <text:p text:style-name="P35"/>
      <text:p text:style-name="P14"><text:span text:style-name="T43">Acknowledging the penal responsibility set out in Arts. 75 and 76 of the DPR 445/2000 regarding the hypothesis of falsehood in records and false declarations,</text:span></text:p>
      <text:p text:style-name="P29"/>
      <text:p text:style-name="P88"><text:span text:style-name="T64">DECLARE</text:span></text:p>
      <text:p text:style-name="P40"><text:span text:style-name="T43"><text:s/></text:span></text:p>
      <text:p text:style-name="P31"/>
      <text:p text:style-name="P72"><text:span text:style-name="T47">t</text:span></text:p>
      <text:p text:style-name="P29"><text:span text:style-name="T43"/></text:p>
      <text:p text:style-name="P29"/>
      <text:p text:style-name="P14"><text:span text:style-name="T43">Date____________________<text:tab/><text:tab/><text:tab/></text:span></text:p>
      <text:p text:style-name="P29"/>
      <text:p text:style-name="P14"><text:span text:style-name="T43"><text:tab/><text:tab/><text:tab/><text:tab/><text:tab/><text:tab/>The Applicant________________________</text:span></text:p>
      <text:p text:style-name="P29"/>
      <text:p text:style-name="P29"/>
      <text:p text:style-name="P40"><text:span text:style-name="T56">No validation of signature required. <text:s/>No stamp duty required.</text:span></text:p>
      <text:p text:style-name="P29"/>
      <text:p text:style-name="Body_20_Text_20_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rial" svg:font-family="Arial" style:font-family-generic="roman"/>
    <style:font-face style:name="Book Antiqua" svg:font-family="'Book Antiqua'"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Liberation Serif1" svg:font-family="'Liberation Serif'" style:font-family-generic="roman"/>
    <style:font-face style:name="Symbol" svg:font-family="Symbol" style:font-family-generic="roman"/>
    <style:font-face style:name="Tahoma" svg:font-family="Tahoma" style:font-family-generic="roman"/>
    <style:font-face style:name="Times New Roman" svg:font-family="'Times New Roman'" style:font-family-generic="roman"/>
    <style:font-face style:name="Trebuchet MS" svg:font-family="'Trebuchet MS'" style:font-family-generic="roman"/>
    <style:font-face style:name="FreeSans1" svg:font-family="FreeSans" style:font-family-generic="swiss"/>
    <style:font-face style:name="Times New Roman2" svg:font-family="'Times New Roman'" style:font-family-generic="swiss"/>
    <style:font-face style:name="Arial1" svg:font-family="Arial" style:font-family-generic="system"/>
    <style:font-face style:name="Calibri1" svg:font-family="Calibri" style:font-family-generic="system"/>
    <style:font-face style:name="Cambria1" svg:font-family="Cambria" style:font-family-generic="system"/>
    <style:font-face style:name="Courier New2" svg:font-family="'Courier New'" style:font-family-generic="system"/>
    <style:font-face style:name="MS Mincho" svg:font-family="'MS Mincho'" style:font-family-generic="system"/>
    <style:font-face style:name="Tahoma1" svg:font-family="Tahoma" style:font-family-generic="system"/>
    <style:font-face style:name="Times New Roman3" svg:font-family="'Times New Roman'" style:font-family-generic="system"/>
    <style:font-face style:name="Verdana" svg:font-family="Verdana" style:font-family-generic="system"/>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class="text">
      <style:paragraph-properties fo:margin-left="0in" fo:margin-right="0in" fo:margin-top="0.1665in" fo:margin-bottom="0.0835in" style:contextual-spacing="false" fo:text-align="start" style:justify-single-word="false" fo:orphans="0" fo:widows="0" fo:text-indent="0in" style:auto-text-indent="false" fo:keep-with-next="always" style:vertical-align="auto"/>
      <style:text-properties style:font-name="Liberation Sans" fo:font-family="'Liberation Sans'" style:font-family-generic="swiss" style:font-pitch="variable" fo:font-size="14pt" fo:language="en" fo:country="US" style:font-name-asian="Droid Sans Fallback" style:font-family-asian="'Droid Sans Fallback'" style:font-family-generic-asian="system" style:font-pitch-asian="variable" style:font-size-asian="14pt" style:language-asian="it" style:country-asian="IT" style:font-name-complex="Times New Roman3" style:font-family-complex="'Times New Roman'" style:font-family-generic-complex="system" style:font-size-complex="14pt" style:language-complex="ar" style:country-complex="SA"/>
    </style:style>
    <style:style style:name="Text_20_body" style:display-name="Text body" style:family="paragraph" style:parent-style-name="Standard" style:default-outline-level="" style:class="text">
      <style:paragraph-properties fo:margin-left="0in" fo:margin-right="0in" fo:margin-top="0in" fo:margin-bottom="0.0835in" style:contextual-spacing="false" fo:line-height="120%" fo:text-align="start" style:justify-single-word="false" fo:orphans="0" fo:widows="0" fo:text-indent="0in" style:auto-text-indent="false" style:vertical-align="auto"/>
      <style:text-properties fo:font-size="10pt" fo:language="en" fo:country="US" style:font-size-asian="10pt" style:language-asian="it" style:country-asian="IT" style:font-name-complex="Times New Roman3" style:font-family-complex="'Times New Roman'" style:font-family-generic-complex="system" style:font-size-complex="10pt" style:language-complex="ar" style:country-complex="SA"/>
    </style:style>
    <style:style style:name="List" style:family="paragraph" style:parent-style-name="Text_20_body" style:default-outline-level="" style:class="list">
      <style:paragraph-properties fo:margin-left="0in" fo:margin-right="0in" fo:margin-top="0in" fo:margin-bottom="0.0835in" style:contextual-spacing="false" fo:text-align="start" style:justify-single-word="false" fo:orphans="0" fo:widows="0" fo:text-indent="0in" style:auto-text-indent="false" style:vertical-align="auto"/>
      <style:text-properties fo:font-size="10pt" fo:language="en" fo:country="US" style:font-size-asian="10pt" style:language-asian="it" style:country-asian="IT" style:font-name-complex="Times New Roman2" style:font-family-complex="'Times New Roman'" style:font-family-generic-complex="swiss" style:font-size-complex="10pt" style:language-complex="ar" style:country-complex="S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fo:margin-left="0in" fo:margin-right="0in" fo:text-align="start" style:justify-single-word="false" fo:orphans="0" fo:widows="0" fo:text-indent="0in" style:auto-text-indent="false" text:number-lines="false" text:line-number="0" style:vertical-align="auto"/>
      <style:text-properties fo:font-size="10pt" fo:language="en" fo:country="US" style:font-size-asian="10pt" style:language-asian="it" style:country-asian="IT" style:font-name-complex="Times New Roman2" style:font-family-complex="'Times New Roman'" style:font-family-generic-complex="swiss" style:font-size-complex="10pt" style:language-complex="ar" style:country-complex="SA"/>
    </style:style>
    <style:style style:name="Heading_20_1" style:display-name="Heading 1" style:family="paragraph" style:parent-style-name="Heading" style:default-outline-level="" style:class="text">
      <style:paragraph-properties fo:margin-left="0in" fo:margin-right="0in" fo:text-align="center" style:justify-single-word="false" fo:orphans="0" fo:widows="0" fo:text-indent="0in" style:auto-text-indent="false" fo:keep-with-next="always" style:vertical-align="auto"/>
      <style:text-properties fo:font-size="12pt" fo:language="en" fo:country="GB" style:font-size-asian="12pt" style:language-asian="it" style:country-asian="IT" style:font-name-complex="Times New Roman3" style:font-family-complex="'Times New Roman'" style:font-family-generic-complex="system" style:font-size-complex="12pt" style:language-complex="ar" style:country-complex="SA"/>
    </style:style>
    <style:style style:name="Heading_20_2" style:display-name="Heading 2" style:family="paragraph" style:parent-style-name="Heading" style:default-outline-level="" style:class="text">
      <style:paragraph-properties fo:margin-left="0in" fo:margin-right="0in" fo:text-align="center" style:justify-single-word="false" fo:orphans="0" fo:widows="0" fo:text-indent="0in" style:auto-text-indent="false" fo:keep-with-next="always" style:vertical-align="auto"/>
      <style:text-properties fo:font-size="12pt" fo:language="en" fo:country="GB" fo:font-style="italic" style:font-size-asian="12pt" style:language-asian="it" style:country-asian="IT" style:font-style-asian="italic" style:font-name-complex="Times New Roman3" style:font-family-complex="'Times New Roman'" style:font-family-generic-complex="system" style:font-size-complex="12pt" style:language-complex="ar" style:country-complex="SA" style:font-style-complex="italic"/>
    </style:style>
    <style:style style:name="caption" style:family="paragraph" style:default-outline-level="">
      <style:paragraph-properties fo:margin-left="0in" fo:margin-right="0in" fo:margin-top="0.0835in" fo:margin-bottom="0.0835in" style:contextual-spacing="false" fo:text-align="start" style:justify-single-word="false" fo:orphans="0" fo:widows="0" fo:text-indent="0in" style:auto-text-indent="false" style:vertical-align="auto"/>
      <style:text-properties fo:font-size="12pt" fo:language="en" fo:country="US" fo:font-style="italic" style:font-size-asian="12pt" style:language-asian="it" style:country-asian="IT" style:font-style-asian="italic" style:font-name-complex="Times New Roman3" style:font-family-complex="'Times New Roman'" style:font-family-generic-complex="system" style:font-size-complex="12pt" style:language-complex="ar" style:country-complex="SA" style:font-style-complex="italic"/>
    </style:style>
    <style:style style:name="Header" style:family="paragraph" style:parent-style-name="Standard" style:default-outline-level="" style:class="extra">
      <style:paragraph-properties fo:margin-left="0in" fo:margin-right="0in" fo:text-align="start" style:justify-single-word="false" fo:orphans="0" fo:widows="0" fo:text-indent="0in" style:auto-text-indent="false" style:vertical-align="auto">
        <style:tab-stops>
          <style:tab-stop style:position="3in" style:type="center"/>
          <style:tab-stop style:position="6in" style:type="right"/>
        </style:tab-stops>
      </style:paragraph-properties>
      <style:text-properties fo:font-size="10pt" fo:language="en" fo:country="US" style:font-size-asian="10pt" style:language-asian="it" style:country-asian="IT" style:font-name-complex="Times New Roman3" style:font-family-complex="'Times New Roman'" style:font-family-generic-complex="system" style:font-size-complex="10pt" style:language-complex="ar" style:country-complex="SA"/>
    </style:style>
    <style:style style:name="Footer" style:family="paragraph" style:parent-style-name="Standard" style:default-outline-level="" style:class="extra">
      <style:paragraph-properties fo:margin-left="0in" fo:margin-right="0in" fo:text-align="start" style:justify-single-word="false" fo:orphans="0" fo:widows="0" fo:text-indent="0in" style:auto-text-indent="false" style:vertical-align="auto">
        <style:tab-stops>
          <style:tab-stop style:position="3in" style:type="center"/>
          <style:tab-stop style:position="6in" style:type="right"/>
        </style:tab-stops>
      </style:paragraph-properties>
      <style:text-properties fo:font-size="10pt" fo:language="en" fo:country="US" style:font-size-asian="10pt" style:language-asian="it" style:country-asian="IT" style:font-name-complex="Times New Roman3" style:font-family-complex="'Times New Roman'" style:font-family-generic-complex="system" style:font-size-complex="10pt" style:language-complex="ar" style:country-complex="SA"/>
    </style:style>
    <style:style style:name="Body_20_Text_20_2" style:display-name="Body Text 2" style:family="paragraph" style:default-outline-level="">
      <style:paragraph-properties fo:margin-left="0in" fo:margin-right="0in" fo:text-align="justify" style:justify-single-word="false" fo:orphans="0" fo:widows="0" fo:text-indent="0in" style:auto-text-indent="false" style:vertical-align="auto"/>
      <style:text-properties fo:font-size="12pt" fo:language="en" fo:country="US" style:font-size-asian="12pt" style:language-asian="it" style:country-asian="IT" style:font-name-complex="Times New Roman3" style:font-family-complex="'Times New Roman'" style:font-family-generic-complex="system" style:font-size-complex="12pt" style:language-complex="ar" style:country-complex="SA"/>
    </style:style>
    <style:style style:name="Rientro" style:family="paragraph" style:default-outline-level="">
      <style:paragraph-properties fo:margin-left="0in" fo:margin-right="0in" fo:text-align="justify" style:justify-single-word="false" fo:orphans="2" fo:widows="2" fo:text-indent="0.1972in" style:auto-text-indent="false" style:vertical-align="auto"/>
      <style:text-properties fo:font-size="12pt" fo:language="it" fo:country="IT" style:font-size-asian="12pt" style:language-asian="it" style:country-asian="IT" style:font-name-complex="Times New Roman3" style:font-family-complex="'Times New Roman'" style:font-family-generic-complex="system" style:font-size-complex="10pt" style:language-complex="ar" style:country-complex="SA"/>
    </style:style>
    <style:style style:name="Text_20_body_20_indent" style:display-name="Text body indent" style:family="paragraph" style:parent-style-name="Text_20_body" style:default-outline-level="" style:class="text">
      <style:paragraph-properties fo:margin-left="0.1965in" fo:margin-right="0in" fo:margin-top="0in" fo:margin-bottom="0.0835in" style:contextual-spacing="false" fo:text-align="start" style:justify-single-word="false" fo:orphans="0" fo:widows="0" fo:text-indent="0in" style:auto-text-indent="false" style:vertical-align="auto"/>
      <style:text-properties fo:font-size="10pt" fo:language="en" fo:country="US" style:font-size-asian="10pt" style:language-asian="it" style:country-asian="IT" style:font-name-complex="Times New Roman3" style:font-family-complex="'Times New Roman'" style:font-family-generic-complex="system" style:font-size-complex="10pt" style:language-complex="ar" style:country-complex="SA"/>
    </style:style>
    <style:style style:name="HTML_20_Preformatted" style:display-name="HTML Preformatted" style:family="paragraph" style:default-outline-level="">
      <style:paragraph-properties fo:margin-left="0in" fo:margin-right="0in" fo:text-align="start" style:justify-single-word="false" fo:orphans="2" fo:widows="2" fo:text-indent="0in" style:auto-text-indent="false"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fo:font-size="10pt" fo:language="it" fo:country="IT" style:font-size-asian="10pt" style:language-asian="it" style:country-asian="IT" style:font-name-complex="Courier New2" style:font-family-complex="'Courier New'" style:font-family-generic-complex="system" style:font-size-complex="10pt" style:language-complex="ar" style:country-complex="SA"/>
    </style:style>
    <style:style style:name="Balloon_20_Text" style:display-name="Balloon Text" style:family="paragraph" style:default-outline-level="">
      <style:paragraph-properties fo:margin-left="0in" fo:margin-right="0in" fo:text-align="start" style:justify-single-word="false" fo:orphans="0" fo:widows="0" fo:text-indent="0in" style:auto-text-indent="false" style:vertical-align="auto"/>
      <style:text-properties style:font-name="Tahoma" fo:font-family="Tahoma" style:font-family-generic="roman" fo:font-size="8pt" fo:language="en" fo:country="US" style:font-size-asian="8pt" style:language-asian="it" style:country-asian="IT" style:font-name-complex="Tahoma1" style:font-family-complex="Tahoma" style:font-family-generic-complex="system" style:font-size-complex="8pt" style:language-complex="ar" style:country-complex="SA"/>
    </style:style>
    <style:style style:name="Default" style:family="paragraph" style:default-outline-level="">
      <style:paragraph-properties fo:margin-left="0in" fo:margin-right="0in" fo:text-align="start" style:justify-single-word="false" fo:orphans="2" fo:widows="2" fo:text-indent="0in" style:auto-text-indent="false" style:vertical-align="auto" style:writing-mode="lr-tb"/>
      <style:text-properties fo:color="#000000" style:font-name="Calibri" fo:font-family="Calibri" style:font-family-generic="roman" fo:font-size="12pt" fo:language="it" fo:country="IT" style:font-name-asian="Courier New1" style:font-family-asian="'Courier New'" style:font-family-generic-asian="system" style:font-pitch-asian="variable" style:font-size-asian="12pt" style:language-asian="it" style:country-asian="IT" style:font-name-complex="Calibri1" style:font-family-complex="Calibri" style:font-family-generic-complex="system" style:font-size-complex="12pt" style:language-complex="ar" style:country-complex="SA"/>
    </style:style>
    <style:style style:name="annotation_20_text" style:display-name="annotation text" style:family="paragraph" style:default-outline-level="">
      <style:paragraph-properties fo:margin-left="0in" fo:margin-right="0in" fo:text-align="start" style:justify-single-word="false" fo:orphans="0" fo:widows="0" fo:text-indent="0in" style:auto-text-indent="false" style:vertical-align="auto"/>
      <style:text-properties fo:font-size="10pt" fo:language="en" fo:country="US" style:font-size-asian="10pt" style:language-asian="it" style:country-asian="IT" style:font-name-complex="Times New Roman3" style:font-family-complex="'Times New Roman'" style:font-family-generic-complex="system" style:font-size-complex="10pt" style:language-complex="ar" style:country-complex="SA"/>
    </style:style>
    <style:style style:name="annotation_20_subject" style:display-name="annotation subject" style:family="paragraph" style:parent-style-name="annotation_20_text" style:default-outline-level="">
      <style:paragraph-properties fo:margin-left="0in" fo:margin-right="0in" fo:text-align="start" style:justify-single-word="false" fo:orphans="0" fo:widows="0" fo:text-indent="0in" style:auto-text-indent="false" style:vertical-align="auto"/>
      <style:text-properties fo:font-size="10pt" fo:language="en" fo:country="US" fo:font-weight="bold" style:font-size-asian="10pt" style:language-asian="it" style:country-asian="IT" style:font-weight-asian="bold" style:font-name-complex="Times New Roman3" style:font-family-complex="'Times New Roman'" style:font-family-generic-complex="system" style:font-size-complex="10pt" style:language-complex="ar" style:country-complex="SA" style:font-weight-complex="bold"/>
    </style:style>
    <style:style style:name="Revision"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Times New Roman1" fo:font-family="'Times New Roman'" style:font-family-generic="roman" style:font-pitch="variable" fo:font-size="10pt" fo:language="en" fo:country="US" style:font-name-asian="Courier New1" style:font-family-asian="'Courier New'" style:font-family-generic-asian="system" style:font-pitch-asian="variable" style:font-size-asian="10pt" style:language-asian="it" style:country-asian="IT" style:font-name-complex="Times New Roman3" style:font-family-complex="'Times New Roman'" style:font-family-generic-complex="system" style:font-size-complex="10pt" style:language-complex="ar" style:country-complex="SA"/>
    </style:style>
    <style:style style:name="List_20_Paragraph" style:display-name="List Paragraph" style:family="paragraph">
      <style:text-properties style:font-name="Cambria" fo:font-family="Cambria" style:font-family-generic="roman" fo:font-size="11pt" fo:language="it" fo:country="IT" fo:background-color="#ffffff" style:font-name-asian="MS Mincho" style:font-family-asian="'MS Mincho'" style:font-family-generic-asian="system" style:font-size-asian="11pt" style:language-asian="en" style:country-asian="US" style:font-name-complex="Cambria1" style:font-family-complex="Cambria" style:font-family-generic-complex="system" style:font-size-complex="12pt" style:language-complex="ar" style:country-complex="SA"/>
    </style:style>
    <style:style style:name="Default_20_Paragraph_20_Font" style:display-name="Default Paragraph Font" style:family="text"/>
    <style:style style:name="Titolo_20_1_20_Carattere" style:display-name="Titolo 1 Carattere" style:family="text" style:parent-style-name="Default_20_Paragraph_20_Font">
      <style:text-properties style:font-name="Cambria" fo:font-family="Cambria" style:font-family-generic="roman" fo:font-size="16pt" fo:language="en" fo:country="US" fo:font-weight="bold" style:letter-kerning="true" style:font-size-asian="16pt" style:language-asian="en" style:country-asian="GB" style:font-weight-asian="bold" style:font-name-complex="Times New Roman3" style:font-family-complex="'Times New Roman'" style:font-family-generic-complex="system" style:font-size-complex="16pt" style:font-weight-complex="bold"/>
    </style:style>
    <style:style style:name="Titolo_20_2_20_Carattere" style:display-name="Titolo 2 Carattere" style:family="text" style:parent-style-name="Default_20_Paragraph_20_Font">
      <style:text-properties style:font-name="Cambria" fo:font-family="Cambria" style:font-family-generic="roman" fo:font-size="14pt" fo:language="en" fo:country="US" fo:font-style="italic" fo:font-weight="bold" style:font-size-asian="14pt" style:language-asian="en" style:country-asian="GB" style:font-style-asian="italic" style:font-weight-asian="bold" style:font-name-complex="Times New Roman3" style:font-family-complex="'Times New Roman'" style:font-family-generic-complex="system" style:font-size-complex="14pt" style:font-style-complex="italic" style:font-weight-complex="bold"/>
    </style:style>
    <style:style style:name="Corpo_20_testo_20_Carattere" style:display-name="Corpo testo Carattere" style:family="text" style:parent-style-name="Default_20_Paragraph_20_Font">
      <style:text-properties style:font-name="Times New Roman" fo:font-family="'Times New Roman'" style:font-family-generic="roman" fo:font-size="10pt" fo:language="en" fo:country="US" style:font-size-asian="10pt" style:language-asian="en" style:country-asian="GB" style:font-name-complex="Times New Roman3" style:font-family-complex="'Times New Roman'" style:font-family-generic-complex="system" style:font-size-complex="10pt"/>
    </style:style>
    <style:style style:name="Intestazione_20_Carattere" style:display-name="Intestazione Carattere" style:family="text" style:parent-style-name="Default_20_Paragraph_20_Font">
      <style:text-properties style:font-name="Times New Roman" fo:font-family="'Times New Roman'" style:font-family-generic="roman" fo:font-size="10pt" fo:language="en" fo:country="US" style:font-size-asian="10pt" style:language-asian="en" style:country-asian="GB" style:font-name-complex="Times New Roman3" style:font-family-complex="'Times New Roman'" style:font-family-generic-complex="system" style:font-size-complex="10pt"/>
    </style:style>
    <style:style style:name="Piè_20_di_20_pagina_20_Carattere" style:display-name="Piè di pagina Carattere" style:family="text" style:parent-style-name="Default_20_Paragraph_20_Font">
      <style:text-properties style:font-name="Times New Roman" fo:font-family="'Times New Roman'" style:font-family-generic="roman" fo:font-size="10pt" fo:language="en" fo:country="US" style:font-size-asian="10pt" style:language-asian="en" style:country-asian="GB" style:font-name-complex="Times New Roman3" style:font-family-complex="'Times New Roman'" style:font-family-generic-complex="system" style:font-size-complex="10pt"/>
    </style:style>
    <style:style style:name="RTF_5f_Num_20_6_20_1" style:display-name="RTF_Num 6 1" style:family="text"/>
    <style:style style:name="RTF_5f_Num_20_8_20_1" style:display-name="RTF_Num 8 1" style:family="text"/>
    <style:style style:name="RTF_5f_Num_20_9_20_1" style:display-name="RTF_Num 9 1" style:family="text">
      <style:text-properties style:font-name="Symbol" fo:font-family="Symbol" style:font-family-generic="roman"/>
    </style:style>
    <style:style style:name="Bullet_20_Symbols" style:display-name="Bullet Symbols" style:family="text">
      <style:text-properties style:font-name="OpenSymbol" fo:font-family="OpenSymbol" style:font-name-asian="OpenSymbol1" style:font-family-asian="OpenSymbol" style:font-charset-asian="x-symbol" style:font-name-complex="OpenSymbol1" style:font-family-complex="OpenSymbol" style:font-charset-complex="x-symbol"/>
    </style:style>
    <style:style style:name="Corpo_20_del_20_testo_20_2_20_Carattere" style:display-name="Corpo del testo 2 Carattere" style:family="text" style:parent-style-name="Default_20_Paragraph_20_Font">
      <style:text-properties style:font-name="Times New Roman" fo:font-family="'Times New Roman'" style:font-family-generic="roman" fo:font-size="10pt" fo:language="en" fo:country="US" style:font-size-asian="10pt" style:language-asian="en" style:country-asian="GB" style:font-name-complex="Times New Roman3" style:font-family-complex="'Times New Roman'" style:font-family-generic-complex="system" style:font-size-complex="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3" style:font-family-complex="'Times New Roman'" style:font-family-generic-complex="system" style:language-complex="zxx" style:country-complex="none"/>
    </style:style>
    <style:style style:name="hps" style:family="text" style:parent-style-name="Default_20_Paragraph_20_Font">
      <style:text-properties style:font-name-complex="Times New Roman3" style:font-family-complex="'Times New Roman'" style:font-family-generic-complex="system"/>
    </style:style>
    <style:style style:name="hps_20_alt-edited" style:display-name="hps alt-edited" style:family="text" style:parent-style-name="Default_20_Paragraph_20_Font">
      <style:text-properties style:font-name-complex="Times New Roman3" style:font-family-complex="'Times New Roman'" style:font-family-generic-complex="system"/>
    </style:style>
    <style:style style:name="hps_20_atn" style:display-name="hps atn" style:family="text" style:parent-style-name="Default_20_Paragraph_20_Font">
      <style:text-properties style:font-name-complex="Times New Roman3" style:font-family-complex="'Times New Roman'" style:font-family-generic-complex="system"/>
    </style:style>
    <style:style style:name="atn" style:family="text" style:parent-style-name="Default_20_Paragraph_20_Font">
      <style:text-properties style:font-name-complex="Times New Roman3" style:font-family-complex="'Times New Roman'" style:font-family-generic-complex="system"/>
    </style:style>
    <style:style style:name="Rientro_20_corpo_20_del_20_testo_20_Carattere" style:display-name="Rientro corpo del testo Carattere" style:family="text" style:parent-style-name="Default_20_Paragraph_20_Font">
      <style:text-properties style:font-name="Times New Roman" fo:font-family="'Times New Roman'" style:font-family-generic="roman" fo:language="en" fo:country="US" style:language-asian="en" style:country-asian="GB" style:font-name-complex="Times New Roman3" style:font-family-complex="'Times New Roman'" style:font-family-generic-complex="system"/>
    </style:style>
    <style:style style:name="short_5f_text" style:display-name="short_text" style:family="text" style:parent-style-name="Default_20_Paragraph_20_Font">
      <style:text-properties style:font-name-complex="Times New Roman3" style:font-family-complex="'Times New Roman'" style:font-family-generic-complex="system"/>
    </style:style>
    <style:style style:name="Preformattato_20_HTML_20_Carattere" style:display-name="Preformattato HTML Carattere" style:family="text" style:parent-style-name="Default_20_Paragraph_20_Font">
      <style:text-properties style:font-name="Courier New" fo:font-family="'Courier New'" style:font-family-generic="roman" fo:font-size="10pt" style:font-size-asian="10pt" style:font-name-complex="Courier New2" style:font-family-complex="'Courier New'" style:font-family-generic-complex="system" style:font-size-complex="10pt"/>
    </style:style>
    <style:style style:name="Testo_20_fumetto_20_Carattere" style:display-name="Testo fumetto Carattere" style:family="text" style:parent-style-name="Default_20_Paragraph_20_Font">
      <style:text-properties style:font-name="Tahoma" fo:font-family="Tahoma" style:font-family-generic="roman" fo:font-size="8pt" fo:language="en" fo:country="US" style:font-size-asian="8pt" style:language-asian="en" style:country-asian="GB" style:font-name-complex="Tahoma1" style:font-family-complex="Tahoma" style:font-family-generic-complex="system" style:font-size-complex="8pt"/>
    </style:style>
    <style:style style:name="Strong" style:family="text" style:parent-style-name="Default_20_Paragraph_20_Font">
      <style:text-properties fo:font-weight="bold" style:font-weight-asian="bold" style:font-name-complex="Times New Roman3" style:font-family-complex="'Times New Roman'" style:font-family-generic-complex="system"/>
    </style:style>
    <style:style style:name="Carattere_20_Carattere" style:display-name="Carattere Carattere" style:family="text" style:parent-style-name="Default_20_Paragraph_20_Font">
      <style:text-properties style:font-name="Courier New" fo:font-family="'Courier New'" style:font-family-generic="roman" style:font-name-complex="Courier New2" style:font-family-complex="'Courier New'" style:font-family-generic-complex="system"/>
    </style:style>
    <style:style style:name="annotation_20_reference" style:display-name="annotation reference" style:family="text" style:parent-style-name="Default_20_Paragraph_20_Font">
      <style:text-properties fo:font-size="8pt" style:font-size-asian="8pt" style:font-name-complex="Times New Roman3" style:font-family-complex="'Times New Roman'" style:font-family-generic-complex="system" style:font-size-complex="8pt"/>
    </style:style>
    <style:style style:name="Testo_20_commento_20_Carattere" style:display-name="Testo commento Carattere" style:family="text" style:parent-style-name="Default_20_Paragraph_20_Font">
      <style:text-properties style:font-name="Times New Roman" fo:font-family="'Times New Roman'" style:font-family-generic="roman" fo:font-size="10pt" fo:language="en" fo:country="US" style:font-size-asian="10pt" style:language-asian="en" style:country-asian="GB" style:font-name-complex="Times New Roman3" style:font-family-complex="'Times New Roman'" style:font-family-generic-complex="system" style:font-size-complex="10pt"/>
    </style:style>
    <style:style style:name="Soggetto_20_commento_20_Carattere" style:display-name="Soggetto commento Carattere" style:family="text" style:parent-style-name="Testo_20_commento_20_Carattere">
      <style:text-properties style:font-name="Times New Roman" fo:font-family="'Times New Roman'" style:font-family-generic="roman" fo:font-size="10pt" fo:language="en" fo:country="US" fo:font-weight="bold" style:font-size-asian="10pt" style:language-asian="en" style:country-asian="GB" style:font-weight-asian="bold" style:font-name-complex="Times New Roman3" style:font-family-complex="'Times New Roman'" style:font-family-generic-complex="system" style:font-size-complex="10pt" style:font-weight-complex="bold"/>
    </style:style>
    <style:style style:name="ListLabel_20_1" style:display-name="ListLabel 1" style:family="text">
      <style:text-properties style:font-name="Liberation Serif1" fo:font-family="'Liberation Serif'" style:font-family-generic="roman" style:font-name-complex="Times New Roman3" style:font-family-complex="'Times New Roman'" style:font-family-generic-complex="system"/>
    </style:style>
    <style:style style:name="ListLabel_20_2" style:display-name="ListLabel 2" style:family="text">
      <style:text-properties style:font-name="Liberation Serif1" fo:font-family="'Liberation Serif'" style:font-family-generic="roman"/>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text:start-value="0">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format="1" text:start-value="0">
        <style:list-level-properties text:list-level-position-and-space-mode="label-alignment">
          <style:list-level-label-alignment text:label-followed-by="listtab" fo:text-indent="-0.25in" fo:margin-left="1in"/>
        </style:list-level-properties>
      </text:list-level-style-number>
      <text:list-level-style-number text:level="4" text:style-name="ListLabel_20_1" style:num-format="1" text:start-value="0">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format="1" text:start-value="0">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format="1" text:start-value="0">
        <style:list-level-properties text:list-level-position-and-space-mode="label-alignment">
          <style:list-level-label-alignment text:label-followed-by="listtab" fo:text-indent="-0.25in" fo:margin-left="1.75in"/>
        </style:list-level-properties>
      </text:list-level-style-number>
      <text:list-level-style-number text:level="7" text:style-name="ListLabel_20_1" style:num-format="1" text:start-value="0">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format="1" text:start-value="0">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format="1" text:start-value="0">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6" text:style-name="ListLabel_20_2"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9" text:style-name="ListLabel_20_2"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family-generic="roman" style:font-pitch="variable"/>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family-generic="roman" style:font-pitch="variable"/>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6" text:style-name="ListLabel_20_2"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9" text:style-name="ListLabel_20_2"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Verdana"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6" text:style-name="ListLabel_20_2"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9" text:style-name="ListLabel_20_2"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Verdana"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6" text:style-name="ListLabel_20_2"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9" text:style-name="ListLabel_20_2"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6" text:style-name="ListLabel_20_2"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9" text:style-name="ListLabel_20_2"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text-align="start" style:justify-single-word="false" fo:orphans="0" fo:widows="0" fo:text-indent="0in" style:auto-text-indent="false" style:vertical-align="auto">
        <style:tab-stops>
          <style:tab-stop style:position="3in" style:type="center"/>
          <style:tab-stop style:position="6in" style:type="right"/>
        </style:tab-stops>
      </style:paragraph-properties>
      <style:text-properties style:font-name="Times New Roman" fo:font-size="10pt" fo:language="en" fo:country="US" style:font-size-asian="10pt" style:language-asian="it" style:country-asian="IT" style:font-name-complex="Times New Roman3" style:font-size-complex="10pt" style:language-complex="ar" style:country-complex="SA"/>
    </style:style>
    <style:page-layout style:name="Mpm1">
      <style:page-layout-properties fo:page-width="8.5in" fo:page-height="11in" style:num-format="1" style:print-orientation="portrait" fo:margin-top="0.4925in" fo:margin-bottom="0.492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984in" fo:margin-left="0in" fo:margin-right="0in" fo:margin-bottom="0.0591in" style:dynamic-spacing="true"/>
      </style:header-style>
      <style:footer-style>
        <style:header-footer-properties fo:min-height="0.2953in" fo:margin-left="0in" fo:margin-right="0in" fo:margin-top="0.2555in" style:dynamic-spacing="true"/>
      </style:footer-style>
    </style:page-layout>
    <style:page-layout style:name="Mpm2">
      <style:page-layout-properties fo:page-width="8.5in" fo:page-height="11in" style:num-format="1" style:print-orientation="portrait" fo:margin-top="0.4925in" fo:margin-bottom="0.4925in" fo:margin-left="0.7874in" fo:margin-right="0.7874in" style:writing-mode="lr-tb" style:layout-grid-color="#c0c0c0" style:layout-grid-lines="25188"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984in" fo:margin-left="0in" fo:margin-right="0in" fo:margin-bottom="0.0591in" style:dynamic-spacing="true"/>
      </style:header-style>
      <style:footer-style>
        <style:header-footer-properties fo:min-height="0.2953in" fo:margin-left="0in" fo:margin-right="0in" fo:margin-top="0.2555in" style:dynamic-spacing="true"/>
      </style:footer-style>
    </style:page-layout>
  </office:automatic-styles>
  <office:master-styles>
    <style:master-page style:name="Standard" style:page-layout-name="Mpm1">
      <style:header>
        <text:p text:style-name="MP1"/>
      </style:header>
      <style:footer>
        <text:p text:style-name="MP1"/>
      </style:footer>
    </style:master-page>
    <style:master-page style:name="Converted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lection procedure for the position of no</dc:title>
    <meta:initial-creator>geoff phillips</meta:initial-creator>
    <meta:creation-date>2015-05-26T10:10:00</meta:creation-date>
    <dc:date>2017-07-31T11:32:18.931378078</dc:date>
    <meta:print-date>2016-10-26T12:15:00</meta:print-date>
    <meta:editing-cycles>124</meta:editing-cycles>
    <meta:editing-duration>PT16H48M41S</meta:editing-duration>
    <meta:generator>LibreOffice/4.2.8.2$Linux_X86_64 LibreOffice_project/420m0$Build-2</meta:generator>
    <meta:document-statistic meta:table-count="0" meta:image-count="0" meta:object-count="0" meta:page-count="30" meta:paragraph-count="493" meta:word-count="6885" meta:character-count="46796" meta:non-whitespace-character-count="40156"/>
    <meta:user-defined meta:name="Operator">PallaL</meta:user-defined>
  </office:meta>
</office:document-meta>
</file>